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3H20M5.244S" table:style-name="ce2">
            <text:p>20:05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3H20M5.276S" table:style-name="ce2">
            <text:p>20:0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3H20M5.322S" table:style-name="ce2">
            <text:p>20:05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3H20M5.276S" table:style-name="ce2">
            <text:p>20:0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3H20M5.244S" table:style-name="ce2">
            <text:p>20:0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3H20M5.416S" table:style-name="ce2">
            <text:p>20:0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3H20M5.416S" table:style-name="ce2">
            <text:p>20:0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3H20M5.463S" table:style-name="ce2">
            <text:p>20:0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3H20M5.556S" table:style-name="ce2">
            <text:p>20:0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3H20M5.603S" table:style-name="ce2">
            <text:p>20:0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3H20M5.385S" table:style-name="ce2">
            <text:p>20:05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3H20M5.634S" table:style-name="ce2">
            <text:p>20:05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3H20M5.369S" table:style-name="ce2">
            <text:p>20:05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3H20M5.697S" table:style-name="ce2">
            <text:p>20:0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3H20M5.385S" table:style-name="ce2">
            <text:p>20:05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3H20M5.385S" table:style-name="ce2">
            <text:p>20:0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3H20M5.728S" table:style-name="ce2">
            <text:p>20:0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3H20M5.775S" table:style-name="ce2">
            <text:p>20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3H20M5.619S" table:style-name="ce2">
            <text:p>20:0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3H20M5.931S" table:style-name="ce2">
            <text:p>20:0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3H20M5.853S" table:style-name="ce2">
            <text:p>20:0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3H20M5.868S" table:style-name="ce2">
            <text:p>20:0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3H20M5.432S" table:style-name="ce2">
            <text:p>20:0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3H20M5.494S" table:style-name="ce2">
            <text:p>20:0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3H20M5.666S" table:style-name="ce2">
            <text:p>20:05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3H20M5.432S" table:style-name="ce2">
            <text:p>20:0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3H20M5.712S" table:style-name="ce2">
            <text:p>20:05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3H20M5.681S" table:style-name="ce2">
            <text:p>20:0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3H20M5.385S" table:style-name="ce2">
            <text:p>20:0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7368" table:style-name="ce1">
            <text:p>27368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3H20M6.009S" table:style-name="ce2">
            <text:p>20:0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3H20M6.087S" table:style-name="ce2">
            <text:p>20:0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3H20M6.056S" table:style-name="ce2">
            <text:p>20:0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3H20M5.978S" table:style-name="ce2">
            <text:p>20:0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3H20M5.978S" table:style-name="ce2">
            <text:p>20:06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3H20M5.822S" table:style-name="ce2">
            <text:p>20:0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3H20M5.790S" table:style-name="ce2">
            <text:p>20:0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3H20M5.634S" table:style-name="ce2">
            <text:p>20:0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3H20M5.978S" table:style-name="ce2">
            <text:p>20:0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3H20M5.978S" table:style-name="ce2">
            <text:p>20:0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3H20M6.024S" table:style-name="ce2">
            <text:p>20:0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3H20M6.118S" table:style-name="ce2">
            <text:p>20:06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3H20M5.946S" table:style-name="ce2">
            <text:p>20:0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3H20M6.196S" table:style-name="ce2">
            <text:p>20:0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3H20M6.196S" table:style-name="ce2">
            <text:p>20:0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3H20M6.243S" table:style-name="ce2">
            <text:p>20:0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3H20M6.149S" table:style-name="ce2">
            <text:p>20:06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3H20M5.712S" table:style-name="ce2">
            <text:p>20:0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3H20M5.978S" table:style-name="ce2">
            <text:p>20:0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3H20M6.321S" table:style-name="ce2">
            <text:p>20:0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3H20M6.149S" table:style-name="ce2">
            <text:p>20:06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3H20M6.134S" table:style-name="ce2">
            <text:p>20:06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3H20M6.118S" table:style-name="ce2">
            <text:p>20:0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3H20M6.196S" table:style-name="ce2">
            <text:p>20:06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3H20M5.946S" table:style-name="ce2">
            <text:p>20:0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3H20M6.305S" table:style-name="ce2">
            <text:p>20:0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3H20M6.102S" table:style-name="ce2">
            <text:p>20:0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3H20M5.837S" table:style-name="ce2">
            <text:p>20:0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3H20M5.822S" table:style-name="ce2">
            <text:p>20:0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3H20M5.962S" table:style-name="ce2">
            <text:p>20:06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3H20M6.383S" table:style-name="ce2">
            <text:p>20:06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3H20M6.149S" table:style-name="ce2">
            <text:p>20:06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3H20M6.399S" table:style-name="ce2">
            <text:p>20:0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3H20M5.962S" table:style-name="ce2">
            <text:p>20:0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3H20M6.243S" table:style-name="ce2">
            <text:p>20:0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3H20M6.477S" table:style-name="ce2">
            <text:p>20:0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3H20M6.024S" table:style-name="ce2">
            <text:p>20:0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3H20M6.336S" table:style-name="ce2">
            <text:p>20:06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3H20M6.009S" table:style-name="ce2">
            <text:p>20:06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3H20M6.383S" table:style-name="ce2">
            <text:p>20:0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3H20M6.321S" table:style-name="ce2">
            <text:p>20:0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3H20M6.134S" table:style-name="ce2">
            <text:p>20:0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3H20M6.461S" table:style-name="ce2">
            <text:p>20:0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3H20M6.430S" table:style-name="ce2">
            <text:p>20:06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3H20M6.461S" table:style-name="ce2">
            <text:p>20:06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3H20M6.150S" table:style-name="ce2">
            <text:p>20:06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3H20M6.477S" table:style-name="ce2">
            <text:p>20:06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3H20M6.539S" table:style-name="ce2">
            <text:p>20:0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3H20M6.461S" table:style-name="ce2">
            <text:p>20:06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3H20M6.633S" table:style-name="ce2">
            <text:p>20:0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7410" table:style-name="ce1">
            <text:p>27410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3H20M6.617S" table:style-name="ce2">
            <text:p>20:0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3H20M6.383S" table:style-name="ce2">
            <text:p>20:06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3H20M6.430S" table:style-name="ce2">
            <text:p>20:0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3H20M6.492S" table:style-name="ce2">
            <text:p>20:06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3H20M6.321S" table:style-name="ce2">
            <text:p>20:0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3H20M6.336S" table:style-name="ce2">
            <text:p>20:0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3H20M6.711S" table:style-name="ce2">
            <text:p>20:0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3H20M6.539S" table:style-name="ce2">
            <text:p>20:06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3H20M6.773S" table:style-name="ce2">
            <text:p>20:06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3H20M6.773S" table:style-name="ce2">
            <text:p>20:0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3H20M6.851S" table:style-name="ce2">
            <text:p>20:0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3H20M6.711S" table:style-name="ce2">
            <text:p>20:06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3H20M6.648S" table:style-name="ce2">
            <text:p>20:06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3H20M6.586S" table:style-name="ce2">
            <text:p>20:06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3H20M6.633S" table:style-name="ce2">
            <text:p>20:0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3H20M6.929S" table:style-name="ce2">
            <text:p>20:0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3H20M6.929S" table:style-name="ce2">
            <text:p>20:0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3H20M6.617S" table:style-name="ce2">
            <text:p>20:0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3H20M6.617S" table:style-name="ce2">
            <text:p>20:0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3H20M7.007S" table:style-name="ce2">
            <text:p>20:0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3H20M6.258S" table:style-name="ce2">
            <text:p>20:0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3H20M6.726S" table:style-name="ce2">
            <text:p>20:0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3H20M7.085S" table:style-name="ce2">
            <text:p>20:0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3H20M7.085S" table:style-name="ce2">
            <text:p>20:0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3H20M6.960S" table:style-name="ce2">
            <text:p>20:0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3H20M6.243S" table:style-name="ce2">
            <text:p>20:0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3H20M6.711S" table:style-name="ce2">
            <text:p>20:0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3H20M7.148S" table:style-name="ce2">
            <text:p>20:07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3H20M6.726S" table:style-name="ce2">
            <text:p>20:06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7635" table:style-name="ce1">
            <text:p>27635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3H20M6.695S" table:style-name="ce2">
            <text:p>20:06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3H20M6.664S" table:style-name="ce2">
            <text:p>20:0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3H20M6.243S" table:style-name="ce2">
            <text:p>20:0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3H20M6.633S" table:style-name="ce2">
            <text:p>20:0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3H20M6.695S" table:style-name="ce2">
            <text:p>20:06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3H20M6.461S" table:style-name="ce2">
            <text:p>20:06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3H20M6.430S" table:style-name="ce2">
            <text:p>20:0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3H20M6.976S" table:style-name="ce2">
            <text:p>20:07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3H20M6.726S" table:style-name="ce2">
            <text:p>20:0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3H20M6.804S" table:style-name="ce2">
            <text:p>20:06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3H20M7.226S" table:style-name="ce2">
            <text:p>20:0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3H20M6.789S" table:style-name="ce2">
            <text:p>20:0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3H20M6.726S" table:style-name="ce2">
            <text:p>20:0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3H20M6.742S" table:style-name="ce2">
            <text:p>20:0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3H20M7.054S" table:style-name="ce2">
            <text:p>20:0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3H20M7.241S" table:style-name="ce2">
            <text:p>20:0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3H20M6.789S" table:style-name="ce2">
            <text:p>20:0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3H20M7.101S" table:style-name="ce2">
            <text:p>20:0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3H20M7.085S" table:style-name="ce2">
            <text:p>20:0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3H20M7.428S" table:style-name="ce2">
            <text:p>20:0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3H20M6.960S" table:style-name="ce2">
            <text:p>20:0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3H20M7.475S" table:style-name="ce2">
            <text:p>20:07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3H20M7.304S" table:style-name="ce2">
            <text:p>20:0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3H20M7.553S" table:style-name="ce2">
            <text:p>20:0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3H20M7.319S" table:style-name="ce2">
            <text:p>20:0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3H20M7.163S" table:style-name="ce2">
            <text:p>20:0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3H20M7.553S" table:style-name="ce2">
            <text:p>20:0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3H20M7.397S" table:style-name="ce2">
            <text:p>20:0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3H20M7.210S" table:style-name="ce2">
            <text:p>20:0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3H20M7.631S" table:style-name="ce2">
            <text:p>20:0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3H20M7.210S" table:style-name="ce2">
            <text:p>20:07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3H20M7.194S" table:style-name="ce2">
            <text:p>20:07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3H20M6.851S" table:style-name="ce2">
            <text:p>20:0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3H20M7.194S" table:style-name="ce2">
            <text:p>20:07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3H20M7.210S" table:style-name="ce2">
            <text:p>20:0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3H20M7.694S" table:style-name="ce2">
            <text:p>20:0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3H20M7.397S" table:style-name="ce2">
            <text:p>20:0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3H20M7.163S" table:style-name="ce2">
            <text:p>20:0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3H20M7.740S" table:style-name="ce2">
            <text:p>20:0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3H20M7.397S" table:style-name="ce2">
            <text:p>20:07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3H20M7.772S" table:style-name="ce2">
            <text:p>20:0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3H20M7.397S" table:style-name="ce2">
            <text:p>20:0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3H20M6.804S" table:style-name="ce2">
            <text:p>20:0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3H20M7.038S" table:style-name="ce2">
            <text:p>20:0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3H20M7.865S" table:style-name="ce2">
            <text:p>20:0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3H20M7.865S" table:style-name="ce2">
            <text:p>20:0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3H20M6.960S" table:style-name="ce2">
            <text:p>20:0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3H20M7.444S" table:style-name="ce2">
            <text:p>20:0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3H20M7.101S" table:style-name="ce2">
            <text:p>20:0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3H20M7.210S" table:style-name="ce2">
            <text:p>20:0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3H20M7.928S" table:style-name="ce2">
            <text:p>20:0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3H20M7.179S" table:style-name="ce2">
            <text:p>20:0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3H20M7.397S" table:style-name="ce2">
            <text:p>20:0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3H20M7.756S" table:style-name="ce2">
            <text:p>20:0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3H20M7.210S" table:style-name="ce2">
            <text:p>20:0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3H20M7.304S" table:style-name="ce2">
            <text:p>20:0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3H20M7.600S" table:style-name="ce2">
            <text:p>20:07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3H20M8.021S" table:style-name="ce2">
            <text:p>20:0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3H20M8.021S" table:style-name="ce2">
            <text:p>20:0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3H20M7.194S" table:style-name="ce2">
            <text:p>20:0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3H20M7.116S" table:style-name="ce2">
            <text:p>20:0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3H20M7.226S" table:style-name="ce2">
            <text:p>20:0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3H20M7.647S" table:style-name="ce2">
            <text:p>20:07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3H20M7.600S" table:style-name="ce2">
            <text:p>20:0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3H20M8.115S" table:style-name="ce2">
            <text:p>20:08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3H20M8.162S" table:style-name="ce2">
            <text:p>20:0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3H20M7.662S" table:style-name="ce2">
            <text:p>20:0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3H20M7.319S" table:style-name="ce2">
            <text:p>20:07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3H20M7.600S" table:style-name="ce2">
            <text:p>20:0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3H20M7.881S" table:style-name="ce2">
            <text:p>20:0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3H20M7.959S" table:style-name="ce2">
            <text:p>20:08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3H20M7.647S" table:style-name="ce2">
            <text:p>20:0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3H20M7.444S" table:style-name="ce2">
            <text:p>20:0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3H20M7.428S" table:style-name="ce2">
            <text:p>20:0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3H20M8.224S" table:style-name="ce2">
            <text:p>20:0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3H20M8.177S" table:style-name="ce2">
            <text:p>20:0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3H20M8.240S" table:style-name="ce2">
            <text:p>20:08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3H20M7.943S" table:style-name="ce2">
            <text:p>20:0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3H20M8.084S" table:style-name="ce2">
            <text:p>20:08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3H20M8.068S" table:style-name="ce2">
            <text:p>20:0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3H20M8.068S" table:style-name="ce2">
            <text:p>20:0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3H20M7.943S" table:style-name="ce2">
            <text:p>20:0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3H20M8.006S" table:style-name="ce2">
            <text:p>20:08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3H20M8.411S" table:style-name="ce2">
            <text:p>20:08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3H20M7.881S" table:style-name="ce2">
            <text:p>20:0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3H20M7.943S" table:style-name="ce2">
            <text:p>20:0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3H20M7.974S" table:style-name="ce2">
            <text:p>20:08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3H20M7.974S" table:style-name="ce2">
            <text:p>20:08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3H20M8.489S" table:style-name="ce2">
            <text:p>20:08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3H20M8.458S" table:style-name="ce2">
            <text:p>20:0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3H20M7.803S" table:style-name="ce2">
            <text:p>20:0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3H20M7.865S" table:style-name="ce2">
            <text:p>20:0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3H20M8.630S" table:style-name="ce2">
            <text:p>20:0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3H20M7.756S" table:style-name="ce2">
            <text:p>20:0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3H20M7.943S" table:style-name="ce2">
            <text:p>20:0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3H20M7.709S" table:style-name="ce2">
            <text:p>20:0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3H20M7.881S" table:style-name="ce2">
            <text:p>20:07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3H20M7.865S" table:style-name="ce2">
            <text:p>20:0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3H20M8.645S" table:style-name="ce2">
            <text:p>20:0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3H20M7.647S" table:style-name="ce2">
            <text:p>20:0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3H20M7.616S" table:style-name="ce2">
            <text:p>20:0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3H20M7.444S" table:style-name="ce2">
            <text:p>20:0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3H20M7.818S" table:style-name="ce2">
            <text:p>20:0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3H20M7.756S" table:style-name="ce2">
            <text:p>20:0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3H20M7.491S" table:style-name="ce2">
            <text:p>20:07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3H20M7.413S" table:style-name="ce2">
            <text:p>20:0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3H20M8.770S" table:style-name="ce2">
            <text:p>20:0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3H20M8.786S" table:style-name="ce2">
            <text:p>20:0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3H20M7.584S" table:style-name="ce2">
            <text:p>20:0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3H20M8.942S" table:style-name="ce2">
            <text:p>20:08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3H20M8.770S" table:style-name="ce2">
            <text:p>20:08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3H20M8.786S" table:style-name="ce2">
            <text:p>20:0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3H20M8.973S" table:style-name="ce2">
            <text:p>20:0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3H20M8.676S" table:style-name="ce2">
            <text:p>20:0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3H20M8.676S" table:style-name="ce2">
            <text:p>20:08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3H20M8.583S" table:style-name="ce2">
            <text:p>20:0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3H20M8.536S" table:style-name="ce2">
            <text:p>20:08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3H20M8.520S" table:style-name="ce2">
            <text:p>20:0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3H20M9.066S" table:style-name="ce2">
            <text:p>20:09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3H20M8.552S" table:style-name="ce2">
            <text:p>20:0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3H20M8.411S" table:style-name="ce2">
            <text:p>20:0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3H20M9.129S" table:style-name="ce2">
            <text:p>20:09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3H20M8.193S" table:style-name="ce2">
            <text:p>20:0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3H20M9.222S" table:style-name="ce2">
            <text:p>20:0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3H20M8.333S" table:style-name="ce2">
            <text:p>20:08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3H20M8.255S" table:style-name="ce2">
            <text:p>20:0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3H20M8.224S" table:style-name="ce2">
            <text:p>20:0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3H20M8.162S" table:style-name="ce2">
            <text:p>20:0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3H20M8.130S" table:style-name="ce2">
            <text:p>20:08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1364" table:style-name="ce1">
            <text:p>1364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3H20M9.316S" table:style-name="ce2">
            <text:p>20:09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3H20M8.099S" table:style-name="ce2">
            <text:p>20:0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3H20M9.300S" table:style-name="ce2">
            <text:p>20:09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3H20M9.456S" table:style-name="ce2">
            <text:p>20:09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3H20M9.332S" table:style-name="ce2">
            <text:p>20:09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3H20M9.472S" table:style-name="ce2">
            <text:p>20:09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3H20M8.037S" table:style-name="ce2">
            <text:p>20:0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3H20M8.021S" table:style-name="ce2">
            <text:p>20:0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27367" table:style-name="ce1">
            <text:p>27367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3H20M9.176S" table:style-name="ce2">
            <text:p>20:09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3H20M9.347S" table:style-name="ce2">
            <text:p>20:0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3H20M9.347S" table:style-name="ce2">
            <text:p>20:0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3H20M8.068S" table:style-name="ce2">
            <text:p>20:0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3H20M9.113S" table:style-name="ce2">
            <text:p>20:0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3H20M9.690S" table:style-name="ce2">
            <text:p>20:09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3H20M9.706S" table:style-name="ce2">
            <text:p>20:09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3H20M9.706S" table:style-name="ce2">
            <text:p>20:0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3H20M8.895S" table:style-name="ce2">
            <text:p>20:0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3H20M9.020S" table:style-name="ce2">
            <text:p>20:0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3H20M8.926S" table:style-name="ce2">
            <text:p>20:0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3H20M9.066S" table:style-name="ce2">
            <text:p>20:0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3H20M6.227S" table:style-name="ce2">
            <text:p>20:06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698" table:style-name="ce1">
            <text:p>3698</text:p>
          </table:table-cell>
          <table:table-cell office:value-type="string" table:style-name="ce1">
            <text:p>Success</text:p>
          </table:table-cell>
          <table:table-cell office:value-type="float" office:value="92923" table:style-name="ce1">
            <text:p>92923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3H20M9.020S" table:style-name="ce2">
            <text:p>20:0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3H20M8.770S" table:style-name="ce2">
            <text:p>20:0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3H20M9.800S" table:style-name="ce2">
            <text:p>20:0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3H20M8.926S" table:style-name="ce2">
            <text:p>20:0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3H20M9.488S" table:style-name="ce2">
            <text:p>20:0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3H20M9.956S" table:style-name="ce2">
            <text:p>20:10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7743" table:style-name="ce1">
            <text:p>27743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3H20M9.488S" table:style-name="ce2">
            <text:p>20:09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3H20M9.410S" table:style-name="ce2">
            <text:p>20:09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3H20M9.971S" table:style-name="ce2">
            <text:p>20:10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3H20M9.768S" table:style-name="ce2">
            <text:p>20:09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3H20M9.924S" table:style-name="ce2">
            <text:p>20:0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3H20M9.909S" table:style-name="ce2">
            <text:p>20:09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3H20M9.940S" table:style-name="ce2">
            <text:p>20:0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3H20M9.909S" table:style-name="ce2">
            <text:p>20:0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3H20M9.488S" table:style-name="ce2">
            <text:p>20:0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3H20M9.581S" table:style-name="ce2">
            <text:p>20:0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3H20M9.690S" table:style-name="ce2">
            <text:p>20:09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3H20M10.049S" table:style-name="ce2">
            <text:p>20:1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3H20M9.987S" table:style-name="ce2">
            <text:p>20:1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3H20M9.659S" table:style-name="ce2">
            <text:p>20:09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3H20M10.112S" table:style-name="ce2">
            <text:p>20:10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3H20M10.424S" table:style-name="ce2">
            <text:p>20:1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3H20M10.565S" table:style-name="ce2">
            <text:p>20:1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3H20M10.533S" table:style-name="ce2">
            <text:p>20:1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3H20M10.470S" table:style-name="ce2">
            <text:p>20:10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3H20M10.439S" table:style-name="ce2">
            <text:p>20:10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3H20M10.486S" table:style-name="ce2">
            <text:p>20:1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3H20M10.205S" table:style-name="ce2">
            <text:p>20:10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3H20M10.517S" table:style-name="ce2">
            <text:p>20:1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3H20M10.470S" table:style-name="ce2">
            <text:p>20:1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3H20M10.455S" table:style-name="ce2">
            <text:p>20:10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3H20M10.470S" table:style-name="ce2">
            <text:p>20:1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3H20M10.424S" table:style-name="ce2">
            <text:p>20:10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3H20M10.470S" table:style-name="ce2">
            <text:p>20:1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3H20M10.502S" table:style-name="ce2">
            <text:p>20:10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3H20M10.564S" table:style-name="ce2">
            <text:p>20:1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7409" table:style-name="ce1">
            <text:p>27409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3H20M11.016S" table:style-name="ce2">
            <text:p>20:1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3H20M11.032S" table:style-name="ce2">
            <text:p>20:1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3H20M11.001S" table:style-name="ce2">
            <text:p>20:11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7634" table:style-name="ce1">
            <text:p>27634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3H20M6.789S" table:style-name="ce2">
            <text:p>20:0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872" table:style-name="ce1">
            <text:p>6872</text:p>
          </table:table-cell>
          <table:table-cell office:value-type="string" table:style-name="ce1">
            <text:p>Success</text:p>
          </table:table-cell>
          <table:table-cell office:value-type="float" office:value="115370" table:style-name="ce1">
            <text:p>115370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3H20M6.492S" table:style-name="ce2">
            <text:p>20:0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178" table:style-name="ce1">
            <text:p>7178</text:p>
          </table:table-cell>
          <table:table-cell office:value-type="string" table:style-name="ce1">
            <text:p>Success</text:p>
          </table:table-cell>
          <table:table-cell office:value-type="float" office:value="115369" table:style-name="ce1">
            <text:p>115369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3H20M6.274S" table:style-name="ce2">
            <text:p>20:0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408" table:style-name="ce1">
            <text:p>7408</text:p>
          </table:table-cell>
          <table:table-cell office:value-type="string" table:style-name="ce1">
            <text:p>Success</text:p>
          </table:table-cell>
          <table:table-cell office:value-type="float" office:value="115371" table:style-name="ce1">
            <text:p>115371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3H20M6.508S" table:style-name="ce2">
            <text:p>20:06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201" table:style-name="ce1">
            <text:p>7201</text:p>
          </table:table-cell>
          <table:table-cell office:value-type="string" table:style-name="ce1">
            <text:p>Success</text:p>
          </table:table-cell>
          <table:table-cell office:value-type="float" office:value="115374" table:style-name="ce1">
            <text:p>115374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3H20M6.867S" table:style-name="ce2">
            <text:p>20:0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923" table:style-name="ce1">
            <text:p>6923</text:p>
          </table:table-cell>
          <table:table-cell office:value-type="string" table:style-name="ce1">
            <text:p>Success</text:p>
          </table:table-cell>
          <table:table-cell office:value-type="float" office:value="117522" table:style-name="ce1">
            <text:p>117522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3H20M6.524S" table:style-name="ce2">
            <text:p>20:0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262" table:style-name="ce1">
            <text:p>7262</text:p>
          </table:table-cell>
          <table:table-cell office:value-type="string" table:style-name="ce1">
            <text:p>Success</text:p>
          </table:table-cell>
          <table:table-cell office:value-type="float" office:value="115372" table:style-name="ce1">
            <text:p>115372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3H20M6.882S" table:style-name="ce2">
            <text:p>20:0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062" table:style-name="ce1">
            <text:p>7062</text:p>
          </table:table-cell>
          <table:table-cell office:value-type="string" table:style-name="ce1">
            <text:p>Success</text:p>
          </table:table-cell>
          <table:table-cell office:value-type="float" office:value="115367" table:style-name="ce1">
            <text:p>115367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3H20M13.668S" table:style-name="ce2">
            <text:p>20:1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3H20M13.715S" table:style-name="ce2">
            <text:p>20:1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3H20M6.882S" table:style-name="ce2">
            <text:p>20:06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117" table:style-name="ce1">
            <text:p>7117</text:p>
          </table:table-cell>
          <table:table-cell office:value-type="string" table:style-name="ce1">
            <text:p>Success</text:p>
          </table:table-cell>
          <table:table-cell office:value-type="float" office:value="115373" table:style-name="ce1">
            <text:p>115373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3H20M13.684S" table:style-name="ce2">
            <text:p>20:1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3H20M13.793S" table:style-name="ce2">
            <text:p>20:1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3H20M13.684S" table:style-name="ce2">
            <text:p>20:13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3H20M13.793S" table:style-name="ce2">
            <text:p>20:13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3H20M13.949S" table:style-name="ce2">
            <text:p>20:13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7756" table:style-name="ce1">
            <text:p>27756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3H20M14.012S" table:style-name="ce2">
            <text:p>20:14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7757" table:style-name="ce1">
            <text:p>27757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3H20M6.960S" table:style-name="ce2">
            <text:p>20:0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469" table:style-name="ce1">
            <text:p>7469</text:p>
          </table:table-cell>
          <table:table-cell office:value-type="string" table:style-name="ce1">
            <text:p>Success</text:p>
          </table:table-cell>
          <table:table-cell office:value-type="float" office:value="119647" table:style-name="ce1">
            <text:p>11964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3H20M7.163S" table:style-name="ce2">
            <text:p>20:07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428" table:style-name="ce1">
            <text:p>7428</text:p>
          </table:table-cell>
          <table:table-cell office:value-type="string" table:style-name="ce1">
            <text:p>Success</text:p>
          </table:table-cell>
          <table:table-cell office:value-type="float" office:value="121762" table:style-name="ce1">
            <text:p>121762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3H20M14.433S" table:style-name="ce2">
            <text:p>20:1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7771" table:style-name="ce1">
            <text:p>27771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3H20M14.604S" table:style-name="ce2">
            <text:p>20:1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3H20M7.195S" table:style-name="ce2">
            <text:p>20:0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356" table:style-name="ce1">
            <text:p>9356</text:p>
          </table:table-cell>
          <table:table-cell office:value-type="string" table:style-name="ce1">
            <text:p>Success</text:p>
          </table:table-cell>
          <table:table-cell office:value-type="float" office:value="136624" table:style-name="ce1">
            <text:p>136624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3H20M16.555S" table:style-name="ce2">
            <text:p>20:1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7771" table:style-name="ce1">
            <text:p>27771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3H20M7.226S" table:style-name="ce2">
            <text:p>20:07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638" table:style-name="ce1">
            <text:p>17638</text:p>
          </table:table-cell>
          <table:table-cell office:value-type="string" table:style-name="ce1">
            <text:p>Success</text:p>
          </table:table-cell>
          <table:table-cell office:value-type="float" office:value="175111" table:style-name="ce1">
            <text:p>175111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3H20M24.869S" table:style-name="ce2">
            <text:p>20:2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3H20M9.628S" table:style-name="ce2">
            <text:p>20:09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833" table:style-name="ce1">
            <text:p>15833</text:p>
          </table:table-cell>
          <table:table-cell office:value-type="string" table:style-name="ce1">
            <text:p>Success</text:p>
          </table:table-cell>
          <table:table-cell office:value-type="float" office:value="175110" table:style-name="ce1">
            <text:p>175110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3H20M8.380S" table:style-name="ce2">
            <text:p>20:08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108" table:style-name="ce1">
            <text:p>17108</text:p>
          </table:table-cell>
          <table:table-cell office:value-type="string" table:style-name="ce1">
            <text:p>Success</text:p>
          </table:table-cell>
          <table:table-cell office:value-type="float" office:value="175111" table:style-name="ce1">
            <text:p>17511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3H20M7.959S" table:style-name="ce2">
            <text:p>20:0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784" table:style-name="ce1">
            <text:p>17784</text:p>
          </table:table-cell>
          <table:table-cell office:value-type="string" table:style-name="ce1">
            <text:p>Success</text:p>
          </table:table-cell>
          <table:table-cell office:value-type="float" office:value="175114" table:style-name="ce1">
            <text:p>175114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3H20M8.817S" table:style-name="ce2">
            <text:p>20:08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936" table:style-name="ce1">
            <text:p>16936</text:p>
          </table:table-cell>
          <table:table-cell office:value-type="string" table:style-name="ce1">
            <text:p>Success</text:p>
          </table:table-cell>
          <table:table-cell office:value-type="float" office:value="175112" table:style-name="ce1">
            <text:p>175112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3H20M8.364S" table:style-name="ce2">
            <text:p>20:0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371" table:style-name="ce1">
            <text:p>17371</text:p>
          </table:table-cell>
          <table:table-cell office:value-type="string" table:style-name="ce1">
            <text:p>Success</text:p>
          </table:table-cell>
          <table:table-cell office:value-type="float" office:value="175115" table:style-name="ce1">
            <text:p>175115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3H20M9.659S" table:style-name="ce2">
            <text:p>20:0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127" table:style-name="ce1">
            <text:p>16127</text:p>
          </table:table-cell>
          <table:table-cell office:value-type="string" table:style-name="ce1">
            <text:p>Success</text:p>
          </table:table-cell>
          <table:table-cell office:value-type="float" office:value="175110" table:style-name="ce1">
            <text:p>175110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3H20M8.552S" table:style-name="ce2">
            <text:p>20:08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7262" table:style-name="ce1">
            <text:p>17262</text:p>
          </table:table-cell>
          <table:table-cell office:value-type="string" table:style-name="ce1">
            <text:p>Success</text:p>
          </table:table-cell>
          <table:table-cell office:value-type="float" office:value="175108" table:style-name="ce1">
            <text:p>175108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3H20M9.831S" table:style-name="ce2">
            <text:p>20:09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979" table:style-name="ce1">
            <text:p>15979</text:p>
          </table:table-cell>
          <table:table-cell office:value-type="string" table:style-name="ce1">
            <text:p>Success</text:p>
          </table:table-cell>
          <table:table-cell office:value-type="float" office:value="175099" table:style-name="ce1">
            <text:p>175099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3H20M9.363S" table:style-name="ce2">
            <text:p>20:0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485" table:style-name="ce1">
            <text:p>16485</text:p>
          </table:table-cell>
          <table:table-cell office:value-type="string" table:style-name="ce1">
            <text:p>Success</text:p>
          </table:table-cell>
          <table:table-cell office:value-type="float" office:value="175107" table:style-name="ce1">
            <text:p>175107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3H20M9.581S" table:style-name="ce2">
            <text:p>20:09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276" table:style-name="ce1">
            <text:p>16276</text:p>
          </table:table-cell>
          <table:table-cell office:value-type="string" table:style-name="ce1">
            <text:p>Success</text:p>
          </table:table-cell>
          <table:table-cell office:value-type="float" office:value="175108" table:style-name="ce1">
            <text:p>175108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3H20M25.478S" table:style-name="ce2">
            <text:p>20:25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3H20M9.846S" table:style-name="ce2">
            <text:p>20:0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042" table:style-name="ce1">
            <text:p>16042</text:p>
          </table:table-cell>
          <table:table-cell office:value-type="string" table:style-name="ce1">
            <text:p>Success</text:p>
          </table:table-cell>
          <table:table-cell office:value-type="float" office:value="175101" table:style-name="ce1">
            <text:p>17510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3H20M9.332S" table:style-name="ce2">
            <text:p>20:0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556" table:style-name="ce1">
            <text:p>16556</text:p>
          </table:table-cell>
          <table:table-cell office:value-type="string" table:style-name="ce1">
            <text:p>Success</text:p>
          </table:table-cell>
          <table:table-cell office:value-type="float" office:value="175106" table:style-name="ce1">
            <text:p>175106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3H20M25.478S" table:style-name="ce2">
            <text:p>20:25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3H20M9.519S" table:style-name="ce2">
            <text:p>20:0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377" table:style-name="ce1">
            <text:p>16377</text:p>
          </table:table-cell>
          <table:table-cell office:value-type="string" table:style-name="ce1">
            <text:p>Success</text:p>
          </table:table-cell>
          <table:table-cell office:value-type="float" office:value="175105" table:style-name="ce1">
            <text:p>175105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3H20M7.647S" table:style-name="ce2">
            <text:p>20:07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8245" table:style-name="ce1">
            <text:p>18245</text:p>
          </table:table-cell>
          <table:table-cell office:value-type="string" table:style-name="ce1">
            <text:p>Success</text:p>
          </table:table-cell>
          <table:table-cell office:value-type="float" office:value="175116" table:style-name="ce1">
            <text:p>175116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3H20M9.659S" table:style-name="ce2">
            <text:p>20:09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254" table:style-name="ce1">
            <text:p>16254</text:p>
          </table:table-cell>
          <table:table-cell office:value-type="string" table:style-name="ce1">
            <text:p>Success</text:p>
          </table:table-cell>
          <table:table-cell office:value-type="float" office:value="175107" table:style-name="ce1">
            <text:p>17510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3H20M8.396S" table:style-name="ce2">
            <text:p>20:08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526" table:style-name="ce1">
            <text:p>17526</text:p>
          </table:table-cell>
          <table:table-cell office:value-type="string" table:style-name="ce1">
            <text:p>Success</text:p>
          </table:table-cell>
          <table:table-cell office:value-type="float" office:value="175113" table:style-name="ce1">
            <text:p>175113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3H20M9.051S" table:style-name="ce2">
            <text:p>20:09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904" table:style-name="ce1">
            <text:p>16904</text:p>
          </table:table-cell>
          <table:table-cell office:value-type="string" table:style-name="ce1">
            <text:p>Success</text:p>
          </table:table-cell>
          <table:table-cell office:value-type="float" office:value="175112" table:style-name="ce1">
            <text:p>175112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3H20M9.082S" table:style-name="ce2">
            <text:p>20:09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867" table:style-name="ce1">
            <text:p>16867</text:p>
          </table:table-cell>
          <table:table-cell office:value-type="string" table:style-name="ce1">
            <text:p>Success</text:p>
          </table:table-cell>
          <table:table-cell office:value-type="float" office:value="175111" table:style-name="ce1">
            <text:p>175111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3H20M8.661S" table:style-name="ce2">
            <text:p>20:0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282" table:style-name="ce1">
            <text:p>17282</text:p>
          </table:table-cell>
          <table:table-cell office:value-type="string" table:style-name="ce1">
            <text:p>Success</text:p>
          </table:table-cell>
          <table:table-cell office:value-type="float" office:value="175115" table:style-name="ce1">
            <text:p>175115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3H20M9.176S" table:style-name="ce2">
            <text:p>20:0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815" table:style-name="ce1">
            <text:p>16815</text:p>
          </table:table-cell>
          <table:table-cell office:value-type="string" table:style-name="ce1">
            <text:p>Success</text:p>
          </table:table-cell>
          <table:table-cell office:value-type="float" office:value="175113" table:style-name="ce1">
            <text:p>175113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3H20M7.647S" table:style-name="ce2">
            <text:p>20:0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347" table:style-name="ce1">
            <text:p>18347</text:p>
          </table:table-cell>
          <table:table-cell office:value-type="string" table:style-name="ce1">
            <text:p>Success</text:p>
          </table:table-cell>
          <table:table-cell office:value-type="float" office:value="175118" table:style-name="ce1">
            <text:p>175118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3H20M7.506S" table:style-name="ce2">
            <text:p>20:0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481" table:style-name="ce1">
            <text:p>18481</text:p>
          </table:table-cell>
          <table:table-cell office:value-type="string" table:style-name="ce1">
            <text:p>Success</text:p>
          </table:table-cell>
          <table:table-cell office:value-type="float" office:value="175117" table:style-name="ce1">
            <text:p>175117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3H20M9.441S" table:style-name="ce2">
            <text:p>20:09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554" table:style-name="ce1">
            <text:p>16554</text:p>
          </table:table-cell>
          <table:table-cell office:value-type="string" table:style-name="ce1">
            <text:p>Success</text:p>
          </table:table-cell>
          <table:table-cell office:value-type="float" office:value="175107" table:style-name="ce1">
            <text:p>175107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3H20M7.709S" table:style-name="ce2">
            <text:p>20:0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286" table:style-name="ce1">
            <text:p>18286</text:p>
          </table:table-cell>
          <table:table-cell office:value-type="string" table:style-name="ce1">
            <text:p>Success</text:p>
          </table:table-cell>
          <table:table-cell office:value-type="float" office:value="175118" table:style-name="ce1">
            <text:p>175118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3H20M7.896S" table:style-name="ce2">
            <text:p>20:0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111" table:style-name="ce1">
            <text:p>18111</text:p>
          </table:table-cell>
          <table:table-cell office:value-type="string" table:style-name="ce1">
            <text:p>Success</text:p>
          </table:table-cell>
          <table:table-cell office:value-type="float" office:value="175119" table:style-name="ce1">
            <text:p>175119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3H20M25.759S" table:style-name="ce2">
            <text:p>20:2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3H20M25.883S" table:style-name="ce2">
            <text:p>20:25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3H20M25.759S" table:style-name="ce2">
            <text:p>20:2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3H20M25.883S" table:style-name="ce2">
            <text:p>20:2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3H20M25.883S" table:style-name="ce2">
            <text:p>20:2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3H20M25.790S" table:style-name="ce2">
            <text:p>20:25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3H20M25.883S" table:style-name="ce2">
            <text:p>20:25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3H20M10.018S" table:style-name="ce2">
            <text:p>20:1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221" table:style-name="ce1">
            <text:p>16221</text:p>
          </table:table-cell>
          <table:table-cell office:value-type="string" table:style-name="ce1">
            <text:p>Success</text:p>
          </table:table-cell>
          <table:table-cell office:value-type="float" office:value="175099" table:style-name="ce1">
            <text:p>175099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3H20M7.428S" table:style-name="ce2">
            <text:p>20:0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8817" table:style-name="ce1">
            <text:p>18817</text:p>
          </table:table-cell>
          <table:table-cell office:value-type="string" table:style-name="ce1">
            <text:p>Success</text:p>
          </table:table-cell>
          <table:table-cell office:value-type="float" office:value="175119" table:style-name="ce1">
            <text:p>17511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3H20M25.946S" table:style-name="ce2">
            <text:p>20:2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3H20M25.759S" table:style-name="ce2">
            <text:p>20:25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3H20M25.899S" table:style-name="ce2">
            <text:p>20:25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3H20M25.930S" table:style-name="ce2">
            <text:p>20:25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3H20M25.915S" table:style-name="ce2">
            <text:p>20:25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3H20M8.240S" table:style-name="ce2">
            <text:p>20:08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032" table:style-name="ce1">
            <text:p>18032</text:p>
          </table:table-cell>
          <table:table-cell office:value-type="string" table:style-name="ce1">
            <text:p>Success</text:p>
          </table:table-cell>
          <table:table-cell office:value-type="float" office:value="175117" table:style-name="ce1">
            <text:p>17511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3H20M25.805S" table:style-name="ce2">
            <text:p>20:25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3H20M8.739S" table:style-name="ce2">
            <text:p>20:08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565" table:style-name="ce1">
            <text:p>17565</text:p>
          </table:table-cell>
          <table:table-cell office:value-type="string" table:style-name="ce1">
            <text:p>Success</text:p>
          </table:table-cell>
          <table:table-cell office:value-type="float" office:value="175113" table:style-name="ce1">
            <text:p>175113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3H20M8.676S" table:style-name="ce2">
            <text:p>20:08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654" table:style-name="ce1">
            <text:p>17654</text:p>
          </table:table-cell>
          <table:table-cell office:value-type="string" table:style-name="ce1">
            <text:p>Success</text:p>
          </table:table-cell>
          <table:table-cell office:value-type="float" office:value="175116" table:style-name="ce1">
            <text:p>17511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3H20M7.662S" table:style-name="ce2">
            <text:p>20:0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8680" table:style-name="ce1">
            <text:p>18680</text:p>
          </table:table-cell>
          <table:table-cell office:value-type="string" table:style-name="ce1">
            <text:p>Success</text:p>
          </table:table-cell>
          <table:table-cell office:value-type="float" office:value="175121" table:style-name="ce1">
            <text:p>17512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3H20M25.821S" table:style-name="ce2">
            <text:p>20:25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3H20M25.946S" table:style-name="ce2">
            <text:p>20:25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3H20M25.993S" table:style-name="ce2">
            <text:p>20:2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3H20M25.993S" table:style-name="ce2">
            <text:p>20:2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3H20M25.961S" table:style-name="ce2">
            <text:p>20:26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3H20M26.008S" table:style-name="ce2">
            <text:p>20:2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3H20M26.008S" table:style-name="ce2">
            <text:p>20:2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3H20M25.993S" table:style-name="ce2">
            <text:p>20:26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3H20M25.899S" table:style-name="ce2">
            <text:p>20:2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3H20M26.289S" table:style-name="ce2">
            <text:p>20:2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3H20M26.008S" table:style-name="ce2">
            <text:p>20:26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3H20M26.351S" table:style-name="ce2">
            <text:p>20:26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3H20M26.242S" table:style-name="ce2">
            <text:p>20:26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3H20M26.336S" table:style-name="ce2">
            <text:p>20:2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3H20M26.320S" table:style-name="ce2">
            <text:p>20:26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3H20M9.878S" table:style-name="ce2">
            <text:p>20:0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864" table:style-name="ce1">
            <text:p>16864</text:p>
          </table:table-cell>
          <table:table-cell office:value-type="string" table:style-name="ce1">
            <text:p>Success</text:p>
          </table:table-cell>
          <table:table-cell office:value-type="float" office:value="175103" table:style-name="ce1">
            <text:p>175103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3H20M26.242S" table:style-name="ce2">
            <text:p>20:26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3H20M26.757S" table:style-name="ce2">
            <text:p>20:2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3H20M11.204S" table:style-name="ce2">
            <text:p>20:1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936" table:style-name="ce1">
            <text:p>15936</text:p>
          </table:table-cell>
          <table:table-cell office:value-type="string" table:style-name="ce1">
            <text:p>Success</text:p>
          </table:table-cell>
          <table:table-cell office:value-type="float" office:value="176054" table:style-name="ce1">
            <text:p>17605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3H20M10.923S" table:style-name="ce2">
            <text:p>20:10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247" table:style-name="ce1">
            <text:p>16247</text:p>
          </table:table-cell>
          <table:table-cell office:value-type="string" table:style-name="ce1">
            <text:p>Success</text:p>
          </table:table-cell>
          <table:table-cell office:value-type="float" office:value="176058" table:style-name="ce1">
            <text:p>176058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262" table:style-name="ce1">
            <text:p>16262</text:p>
          </table:table-cell>
          <table:table-cell office:value-type="string" table:style-name="ce1">
            <text:p>Success</text:p>
          </table:table-cell>
          <table:table-cell office:value-type="float" office:value="176066" table:style-name="ce1">
            <text:p>176066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3H20M11.250S" table:style-name="ce2">
            <text:p>20:11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930" table:style-name="ce1">
            <text:p>15930</text:p>
          </table:table-cell>
          <table:table-cell office:value-type="string" table:style-name="ce1">
            <text:p>Success</text:p>
          </table:table-cell>
          <table:table-cell office:value-type="float" office:value="176055" table:style-name="ce1">
            <text:p>176055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3H20M11.157S" table:style-name="ce2">
            <text:p>20:11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034" table:style-name="ce1">
            <text:p>16034</text:p>
          </table:table-cell>
          <table:table-cell office:value-type="string" table:style-name="ce1">
            <text:p>Success</text:p>
          </table:table-cell>
          <table:table-cell office:value-type="float" office:value="176055" table:style-name="ce1">
            <text:p>176055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3H20M10.923S" table:style-name="ce2">
            <text:p>20:1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282" table:style-name="ce1">
            <text:p>16282</text:p>
          </table:table-cell>
          <table:table-cell office:value-type="string" table:style-name="ce1">
            <text:p>Success</text:p>
          </table:table-cell>
          <table:table-cell office:value-type="float" office:value="176058" table:style-name="ce1">
            <text:p>176058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325" table:style-name="ce1">
            <text:p>16325</text:p>
          </table:table-cell>
          <table:table-cell office:value-type="string" table:style-name="ce1">
            <text:p>Success</text:p>
          </table:table-cell>
          <table:table-cell office:value-type="float" office:value="176056" table:style-name="ce1">
            <text:p>176056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3H20M27.147S" table:style-name="ce2">
            <text:p>20:27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338" table:style-name="ce1">
            <text:p>16338</text:p>
          </table:table-cell>
          <table:table-cell office:value-type="string" table:style-name="ce1">
            <text:p>Success</text:p>
          </table:table-cell>
          <table:table-cell office:value-type="float" office:value="176059" table:style-name="ce1">
            <text:p>176059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6333" table:style-name="ce1">
            <text:p>16333</text:p>
          </table:table-cell>
          <table:table-cell office:value-type="string" table:style-name="ce1">
            <text:p>Success</text:p>
          </table:table-cell>
          <table:table-cell office:value-type="float" office:value="176062" table:style-name="ce1">
            <text:p>176062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3H20M10.923S" table:style-name="ce2">
            <text:p>20:1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319" table:style-name="ce1">
            <text:p>16319</text:p>
          </table:table-cell>
          <table:table-cell office:value-type="string" table:style-name="ce1">
            <text:p>Success</text:p>
          </table:table-cell>
          <table:table-cell office:value-type="float" office:value="176065" table:style-name="ce1">
            <text:p>176065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348" table:style-name="ce1">
            <text:p>16348</text:p>
          </table:table-cell>
          <table:table-cell office:value-type="string" table:style-name="ce1">
            <text:p>Success</text:p>
          </table:table-cell>
          <table:table-cell office:value-type="float" office:value="176060" table:style-name="ce1">
            <text:p>176060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361" table:style-name="ce1">
            <text:p>16361</text:p>
          </table:table-cell>
          <table:table-cell office:value-type="string" table:style-name="ce1">
            <text:p>Success</text:p>
          </table:table-cell>
          <table:table-cell office:value-type="float" office:value="176068" table:style-name="ce1">
            <text:p>176068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372" table:style-name="ce1">
            <text:p>16372</text:p>
          </table:table-cell>
          <table:table-cell office:value-type="string" table:style-name="ce1">
            <text:p>Success</text:p>
          </table:table-cell>
          <table:table-cell office:value-type="float" office:value="176058" table:style-name="ce1">
            <text:p>176058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3H20M27.178S" table:style-name="ce2">
            <text:p>20:2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409" table:style-name="ce1">
            <text:p>16409</text:p>
          </table:table-cell>
          <table:table-cell office:value-type="string" table:style-name="ce1">
            <text:p>Success</text:p>
          </table:table-cell>
          <table:table-cell office:value-type="float" office:value="176064" table:style-name="ce1">
            <text:p>17606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3H20M27.178S" table:style-name="ce2">
            <text:p>20:2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3H20M27.225S" table:style-name="ce2">
            <text:p>20:2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3H20M27.272S" table:style-name="ce2">
            <text:p>20:27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3H20M27.209S" table:style-name="ce2">
            <text:p>20:2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3H20M27.194S" table:style-name="ce2">
            <text:p>20:27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3H20M27.256S" table:style-name="ce2">
            <text:p>20:27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3H20M27.256S" table:style-name="ce2">
            <text:p>20:2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3H20M27.272S" table:style-name="ce2">
            <text:p>20:2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3H20M27.272S" table:style-name="ce2">
            <text:p>20:2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3H20M27.256S" table:style-name="ce2">
            <text:p>20:2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3H20M10.907S" table:style-name="ce2">
            <text:p>20:10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546" table:style-name="ce1">
            <text:p>16546</text:p>
          </table:table-cell>
          <table:table-cell office:value-type="string" table:style-name="ce1">
            <text:p>Success</text:p>
          </table:table-cell>
          <table:table-cell office:value-type="float" office:value="177635" table:style-name="ce1">
            <text:p>177635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3H20M27.194S" table:style-name="ce2">
            <text:p>20:2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3H20M27.334S" table:style-name="ce2">
            <text:p>20:2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3H20M27.459S" table:style-name="ce2">
            <text:p>20:2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7770" table:style-name="ce1">
            <text:p>27770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3H20M26.195S" table:style-name="ce2">
            <text:p>20:2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3H20M28.707S" table:style-name="ce2">
            <text:p>20:2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3H20M28.832S" table:style-name="ce2">
            <text:p>20:2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3H20M28.925S" table:style-name="ce2">
            <text:p>20:28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3H20M10.112S" table:style-name="ce2">
            <text:p>20:10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985" table:style-name="ce1">
            <text:p>20985</text:p>
          </table:table-cell>
          <table:table-cell office:value-type="string" table:style-name="ce1">
            <text:p>Success</text:p>
          </table:table-cell>
          <table:table-cell office:value-type="float" office:value="75512" table:style-name="ce1">
            <text:p>75512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3H20M14.043S" table:style-name="ce2">
            <text:p>20:1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124" table:style-name="ce1">
            <text:p>17124</text:p>
          </table:table-cell>
          <table:table-cell office:value-type="string" table:style-name="ce1">
            <text:p>Success</text:p>
          </table:table-cell>
          <table:table-cell office:value-type="float" office:value="76010" table:style-name="ce1">
            <text:p>76010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3H20M29.035S" table:style-name="ce2">
            <text:p>20:2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Success</text:p>
          </table:table-cell>
          <table:table-cell office:value-type="float" office:value="36070" table:style-name="ce1">
            <text:p>36070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3H20M31.297S" table:style-name="ce2">
            <text:p>20:31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3H20M31.484S" table:style-name="ce2">
            <text:p>20:3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3H20M31.609S" table:style-name="ce2">
            <text:p>20:31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3H20M31.702S" table:style-name="ce2">
            <text:p>20:3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3H20M31.156S" table:style-name="ce2">
            <text:p>20:3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34628" table:style-name="ce1">
            <text:p>34628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3H20M31.811S" table:style-name="ce2">
            <text:p>20:3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3H20M31.952S" table:style-name="ce2">
            <text:p>20:3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3H20M32.030S" table:style-name="ce2">
            <text:p>20:3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250" table:style-name="ce1">
            <text:p>4250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3H20M32.155S" table:style-name="ce2">
            <text:p>20:3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3H20M31.094S" table:style-name="ce2">
            <text:p>20:3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34620" table:style-name="ce1">
            <text:p>34620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3H20M32.248S" table:style-name="ce2">
            <text:p>20:3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3H20M32.373S" table:style-name="ce2">
            <text:p>20:3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3H20M32.451S" table:style-name="ce2">
            <text:p>20:3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3H20M32.576S" table:style-name="ce2">
            <text:p>20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3H20M14.838S" table:style-name="ce2">
            <text:p>20:1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8366" table:style-name="ce1">
            <text:p>18366</text:p>
          </table:table-cell>
          <table:table-cell office:value-type="string" table:style-name="ce1">
            <text:p>Success</text:p>
          </table:table-cell>
          <table:table-cell office:value-type="float" office:value="76020" table:style-name="ce1">
            <text:p>76020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3H20M32.669S" table:style-name="ce2">
            <text:p>20:3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3H20M33.418S" table:style-name="ce2">
            <text:p>20:3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95" table:style-name="ce1">
            <text:p>2595</text:p>
          </table:table-cell>
          <table:table-cell office:value-type="string" table:style-name="ce1">
            <text:p>Success</text:p>
          </table:table-cell>
          <table:table-cell office:value-type="float" office:value="4251" table:style-name="ce1">
            <text:p>4251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3H20M14.058S" table:style-name="ce2">
            <text:p>20:14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086" table:style-name="ce1">
            <text:p>22086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3H20M26.414S" table:style-name="ce2">
            <text:p>20:2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815" table:style-name="ce1">
            <text:p>9815</text:p>
          </table:table-cell>
          <table:table-cell office:value-type="string" table:style-name="ce1">
            <text:p>Success</text:p>
          </table:table-cell>
          <table:table-cell office:value-type="float" office:value="67577" table:style-name="ce1">
            <text:p>67577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3H20M36.008S" table:style-name="ce2">
            <text:p>20:3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3H20M36.242S" table:style-name="ce2">
            <text:p>20:36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3H20M26.258S" table:style-name="ce2">
            <text:p>20:2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098" table:style-name="ce1">
            <text:p>10098</text:p>
          </table:table-cell>
          <table:table-cell office:value-type="string" table:style-name="ce1">
            <text:p>Success</text:p>
          </table:table-cell>
          <table:table-cell office:value-type="float" office:value="76027" table:style-name="ce1">
            <text:p>7602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3H20M26.570S" table:style-name="ce2">
            <text:p>20:2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793" table:style-name="ce1">
            <text:p>9793</text:p>
          </table:table-cell>
          <table:table-cell office:value-type="string" table:style-name="ce1">
            <text:p>Success</text:p>
          </table:table-cell>
          <table:table-cell office:value-type="float" office:value="78648" table:style-name="ce1">
            <text:p>78648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3H20M13.996S" table:style-name="ce2">
            <text:p>20:1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364" table:style-name="ce1">
            <text:p>22364</text:p>
          </table:table-cell>
          <table:table-cell office:value-type="string" table:style-name="ce1">
            <text:p>Success</text:p>
          </table:table-cell>
          <table:table-cell office:value-type="float" office:value="66707" table:style-name="ce1">
            <text:p>66707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3H20M36.148S" table:style-name="ce2">
            <text:p>20:3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3H20M36.289S" table:style-name="ce2">
            <text:p>20:3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3H20M36.367S" table:style-name="ce2">
            <text:p>20:3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3H20M36.226S" table:style-name="ce2">
            <text:p>20:36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3H20M36.538S" table:style-name="ce2">
            <text:p>20:36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790" table:style-name="ce1">
            <text:p>9790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3H20M25.197S" table:style-name="ce2">
            <text:p>20:25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062" table:style-name="ce1">
            <text:p>12062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3H20M27.459S" table:style-name="ce2">
            <text:p>20:27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824" table:style-name="ce1">
            <text:p>9824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3H20M14.168S" table:style-name="ce2">
            <text:p>20:1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106" table:style-name="ce1">
            <text:p>23106</text:p>
          </table:table-cell>
          <table:table-cell office:value-type="string" table:style-name="ce1">
            <text:p>Success</text:p>
          </table:table-cell>
          <table:table-cell office:value-type="float" office:value="78646" table:style-name="ce1">
            <text:p>78646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3H20M26.227S" table:style-name="ce2">
            <text:p>20:26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061" table:style-name="ce1">
            <text:p>11061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3H20M26.944S" table:style-name="ce2">
            <text:p>20:26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351" table:style-name="ce1">
            <text:p>10351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3H20M26.601S" table:style-name="ce2">
            <text:p>20:2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693" table:style-name="ce1">
            <text:p>10693</text:p>
          </table:table-cell>
          <table:table-cell office:value-type="string" table:style-name="ce1">
            <text:p>Success</text:p>
          </table:table-cell>
          <table:table-cell office:value-type="float" office:value="66713" table:style-name="ce1">
            <text:p>66713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3H20M27.646S" table:style-name="ce2">
            <text:p>20:27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658" table:style-name="ce1">
            <text:p>9658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3H20M36.507S" table:style-name="ce2">
            <text:p>20:36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26832" table:style-name="ce1">
            <text:p>26832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3H20M27.506S" table:style-name="ce2">
            <text:p>20:2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803" table:style-name="ce1">
            <text:p>9803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3H20M36.367S" table:style-name="ce2">
            <text:p>20:3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3H20M26.180S" table:style-name="ce2">
            <text:p>20:2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158" table:style-name="ce1">
            <text:p>11158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3H20M36.679S" table:style-name="ce2">
            <text:p>20:3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6834" table:style-name="ce1">
            <text:p>2683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3H20M27.256S" table:style-name="ce2">
            <text:p>20:2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099" table:style-name="ce1">
            <text:p>10099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3H20M32.326S" table:style-name="ce2">
            <text:p>20:3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039" table:style-name="ce1">
            <text:p>5039</text:p>
          </table:table-cell>
          <table:table-cell office:value-type="string" table:style-name="ce1">
            <text:p>Success</text:p>
          </table:table-cell>
          <table:table-cell office:value-type="float" office:value="44242" table:style-name="ce1">
            <text:p>44242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3H20M26.476S" table:style-name="ce2">
            <text:p>20:2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904" table:style-name="ce1">
            <text:p>10904</text:p>
          </table:table-cell>
          <table:table-cell office:value-type="string" table:style-name="ce1">
            <text:p>Success</text:p>
          </table:table-cell>
          <table:table-cell office:value-type="float" office:value="66713" table:style-name="ce1">
            <text:p>66713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3H20M26.726S" table:style-name="ce2">
            <text:p>20:2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680" table:style-name="ce1">
            <text:p>10680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3H20M26.273S" table:style-name="ce2">
            <text:p>20:2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138" table:style-name="ce1">
            <text:p>11138</text:p>
          </table:table-cell>
          <table:table-cell office:value-type="string" table:style-name="ce1">
            <text:p>Success</text:p>
          </table:table-cell>
          <table:table-cell office:value-type="float" office:value="78658" table:style-name="ce1">
            <text:p>78658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3H20M14.058S" table:style-name="ce2">
            <text:p>20:1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363" table:style-name="ce1">
            <text:p>23363</text:p>
          </table:table-cell>
          <table:table-cell office:value-type="string" table:style-name="ce1">
            <text:p>Success</text:p>
          </table:table-cell>
          <table:table-cell office:value-type="float" office:value="66711" table:style-name="ce1">
            <text:p>66711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3H20M26.414S" table:style-name="ce2">
            <text:p>20:26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019" table:style-name="ce1">
            <text:p>11019</text:p>
          </table:table-cell>
          <table:table-cell office:value-type="string" table:style-name="ce1">
            <text:p>Success</text:p>
          </table:table-cell>
          <table:table-cell office:value-type="float" office:value="78661" table:style-name="ce1">
            <text:p>78661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3H20M36.866S" table:style-name="ce2">
            <text:p>20:3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49171" table:style-name="ce1">
            <text:p>49171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3H20M27.287S" table:style-name="ce2">
            <text:p>20:2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150" table:style-name="ce1">
            <text:p>10150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3H20M37.256S" table:style-name="ce2">
            <text:p>20:3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3H20M37.427S" table:style-name="ce2">
            <text:p>20:37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3H20M37.381S" table:style-name="ce2">
            <text:p>20:3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3H20M37.412S" table:style-name="ce2">
            <text:p>20:37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3H20M37.303S" table:style-name="ce2">
            <text:p>20:3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3H20M37.334S" table:style-name="ce2">
            <text:p>20:37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3H20M37.287S" table:style-name="ce2">
            <text:p>20:3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3H20M37.427S" table:style-name="ce2">
            <text:p>20:37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3H20M38.145S" table:style-name="ce2">
            <text:p>20:3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3H20M37.303S" table:style-name="ce2">
            <text:p>20:3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3H20M37.365S" table:style-name="ce2">
            <text:p>20:3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3H20M37.334S" table:style-name="ce2">
            <text:p>20:37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3H20M37.303S" table:style-name="ce2">
            <text:p>20:3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3H20M37.287S" table:style-name="ce2">
            <text:p>20:3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Success</text:p>
          </table:table-cell>
          <table:table-cell office:value-type="float" office:value="39159" table:style-name="ce1">
            <text:p>39159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3H20M37.287S" table:style-name="ce2">
            <text:p>20:3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3H20M31.874S" table:style-name="ce2">
            <text:p>20:3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233" table:style-name="ce1">
            <text:p>7233</text:p>
          </table:table-cell>
          <table:table-cell office:value-type="string" table:style-name="ce1">
            <text:p>Success</text:p>
          </table:table-cell>
          <table:table-cell office:value-type="float" office:value="44228" table:style-name="ce1">
            <text:p>44228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693" table:style-name="ce1">
            <text:p>11693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3H20M14.214S" table:style-name="ce2">
            <text:p>20:1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925" table:style-name="ce1">
            <text:p>24925</text:p>
          </table:table-cell>
          <table:table-cell office:value-type="string" table:style-name="ce1">
            <text:p>Success</text:p>
          </table:table-cell>
          <table:table-cell office:value-type="float" office:value="66723" table:style-name="ce1">
            <text:p>66723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3H20M38.161S" table:style-name="ce2">
            <text:p>20:38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55161" table:style-name="ce1">
            <text:p>5516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3H20M14.355S" table:style-name="ce2">
            <text:p>20:14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4806" table:style-name="ce1">
            <text:p>24806</text:p>
          </table:table-cell>
          <table:table-cell office:value-type="string" table:style-name="ce1">
            <text:p>Success</text:p>
          </table:table-cell>
          <table:table-cell office:value-type="float" office:value="66725" table:style-name="ce1">
            <text:p>66725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3H20M33.215S" table:style-name="ce2">
            <text:p>20:33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963" table:style-name="ce1">
            <text:p>5963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3H20M37.443S" table:style-name="ce2">
            <text:p>20:3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747" table:style-name="ce1">
            <text:p>11747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3H20M37.833S" table:style-name="ce2">
            <text:p>20:3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78" table:style-name="ce1">
            <text:p>1378</text:p>
          </table:table-cell>
          <table:table-cell office:value-type="string" table:style-name="ce1">
            <text:p>Success</text:p>
          </table:table-cell>
          <table:table-cell office:value-type="float" office:value="26901" table:style-name="ce1">
            <text:p>26901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3H20M37.505S" table:style-name="ce2">
            <text:p>20:37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26901" table:style-name="ce1">
            <text:p>26901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3H20M16.711S" table:style-name="ce2">
            <text:p>20:16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2535" table:style-name="ce1">
            <text:p>22535</text:p>
          </table:table-cell>
          <table:table-cell office:value-type="string" table:style-name="ce1">
            <text:p>Success</text:p>
          </table:table-cell>
          <table:table-cell office:value-type="float" office:value="78660" table:style-name="ce1">
            <text:p>78660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3H20M36.819S" table:style-name="ce2">
            <text:p>20:36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459" table:style-name="ce1">
            <text:p>2459</text:p>
          </table:table-cell>
          <table:table-cell office:value-type="string" table:style-name="ce1">
            <text:p>Success</text:p>
          </table:table-cell>
          <table:table-cell office:value-type="float" office:value="26901" table:style-name="ce1">
            <text:p>26901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3H20M38.005S" table:style-name="ce2">
            <text:p>20:3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26901" table:style-name="ce1">
            <text:p>26901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3H20M39.112S" table:style-name="ce2">
            <text:p>20:3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3H20M39.143S" table:style-name="ce2">
            <text:p>20:3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3H20M39.175S" table:style-name="ce2">
            <text:p>20:3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3H20M25.899S" table:style-name="ce2">
            <text:p>20:2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623" table:style-name="ce1">
            <text:p>13623</text:p>
          </table:table-cell>
          <table:table-cell office:value-type="string" table:style-name="ce1">
            <text:p>Success</text:p>
          </table:table-cell>
          <table:table-cell office:value-type="float" office:value="76027" table:style-name="ce1">
            <text:p>76027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3H20M37.739S" table:style-name="ce2">
            <text:p>20:3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22" table:style-name="ce1">
            <text:p>1822</text:p>
          </table:table-cell>
          <table:table-cell office:value-type="string" table:style-name="ce1">
            <text:p>Success</text:p>
          </table:table-cell>
          <table:table-cell office:value-type="float" office:value="26914" table:style-name="ce1">
            <text:p>26914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3H20M37.895S" table:style-name="ce2">
            <text:p>20:3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26908" table:style-name="ce1">
            <text:p>26908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3H20M39.143S" table:style-name="ce2">
            <text:p>20:39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12732" table:style-name="ce1">
            <text:p>12732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3H20M39.580S" table:style-name="ce2">
            <text:p>20:3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84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3H20M39.299S" table:style-name="ce2">
            <text:p>20:3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3H20M39.221S" table:style-name="ce2">
            <text:p>20:3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3H20M26.648S" table:style-name="ce2">
            <text:p>20:26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264" table:style-name="ce1">
            <text:p>13264</text:p>
          </table:table-cell>
          <table:table-cell office:value-type="string" table:style-name="ce1">
            <text:p>Success</text:p>
          </table:table-cell>
          <table:table-cell office:value-type="float" office:value="66727" table:style-name="ce1">
            <text:p>66727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3H20M37.303S" table:style-name="ce2">
            <text:p>20:3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634" table:style-name="ce1">
            <text:p>2634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3H20M26.273S" table:style-name="ce2">
            <text:p>20:2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780" table:style-name="ce1">
            <text:p>13780</text:p>
          </table:table-cell>
          <table:table-cell office:value-type="string" table:style-name="ce1">
            <text:p>Success</text:p>
          </table:table-cell>
          <table:table-cell office:value-type="float" office:value="67573" table:style-name="ce1">
            <text:p>67573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3H20M26.227S" table:style-name="ce2">
            <text:p>20:26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816" table:style-name="ce1">
            <text:p>13816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617" table:style-name="ce1">
            <text:p>12617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3H20M26.242S" table:style-name="ce2">
            <text:p>20:2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817" table:style-name="ce1">
            <text:p>13817</text:p>
          </table:table-cell>
          <table:table-cell office:value-type="string" table:style-name="ce1">
            <text:p>Success</text:p>
          </table:table-cell>
          <table:table-cell office:value-type="float" office:value="78644" table:style-name="ce1">
            <text:p>78644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3H20M26.227S" table:style-name="ce2">
            <text:p>20:26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837" table:style-name="ce1">
            <text:p>13837</text:p>
          </table:table-cell>
          <table:table-cell office:value-type="string" table:style-name="ce1">
            <text:p>Success</text:p>
          </table:table-cell>
          <table:table-cell office:value-type="float" office:value="76041" table:style-name="ce1">
            <text:p>76041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3H20M26.195S" table:style-name="ce2">
            <text:p>20:26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877" table:style-name="ce1">
            <text:p>13877</text:p>
          </table:table-cell>
          <table:table-cell office:value-type="string" table:style-name="ce1">
            <text:p>Success</text:p>
          </table:table-cell>
          <table:table-cell office:value-type="float" office:value="67573" table:style-name="ce1">
            <text:p>67573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3H20M39.143S" table:style-name="ce2">
            <text:p>20:3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3H20M14.682S" table:style-name="ce2">
            <text:p>20:1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396" table:style-name="ce1">
            <text:p>25396</text:p>
          </table:table-cell>
          <table:table-cell office:value-type="string" table:style-name="ce1">
            <text:p>Success</text:p>
          </table:table-cell>
          <table:table-cell office:value-type="float" office:value="76029" table:style-name="ce1">
            <text:p>7602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3H20M26.710S" table:style-name="ce2">
            <text:p>20:26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386" table:style-name="ce1">
            <text:p>13386</text:p>
          </table:table-cell>
          <table:table-cell office:value-type="string" table:style-name="ce1">
            <text:p>Success</text:p>
          </table:table-cell>
          <table:table-cell office:value-type="float" office:value="78644" table:style-name="ce1">
            <text:p>78644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3H20M26.476S" table:style-name="ce2">
            <text:p>20:2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635" table:style-name="ce1">
            <text:p>13635</text:p>
          </table:table-cell>
          <table:table-cell office:value-type="string" table:style-name="ce1">
            <text:p>Success</text:p>
          </table:table-cell>
          <table:table-cell office:value-type="float" office:value="66727" table:style-name="ce1">
            <text:p>6672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3H20M26.461S" table:style-name="ce2">
            <text:p>20:2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647" table:style-name="ce1">
            <text:p>13647</text:p>
          </table:table-cell>
          <table:table-cell office:value-type="string" table:style-name="ce1">
            <text:p>Success</text:p>
          </table:table-cell>
          <table:table-cell office:value-type="float" office:value="66713" table:style-name="ce1">
            <text:p>66713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3H20M26.258S" table:style-name="ce2">
            <text:p>20:2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856" table:style-name="ce1">
            <text:p>13856</text:p>
          </table:table-cell>
          <table:table-cell office:value-type="string" table:style-name="ce1">
            <text:p>Success</text:p>
          </table:table-cell>
          <table:table-cell office:value-type="float" office:value="66723" table:style-name="ce1">
            <text:p>6672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3H20M26.570S" table:style-name="ce2">
            <text:p>20:2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552" table:style-name="ce1">
            <text:p>13552</text:p>
          </table:table-cell>
          <table:table-cell office:value-type="string" table:style-name="ce1">
            <text:p>Success</text:p>
          </table:table-cell>
          <table:table-cell office:value-type="float" office:value="66696" table:style-name="ce1">
            <text:p>66696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3H20M37.569S" table:style-name="ce2">
            <text:p>20:3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Success</text:p>
          </table:table-cell>
          <table:table-cell office:value-type="float" office:value="26930" table:style-name="ce1">
            <text:p>26930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3H20M25.883S" table:style-name="ce2">
            <text:p>20:2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239" table:style-name="ce1">
            <text:p>14239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3H20M27.397S" table:style-name="ce2">
            <text:p>20:2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739" table:style-name="ce1">
            <text:p>12739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3H20M26.476S" table:style-name="ce2">
            <text:p>20:26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661" table:style-name="ce1">
            <text:p>13661</text:p>
          </table:table-cell>
          <table:table-cell office:value-type="string" table:style-name="ce1">
            <text:p>Success</text:p>
          </table:table-cell>
          <table:table-cell office:value-type="float" office:value="66713" table:style-name="ce1">
            <text:p>66713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697" table:style-name="ce1">
            <text:p>12697</text:p>
          </table:table-cell>
          <table:table-cell office:value-type="string" table:style-name="ce1">
            <text:p>Success</text:p>
          </table:table-cell>
          <table:table-cell office:value-type="float" office:value="76028" table:style-name="ce1">
            <text:p>76028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3H20M37.677S" table:style-name="ce2">
            <text:p>20:3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Success</text:p>
          </table:table-cell>
          <table:table-cell office:value-type="float" office:value="26928" table:style-name="ce1">
            <text:p>26928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3H20M27.428S" table:style-name="ce2">
            <text:p>20:2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711" table:style-name="ce1">
            <text:p>12711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3H20M36.367S" table:style-name="ce2">
            <text:p>20:3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07" table:style-name="ce1">
            <text:p>3807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3H20M37.427S" table:style-name="ce2">
            <text:p>20:3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3H20M26.289S" table:style-name="ce2">
            <text:p>20:2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886" table:style-name="ce1">
            <text:p>13886</text:p>
          </table:table-cell>
          <table:table-cell office:value-type="string" table:style-name="ce1">
            <text:p>Success</text:p>
          </table:table-cell>
          <table:table-cell office:value-type="float" office:value="66709" table:style-name="ce1">
            <text:p>66709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3H20M27.459S" table:style-name="ce2">
            <text:p>20:2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712" table:style-name="ce1">
            <text:p>12712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3H20M39.908S" table:style-name="ce2">
            <text:p>20:3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3H20M39.565S" table:style-name="ce2">
            <text:p>20:3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3H20M39.565S" table:style-name="ce2">
            <text:p>20:3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3H20M40.173S" table:style-name="ce2">
            <text:p>20:40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3H20M40.142S" table:style-name="ce2">
            <text:p>20:4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3H20M40.111S" table:style-name="ce2">
            <text:p>20:4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3H20M40.111S" table:style-name="ce2">
            <text:p>20:40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3H20M40.048S" table:style-name="ce2">
            <text:p>20:40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3H20M40.126S" table:style-name="ce2">
            <text:p>20:40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3H20M40.048S" table:style-name="ce2">
            <text:p>20:4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3H20M40.111S" table:style-name="ce2">
            <text:p>20:4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3H20M40.079S" table:style-name="ce2">
            <text:p>20:40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3H20M40.126S" table:style-name="ce2">
            <text:p>20:4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Success</text:p>
          </table:table-cell>
          <table:table-cell office:value-type="float" office:value="25412" table:style-name="ce1">
            <text:p>25412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3H20M38.925S" table:style-name="ce2">
            <text:p>20:38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913" table:style-name="ce1">
            <text:p>2913</text:p>
          </table:table-cell>
          <table:table-cell office:value-type="string" table:style-name="ce1">
            <text:p>Success</text:p>
          </table:table-cell>
          <table:table-cell office:value-type="float" office:value="44342" table:style-name="ce1">
            <text:p>4434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3H20M26.617S" table:style-name="ce2">
            <text:p>20:2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274" table:style-name="ce1">
            <text:p>15274</text:p>
          </table:table-cell>
          <table:table-cell office:value-type="string" table:style-name="ce1">
            <text:p>Success</text:p>
          </table:table-cell>
          <table:table-cell office:value-type="float" office:value="66727" table:style-name="ce1">
            <text:p>66727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3H20M37.318S" table:style-name="ce2">
            <text:p>20:3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574" table:style-name="ce1">
            <text:p>4574</text:p>
          </table:table-cell>
          <table:table-cell office:value-type="string" table:style-name="ce1">
            <text:p>Success</text:p>
          </table:table-cell>
          <table:table-cell office:value-type="float" office:value="44342" table:style-name="ce1">
            <text:p>44342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3H20M37.240S" table:style-name="ce2">
            <text:p>20:3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3H20M39.393S" table:style-name="ce2">
            <text:p>20:39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Success</text:p>
          </table:table-cell>
          <table:table-cell office:value-type="float" office:value="26999" table:style-name="ce1">
            <text:p>26999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3H20M26.414S" table:style-name="ce2">
            <text:p>20:2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509" table:style-name="ce1">
            <text:p>15509</text:p>
          </table:table-cell>
          <table:table-cell office:value-type="string" table:style-name="ce1">
            <text:p>Success</text:p>
          </table:table-cell>
          <table:table-cell office:value-type="float" office:value="66726" table:style-name="ce1">
            <text:p>66726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3H20M37.412S" table:style-name="ce2">
            <text:p>20:3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12" table:style-name="ce1">
            <text:p>4512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3H20M26.414S" table:style-name="ce2">
            <text:p>20:2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525" table:style-name="ce1">
            <text:p>15525</text:p>
          </table:table-cell>
          <table:table-cell office:value-type="string" table:style-name="ce1">
            <text:p>Success</text:p>
          </table:table-cell>
          <table:table-cell office:value-type="float" office:value="66727" table:style-name="ce1">
            <text:p>66727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3H20M26.757S" table:style-name="ce2">
            <text:p>20:2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173" table:style-name="ce1">
            <text:p>15173</text:p>
          </table:table-cell>
          <table:table-cell office:value-type="string" table:style-name="ce1">
            <text:p>Success</text:p>
          </table:table-cell>
          <table:table-cell office:value-type="float" office:value="78657" table:style-name="ce1">
            <text:p>78657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3H20M39.331S" table:style-name="ce2">
            <text:p>20:3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621" table:style-name="ce1">
            <text:p>2621</text:p>
          </table:table-cell>
          <table:table-cell office:value-type="string" table:style-name="ce1">
            <text:p>Success</text:p>
          </table:table-cell>
          <table:table-cell office:value-type="float" office:value="26997" table:style-name="ce1">
            <text:p>2699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3H20M37.287S" table:style-name="ce2">
            <text:p>20:3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83" table:style-name="ce1">
            <text:p>4683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3H20M37.365S" table:style-name="ce2">
            <text:p>20:3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34" table:style-name="ce1">
            <text:p>4634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3H20M13.996S" table:style-name="ce2">
            <text:p>20:1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7994" table:style-name="ce1">
            <text:p>27994</text:p>
          </table:table-cell>
          <table:table-cell office:value-type="string" table:style-name="ce1">
            <text:p>Success</text:p>
          </table:table-cell>
          <table:table-cell office:value-type="float" office:value="67589" table:style-name="ce1">
            <text:p>67589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3H20M39.518S" table:style-name="ce2">
            <text:p>20:39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3H20M27.350S" table:style-name="ce2">
            <text:p>20:2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647" table:style-name="ce1">
            <text:p>14647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3H20M27.443S" table:style-name="ce2">
            <text:p>20:2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566" table:style-name="ce1">
            <text:p>14566</text:p>
          </table:table-cell>
          <table:table-cell office:value-type="string" table:style-name="ce1">
            <text:p>Success</text:p>
          </table:table-cell>
          <table:table-cell office:value-type="float" office:value="76042" table:style-name="ce1">
            <text:p>76042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3H20M38.972S" table:style-name="ce2">
            <text:p>20:39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44411" table:style-name="ce1">
            <text:p>44411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3H20M40.064S" table:style-name="ce2">
            <text:p>20:40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3H20M38.582S" table:style-name="ce2">
            <text:p>20:3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62136" table:style-name="ce1">
            <text:p>62136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3H20M39.175S" table:style-name="ce2">
            <text:p>20:39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44411" table:style-name="ce1">
            <text:p>44411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3H20M39.237S" table:style-name="ce2">
            <text:p>20:3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827" table:style-name="ce1">
            <text:p>2827</text:p>
          </table:table-cell>
          <table:table-cell office:value-type="string" table:style-name="ce1">
            <text:p>Success</text:p>
          </table:table-cell>
          <table:table-cell office:value-type="float" office:value="39159" table:style-name="ce1">
            <text:p>39159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3H20M39.783S" table:style-name="ce2">
            <text:p>20:39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62136" table:style-name="ce1">
            <text:p>62136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3H20M26.195S" table:style-name="ce2">
            <text:p>20:2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877" table:style-name="ce1">
            <text:p>15877</text:p>
          </table:table-cell>
          <table:table-cell office:value-type="string" table:style-name="ce1">
            <text:p>Success</text:p>
          </table:table-cell>
          <table:table-cell office:value-type="float" office:value="67587" table:style-name="ce1">
            <text:p>67587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3H20M40.079S" table:style-name="ce2">
            <text:p>20:4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34628" table:style-name="ce1">
            <text:p>3462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3H20M40.064S" table:style-name="ce2">
            <text:p>20:40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3H20M41.889S" table:style-name="ce2">
            <text:p>20:41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3H20M40.142S" table:style-name="ce2">
            <text:p>20:4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73" table:style-name="ce1">
            <text:p>2173</text:p>
          </table:table-cell>
          <table:table-cell office:value-type="string" table:style-name="ce1">
            <text:p>Success</text:p>
          </table:table-cell>
          <table:table-cell office:value-type="float" office:value="25412" table:style-name="ce1">
            <text:p>25412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3H20M41.998S" table:style-name="ce2">
            <text:p>20:4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3H20M41.889S" table:style-name="ce2">
            <text:p>20:41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7530" table:style-name="ce1">
            <text:p>27530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3H20M41.936S" table:style-name="ce2">
            <text:p>20:4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3H20M41.920S" table:style-name="ce2">
            <text:p>20:41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3H20M42.076S" table:style-name="ce2">
            <text:p>20:42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3H20M42.061S" table:style-name="ce2">
            <text:p>20:42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31766" table:style-name="ce1">
            <text:p>31766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3H20M38.769S" table:style-name="ce2">
            <text:p>20:3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748" table:style-name="ce1">
            <text:p>4748</text:p>
          </table:table-cell>
          <table:table-cell office:value-type="string" table:style-name="ce1">
            <text:p>Success</text:p>
          </table:table-cell>
          <table:table-cell office:value-type="float" office:value="65478" table:style-name="ce1">
            <text:p>65478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3H20M39.939S" table:style-name="ce2">
            <text:p>20:3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708" table:style-name="ce1">
            <text:p>3708</text:p>
          </table:table-cell>
          <table:table-cell office:value-type="string" table:style-name="ce1">
            <text:p>Success</text:p>
          </table:table-cell>
          <table:table-cell office:value-type="float" office:value="44411" table:style-name="ce1">
            <text:p>44411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3H20M42.607S" table:style-name="ce2">
            <text:p>20:4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3H20M39.190S" table:style-name="ce2">
            <text:p>20:3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64" table:style-name="ce1">
            <text:p>4464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3H20M38.972S" table:style-name="ce2">
            <text:p>20:39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706" table:style-name="ce1">
            <text:p>4706</text:p>
          </table:table-cell>
          <table:table-cell office:value-type="string" table:style-name="ce1">
            <text:p>Success</text:p>
          </table:table-cell>
          <table:table-cell office:value-type="float" office:value="45276" table:style-name="ce1">
            <text:p>45276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3H20M40.313S" table:style-name="ce2">
            <text:p>20:4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67" table:style-name="ce1">
            <text:p>3367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3H20M38.769S" table:style-name="ce2">
            <text:p>20:3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912" table:style-name="ce1">
            <text:p>4912</text:p>
          </table:table-cell>
          <table:table-cell office:value-type="string" table:style-name="ce1">
            <text:p>Success</text:p>
          </table:table-cell>
          <table:table-cell office:value-type="float" office:value="64513" table:style-name="ce1">
            <text:p>64513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3H20M40.735S" table:style-name="ce2">
            <text:p>20:40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964" table:style-name="ce1">
            <text:p>2964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3H20M40.657S" table:style-name="ce2">
            <text:p>20:40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3H20M40.173S" table:style-name="ce2">
            <text:p>20:4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39" table:style-name="ce1">
            <text:p>3539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3H20M40.516S" table:style-name="ce2">
            <text:p>20:4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3H20M39.190S" table:style-name="ce2">
            <text:p>20:39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547" table:style-name="ce1">
            <text:p>4547</text:p>
          </table:table-cell>
          <table:table-cell office:value-type="string" table:style-name="ce1">
            <text:p>Success</text:p>
          </table:table-cell>
          <table:table-cell office:value-type="float" office:value="44411" table:style-name="ce1">
            <text:p>44411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3H20M40.797S" table:style-name="ce2">
            <text:p>20:4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3H20M40.438S" table:style-name="ce2">
            <text:p>20:40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3H20M40.079S" table:style-name="ce2">
            <text:p>20:40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3H20M40.594S" table:style-name="ce2">
            <text:p>20:40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68" table:style-name="ce1">
            <text:p>3168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3H20M40.875S" table:style-name="ce2">
            <text:p>20:4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907" table:style-name="ce1">
            <text:p>2907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3H20M40.142S" table:style-name="ce2">
            <text:p>20:4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778" table:style-name="ce1">
            <text:p>3778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3H20M40.173S" table:style-name="ce2">
            <text:p>20:4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43" table:style-name="ce1">
            <text:p>3743</text:p>
          </table:table-cell>
          <table:table-cell office:value-type="string" table:style-name="ce1">
            <text:p>Success</text:p>
          </table:table-cell>
          <table:table-cell office:value-type="float" office:value="45300" table:style-name="ce1">
            <text:p>45300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3H20M40.391S" table:style-name="ce2">
            <text:p>20:4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555" table:style-name="ce1">
            <text:p>3555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3H20M42.544S" table:style-name="ce2">
            <text:p>20:4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3H20M40.126S" table:style-name="ce2">
            <text:p>20:40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3H20M42.217S" table:style-name="ce2">
            <text:p>20:42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3H20M41.936S" table:style-name="ce2">
            <text:p>20:4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3H20M40.111S" table:style-name="ce2">
            <text:p>20:4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39157" table:style-name="ce1">
            <text:p>39157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3H20M40.079S" table:style-name="ce2">
            <text:p>20:40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3H20M40.142S" table:style-name="ce2">
            <text:p>20:40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042" table:style-name="ce1">
            <text:p>4042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3H20M40.173S" table:style-name="ce2">
            <text:p>20:40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Success</text:p>
          </table:table-cell>
          <table:table-cell office:value-type="float" office:value="45300" table:style-name="ce1">
            <text:p>45300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3H20M42.373S" table:style-name="ce2">
            <text:p>20:42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27020" table:style-name="ce1">
            <text:p>27020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3H20M42.497S" table:style-name="ce2">
            <text:p>20:42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3H20M40.126S" table:style-name="ce2">
            <text:p>20:4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157" table:style-name="ce1">
            <text:p>4157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3H20M39.611S" table:style-name="ce2">
            <text:p>20:3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671" table:style-name="ce1">
            <text:p>4671</text:p>
          </table:table-cell>
          <table:table-cell office:value-type="string" table:style-name="ce1">
            <text:p>Success</text:p>
          </table:table-cell>
          <table:table-cell office:value-type="float" office:value="56039" table:style-name="ce1">
            <text:p>56039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3H20M42.856S" table:style-name="ce2">
            <text:p>20:42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3H20M42.014S" table:style-name="ce2">
            <text:p>20:4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344" table:style-name="ce1">
            <text:p>2344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3H20M41.031S" table:style-name="ce2">
            <text:p>20:4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363" table:style-name="ce1">
            <text:p>3363</text:p>
          </table:table-cell>
          <table:table-cell office:value-type="string" table:style-name="ce1">
            <text:p>Success</text:p>
          </table:table-cell>
          <table:table-cell office:value-type="float" office:value="27018" table:style-name="ce1">
            <text:p>2701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3H20M42.419S" table:style-name="ce2">
            <text:p>20:42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3H20M41.437S" table:style-name="ce2">
            <text:p>20:4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06" table:style-name="ce1">
            <text:p>3006</text:p>
          </table:table-cell>
          <table:table-cell office:value-type="string" table:style-name="ce1">
            <text:p>Success</text:p>
          </table:table-cell>
          <table:table-cell office:value-type="float" office:value="62159" table:style-name="ce1">
            <text:p>62159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3H20M42.029S" table:style-name="ce2">
            <text:p>20:42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Success</text:p>
          </table:table-cell>
          <table:table-cell office:value-type="float" office:value="34626" table:style-name="ce1">
            <text:p>34626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3H20M41.951S" table:style-name="ce2">
            <text:p>20:4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982" table:style-name="ce1">
            <text:p>2982</text:p>
          </table:table-cell>
          <table:table-cell office:value-type="string" table:style-name="ce1">
            <text:p>Success</text:p>
          </table:table-cell>
          <table:table-cell office:value-type="float" office:value="31782" table:style-name="ce1">
            <text:p>31782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3H20M43.745S" table:style-name="ce2">
            <text:p>20:4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3H20M44.151S" table:style-name="ce2">
            <text:p>20:4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45296" table:style-name="ce1">
            <text:p>45296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3H20M43.995S" table:style-name="ce2">
            <text:p>20:4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3H20M43.917S" table:style-name="ce2">
            <text:p>20:43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3H20M43.995S" table:style-name="ce2">
            <text:p>20:4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45296" table:style-name="ce1">
            <text:p>45296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3H20M44.198S" table:style-name="ce2">
            <text:p>20:4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3H20M44.291S" table:style-name="ce2">
            <text:p>20:44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3H20M41.920S" table:style-name="ce2">
            <text:p>20:4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771" table:style-name="ce1">
            <text:p>3771</text:p>
          </table:table-cell>
          <table:table-cell office:value-type="string" table:style-name="ce1">
            <text:p>Success</text:p>
          </table:table-cell>
          <table:table-cell office:value-type="float" office:value="56607" table:style-name="ce1">
            <text:p>56607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3H20M44.931S" table:style-name="ce2">
            <text:p>20:4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3H20M45.680S" table:style-name="ce2">
            <text:p>20:45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3H20M45.898S" table:style-name="ce2">
            <text:p>20:4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3H20M43.683S" table:style-name="ce2">
            <text:p>20:43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59" table:style-name="ce1">
            <text:p>2459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3H20M43.730S" table:style-name="ce2">
            <text:p>20:4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17" table:style-name="ce1">
            <text:p>2417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3H20M45.524S" table:style-name="ce2">
            <text:p>20:4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3H20M42.061S" table:style-name="ce2">
            <text:p>20:4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3H20M43.511S" table:style-name="ce2">
            <text:p>20:4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687" table:style-name="ce1">
            <text:p>2687</text:p>
          </table:table-cell>
          <table:table-cell office:value-type="string" table:style-name="ce1">
            <text:p>Success</text:p>
          </table:table-cell>
          <table:table-cell office:value-type="float" office:value="40654" table:style-name="ce1">
            <text:p>40654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3H20M42.076S" table:style-name="ce2">
            <text:p>20:42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132" table:style-name="ce1">
            <text:p>4132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3H20M44.432S" table:style-name="ce2">
            <text:p>20:4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3H20M44.447S" table:style-name="ce2">
            <text:p>20:4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Success</text:p>
          </table:table-cell>
          <table:table-cell office:value-type="float" office:value="39125" table:style-name="ce1">
            <text:p>39125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3H20M46.210S" table:style-name="ce2">
            <text:p>20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3H20M46.210S" table:style-name="ce2">
            <text:p>20:46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3H20M44.338S" table:style-name="ce2">
            <text:p>20:44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3H20M46.195S" table:style-name="ce2">
            <text:p>20:4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3H20M46.210S" table:style-name="ce2">
            <text:p>20:4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3H20M46.273S" table:style-name="ce2">
            <text:p>20:4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3H20M46.226S" table:style-name="ce2">
            <text:p>20:46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3H20M45.602S" table:style-name="ce2">
            <text:p>20:4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3H20M43.761S" table:style-name="ce2">
            <text:p>20:4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3H20M46.273S" table:style-name="ce2">
            <text:p>20:46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3H20M46.273S" table:style-name="ce2">
            <text:p>20:4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3H20M46.288S" table:style-name="ce2">
            <text:p>20:4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3H20M46.319S" table:style-name="ce2">
            <text:p>20:4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3H20M46.335S" table:style-name="ce2">
            <text:p>20:4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3H20M46.335S" table:style-name="ce2">
            <text:p>20:4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3H20M43.652S" table:style-name="ce2">
            <text:p>20:43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3H20M44.291S" table:style-name="ce2">
            <text:p>20:4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3H20M45.649S" table:style-name="ce2">
            <text:p>20:4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3H20M46.569S" table:style-name="ce2">
            <text:p>20:46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3H20M43.730S" table:style-name="ce2">
            <text:p>20:4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38130" table:style-name="ce1">
            <text:p>38130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3H20M46.553S" table:style-name="ce2">
            <text:p>20:4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3H20M46.616S" table:style-name="ce2">
            <text:p>20:46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3H20M46.616S" table:style-name="ce2">
            <text:p>20:4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3H20M46.569S" table:style-name="ce2">
            <text:p>20:4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3H20M46.678S" table:style-name="ce2">
            <text:p>20:46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3H20M46.709S" table:style-name="ce2">
            <text:p>20:46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3H20M44.775S" table:style-name="ce2">
            <text:p>20:44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uccess</text:p>
          </table:table-cell>
          <table:table-cell office:value-type="float" office:value="44413" table:style-name="ce1">
            <text:p>44413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3H20M46.631S" table:style-name="ce2">
            <text:p>20:4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3H20M43.730S" table:style-name="ce2">
            <text:p>20:4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089" table:style-name="ce1">
            <text:p>3089</text:p>
          </table:table-cell>
          <table:table-cell office:value-type="string" table:style-name="ce1">
            <text:p>Success</text:p>
          </table:table-cell>
          <table:table-cell office:value-type="float" office:value="40251" table:style-name="ce1">
            <text:p>40251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3H20M46.709S" table:style-name="ce2">
            <text:p>20:4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3H20M46.803S" table:style-name="ce2">
            <text:p>20:46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3H20M45.539S" table:style-name="ce2">
            <text:p>20:4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3H20M46.756S" table:style-name="ce2">
            <text:p>20:4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3H20M46.741S" table:style-name="ce2">
            <text:p>20:46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3H20M44.369S" table:style-name="ce2">
            <text:p>20:4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3H20M43.667S" table:style-name="ce2">
            <text:p>20:4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42368" table:style-name="ce1">
            <text:p>4236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3H20M43.714S" table:style-name="ce2">
            <text:p>20:4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Success</text:p>
          </table:table-cell>
          <table:table-cell office:value-type="float" office:value="42372" table:style-name="ce1">
            <text:p>42372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3H20M43.699S" table:style-name="ce2">
            <text:p>20:4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Success</text:p>
          </table:table-cell>
          <table:table-cell office:value-type="float" office:value="42371" table:style-name="ce1">
            <text:p>42371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3H20M42.092S" table:style-name="ce2">
            <text:p>20:4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44433" table:style-name="ce1">
            <text:p>44433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3H20M42.029S" table:style-name="ce2">
            <text:p>20:4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351" table:style-name="ce1">
            <text:p>5351</text:p>
          </table:table-cell>
          <table:table-cell office:value-type="string" table:style-name="ce1">
            <text:p>Success</text:p>
          </table:table-cell>
          <table:table-cell office:value-type="float" office:value="45296" table:style-name="ce1">
            <text:p>45296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3H20M41.998S" table:style-name="ce2">
            <text:p>20:4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3H20M43.714S" table:style-name="ce2">
            <text:p>20:4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3H20M42.185S" table:style-name="ce2">
            <text:p>20:4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421" table:style-name="ce1">
            <text:p>5421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3H20M46.647S" table:style-name="ce2">
            <text:p>20:4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3H20M46.819S" table:style-name="ce2">
            <text:p>20:4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3H20M41.936S" table:style-name="ce2">
            <text:p>20:4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738" table:style-name="ce1">
            <text:p>5738</text:p>
          </table:table-cell>
          <table:table-cell office:value-type="string" table:style-name="ce1">
            <text:p>Success</text:p>
          </table:table-cell>
          <table:table-cell office:value-type="float" office:value="45296" table:style-name="ce1">
            <text:p>4529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3H20M42.061S" table:style-name="ce2">
            <text:p>20:42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610" table:style-name="ce1">
            <text:p>5610</text:p>
          </table:table-cell>
          <table:table-cell office:value-type="string" table:style-name="ce1">
            <text:p>Success</text:p>
          </table:table-cell>
          <table:table-cell office:value-type="float" office:value="45297" table:style-name="ce1">
            <text:p>45297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3H20M43.699S" table:style-name="ce2">
            <text:p>20:4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001" table:style-name="ce1">
            <text:p>4001</text:p>
          </table:table-cell>
          <table:table-cell office:value-type="string" table:style-name="ce1">
            <text:p>Success</text:p>
          </table:table-cell>
          <table:table-cell office:value-type="float" office:value="44515" table:style-name="ce1">
            <text:p>44515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3H20M41.983S" table:style-name="ce2">
            <text:p>20:42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728" table:style-name="ce1">
            <text:p>5728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3H20M47.146S" table:style-name="ce2">
            <text:p>20:47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3H20M47.115S" table:style-name="ce2">
            <text:p>20:4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3H20M40.345S" table:style-name="ce2">
            <text:p>20:4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383" table:style-name="ce1">
            <text:p>7383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3H20M41.998S" table:style-name="ce2">
            <text:p>20:4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742" table:style-name="ce1">
            <text:p>5742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3H20M43.667S" table:style-name="ce2">
            <text:p>20:4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34" table:style-name="ce1">
            <text:p>4134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3H20M46.975S" table:style-name="ce2">
            <text:p>20:4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3H20M43.652S" table:style-name="ce2">
            <text:p>20:4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44496" table:style-name="ce1">
            <text:p>44496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3H20M41.905S" table:style-name="ce2">
            <text:p>20:41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27" table:style-name="ce1">
            <text:p>6027</text:p>
          </table:table-cell>
          <table:table-cell office:value-type="string" table:style-name="ce1">
            <text:p>Success</text:p>
          </table:table-cell>
          <table:table-cell office:value-type="float" office:value="44432" table:style-name="ce1">
            <text:p>44432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3H20M39.627S" table:style-name="ce2">
            <text:p>20:3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635" table:style-name="ce1">
            <text:p>8635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3H20M47.720S" table:style-name="ce2">
            <text:p>20:47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3H20M39.331S" table:style-name="ce2">
            <text:p>20:3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989" table:style-name="ce1">
            <text:p>8989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3H20M47.845S" table:style-name="ce2">
            <text:p>20:47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3H20M47.720S" table:style-name="ce2">
            <text:p>20:47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3H20M47.361S" table:style-name="ce2">
            <text:p>20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3H20M48.377S" table:style-name="ce2">
            <text:p>20:48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3H20M48.313S" table:style-name="ce2">
            <text:p>20:4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3H20M47.673S" table:style-name="ce2">
            <text:p>20:47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3H20M47.377S" table:style-name="ce2">
            <text:p>20:4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3H20M47.798S" table:style-name="ce2">
            <text:p>20:4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3H20M47.611S" table:style-name="ce2">
            <text:p>20:47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3H20M48.407S" table:style-name="ce2">
            <text:p>20:48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3H20M47.377S" table:style-name="ce2">
            <text:p>20:47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3H20M48.407S" table:style-name="ce2">
            <text:p>20:4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3H20M48.551S" table:style-name="ce2">
            <text:p>20:4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3H20M48.488S" table:style-name="ce2">
            <text:p>20:4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3H20M48.785S" table:style-name="ce2">
            <text:p>20:4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3H20M48.722S" table:style-name="ce2">
            <text:p>20:4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3H20M48.847S" table:style-name="ce2">
            <text:p>20:4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3H20M48.359S" table:style-name="ce2">
            <text:p>20:48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3H20M48.894S" table:style-name="ce2">
            <text:p>20:4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3H20M43.917S" table:style-name="ce2">
            <text:p>20:4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052" table:style-name="ce1">
            <text:p>5052</text:p>
          </table:table-cell>
          <table:table-cell office:value-type="string" table:style-name="ce1">
            <text:p>Success</text:p>
          </table:table-cell>
          <table:table-cell office:value-type="float" office:value="52977" table:style-name="ce1">
            <text:p>52977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3H20M39.221S" table:style-name="ce2">
            <text:p>20:3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755" table:style-name="ce1">
            <text:p>9755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3H20M48.941S" table:style-name="ce2">
            <text:p>20:4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3H20M48.987S" table:style-name="ce2">
            <text:p>20:4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3H20M43.730S" table:style-name="ce2">
            <text:p>20:43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325" table:style-name="ce1">
            <text:p>5325</text:p>
          </table:table-cell>
          <table:table-cell office:value-type="string" table:style-name="ce1">
            <text:p>Success</text:p>
          </table:table-cell>
          <table:table-cell office:value-type="float" office:value="52975" table:style-name="ce1">
            <text:p>52975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3H20M49.019S" table:style-name="ce2">
            <text:p>20:4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3H20M41.842S" table:style-name="ce2">
            <text:p>20:4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326" table:style-name="ce1">
            <text:p>7326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3H20M49.137S" table:style-name="ce2">
            <text:p>20:4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3H20M49.220S" table:style-name="ce2">
            <text:p>20:49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3H20M42.014S" table:style-name="ce2">
            <text:p>20:4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249" table:style-name="ce1">
            <text:p>7249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3H20M40.345S" table:style-name="ce2">
            <text:p>20:40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009" table:style-name="ce1">
            <text:p>9009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3H20M43.777S" table:style-name="ce2">
            <text:p>20:4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573" table:style-name="ce1">
            <text:p>5573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3H20M48.972S" table:style-name="ce2">
            <text:p>20:4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58216" table:style-name="ce1">
            <text:p>58216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3H20M39.284S" table:style-name="ce2">
            <text:p>20:3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109" table:style-name="ce1">
            <text:p>10109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3H20M47.689S" table:style-name="ce2">
            <text:p>20:4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Success</text:p>
          </table:table-cell>
          <table:table-cell office:value-type="float" office:value="51797" table:style-name="ce1">
            <text:p>51797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3H20M49.438S" table:style-name="ce2">
            <text:p>20:4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3H20M43.948S" table:style-name="ce2">
            <text:p>20:43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569" table:style-name="ce1">
            <text:p>5569</text:p>
          </table:table-cell>
          <table:table-cell office:value-type="string" table:style-name="ce1">
            <text:p>Success</text:p>
          </table:table-cell>
          <table:table-cell office:value-type="float" office:value="57216" table:style-name="ce1">
            <text:p>57216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3H20M43.995S" table:style-name="ce2">
            <text:p>20:4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521" table:style-name="ce1">
            <text:p>5521</text:p>
          </table:table-cell>
          <table:table-cell office:value-type="string" table:style-name="ce1">
            <text:p>Success</text:p>
          </table:table-cell>
          <table:table-cell office:value-type="float" office:value="57214" table:style-name="ce1">
            <text:p>57214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3H20M49.067S" table:style-name="ce2">
            <text:p>20:49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3H20M42.326S" table:style-name="ce2">
            <text:p>20:42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597" table:style-name="ce1">
            <text:p>7597</text:p>
          </table:table-cell>
          <table:table-cell office:value-type="string" table:style-name="ce1">
            <text:p>Success</text:p>
          </table:table-cell>
          <table:table-cell office:value-type="float" office:value="56605" table:style-name="ce1">
            <text:p>56605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3H20M43.964S" table:style-name="ce2">
            <text:p>20:4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006" table:style-name="ce1">
            <text:p>6006</text:p>
          </table:table-cell>
          <table:table-cell office:value-type="string" table:style-name="ce1">
            <text:p>Success</text:p>
          </table:table-cell>
          <table:table-cell office:value-type="float" office:value="57217" table:style-name="ce1">
            <text:p>57217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3H20M49.516S" table:style-name="ce2">
            <text:p>20:4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3H20M49.516S" table:style-name="ce2">
            <text:p>20:49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3H20M50.062S" table:style-name="ce2">
            <text:p>20:50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3H20M50.125S" table:style-name="ce2">
            <text:p>20:5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3H20M50.281S" table:style-name="ce2">
            <text:p>20:5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3H20M50.327S" table:style-name="ce2">
            <text:p>20:5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3H20M50.359S" table:style-name="ce2">
            <text:p>20:5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3H20M49.485S" table:style-name="ce2">
            <text:p>20:4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12010" table:style-name="ce1">
            <text:p>12010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3H20M50.421S" table:style-name="ce2">
            <text:p>20:5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3H20M50.421S" table:style-name="ce2">
            <text:p>20:50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3H20M50.468S" table:style-name="ce2">
            <text:p>20:5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3H20M50.452S" table:style-name="ce2">
            <text:p>20:5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3H20M50.499S" table:style-name="ce2">
            <text:p>20:5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3H20M50.499S" table:style-name="ce2">
            <text:p>20:5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3H20M50.561S" table:style-name="ce2">
            <text:p>20:5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3H20M44.276S" table:style-name="ce2">
            <text:p>20:4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756" table:style-name="ce1">
            <text:p>6756</text:p>
          </table:table-cell>
          <table:table-cell office:value-type="string" table:style-name="ce1">
            <text:p>Success</text:p>
          </table:table-cell>
          <table:table-cell office:value-type="float" office:value="65698" table:style-name="ce1">
            <text:p>65698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3H20M44.260S" table:style-name="ce2">
            <text:p>20:44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935" table:style-name="ce1">
            <text:p>6935</text:p>
          </table:table-cell>
          <table:table-cell office:value-type="string" table:style-name="ce1">
            <text:p>Success</text:p>
          </table:table-cell>
          <table:table-cell office:value-type="float" office:value="63583" table:style-name="ce1">
            <text:p>63583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3H20M44.276S" table:style-name="ce2">
            <text:p>20:4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997" table:style-name="ce1">
            <text:p>6997</text:p>
          </table:table-cell>
          <table:table-cell office:value-type="string" table:style-name="ce1">
            <text:p>Success</text:p>
          </table:table-cell>
          <table:table-cell office:value-type="float" office:value="65700" table:style-name="ce1">
            <text:p>65700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3H20M44.182S" table:style-name="ce2">
            <text:p>20:4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154" table:style-name="ce1">
            <text:p>7154</text:p>
          </table:table-cell>
          <table:table-cell office:value-type="string" table:style-name="ce1">
            <text:p>Success</text:p>
          </table:table-cell>
          <table:table-cell office:value-type="float" office:value="63580" table:style-name="ce1">
            <text:p>63580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3H20M44.401S" table:style-name="ce2">
            <text:p>20:44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025" table:style-name="ce1">
            <text:p>7025</text:p>
          </table:table-cell>
          <table:table-cell office:value-type="string" table:style-name="ce1">
            <text:p>Success</text:p>
          </table:table-cell>
          <table:table-cell office:value-type="float" office:value="67821" table:style-name="ce1">
            <text:p>67821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3H20M51.029S" table:style-name="ce2">
            <text:p>20:51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62159" table:style-name="ce1">
            <text:p>62159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3H20M51.288S" table:style-name="ce2">
            <text:p>20:5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3H20M51.433S" table:style-name="ce2">
            <text:p>20:5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62157" table:style-name="ce1">
            <text:p>62157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3H20M51.628S" table:style-name="ce2">
            <text:p>20:5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3H20M51.463S" table:style-name="ce2">
            <text:p>20:51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39125" table:style-name="ce1">
            <text:p>39125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3H20M51.763S" table:style-name="ce2">
            <text:p>20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3H20M51.848S" table:style-name="ce2">
            <text:p>20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3H20M51.198S" table:style-name="ce2">
            <text:p>20:51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3H20M51.798S" table:style-name="ce2">
            <text:p>20:5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3H20M51.723S" table:style-name="ce2">
            <text:p>20:51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39123" table:style-name="ce1">
            <text:p>39123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3H20M51.888S" table:style-name="ce2">
            <text:p>20:5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3H20M51.928S" table:style-name="ce2">
            <text:p>20:51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3H20M51.918S" table:style-name="ce2">
            <text:p>20:51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3H20M52.038S" table:style-name="ce2">
            <text:p>20:52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3H20M52.038S" table:style-name="ce2">
            <text:p>20:5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3H20M51.943S" table:style-name="ce2">
            <text:p>20:5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3H20M51.893S" table:style-name="ce2">
            <text:p>20:51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3H20M52.213S" table:style-name="ce2">
            <text:p>20:5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3H20M52.233S" table:style-name="ce2">
            <text:p>20:5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3H20M52.228S" table:style-name="ce2">
            <text:p>20:52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3H20M52.243S" table:style-name="ce2">
            <text:p>20:52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3H20M52.323S" table:style-name="ce2">
            <text:p>20:5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3H20M52.313S" table:style-name="ce2">
            <text:p>20:5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3H20M52.328S" table:style-name="ce2">
            <text:p>20:52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3H20M52.388S" table:style-name="ce2">
            <text:p>20:5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3H20M52.409S" table:style-name="ce2">
            <text:p>20:52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3H20M52.498S" table:style-name="ce2">
            <text:p>20:5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3H20M49.360S" table:style-name="ce2">
            <text:p>20:4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56606" table:style-name="ce1">
            <text:p>56606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3H20M52.568S" table:style-name="ce2">
            <text:p>20:52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3H20M49.969S" table:style-name="ce2">
            <text:p>20:5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Success</text:p>
          </table:table-cell>
          <table:table-cell office:value-type="float" office:value="56606" table:style-name="ce1">
            <text:p>56606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3H20M50.421S" table:style-name="ce2">
            <text:p>20:5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23876" table:style-name="ce1">
            <text:p>23876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3H20M51.343S" table:style-name="ce2">
            <text:p>20:51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Success</text:p>
          </table:table-cell>
          <table:table-cell office:value-type="float" office:value="66895" table:style-name="ce1">
            <text:p>66895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3H20M45.649S" table:style-name="ce2">
            <text:p>20:4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308" table:style-name="ce1">
            <text:p>8308</text:p>
          </table:table-cell>
          <table:table-cell office:value-type="string" table:style-name="ce1">
            <text:p>Success</text:p>
          </table:table-cell>
          <table:table-cell office:value-type="float" office:value="69948" table:style-name="ce1">
            <text:p>69948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3H20M45.664S" table:style-name="ce2">
            <text:p>20:45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335" table:style-name="ce1">
            <text:p>8335</text:p>
          </table:table-cell>
          <table:table-cell office:value-type="string" table:style-name="ce1">
            <text:p>Success</text:p>
          </table:table-cell>
          <table:table-cell office:value-type="float" office:value="72069" table:style-name="ce1">
            <text:p>72069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3H20M45.727S" table:style-name="ce2">
            <text:p>20:4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456" table:style-name="ce1">
            <text:p>8456</text:p>
          </table:table-cell>
          <table:table-cell office:value-type="string" table:style-name="ce1">
            <text:p>Success</text:p>
          </table:table-cell>
          <table:table-cell office:value-type="float" office:value="72109" table:style-name="ce1">
            <text:p>72109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3H20M54.001S" table:style-name="ce2">
            <text:p>20:5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3H20M45.695S" table:style-name="ce2">
            <text:p>20:4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78" table:style-name="ce1">
            <text:p>8778</text:p>
          </table:table-cell>
          <table:table-cell office:value-type="string" table:style-name="ce1">
            <text:p>Success</text:p>
          </table:table-cell>
          <table:table-cell office:value-type="float" office:value="72070" table:style-name="ce1">
            <text:p>72070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3H20M53.966S" table:style-name="ce2">
            <text:p>20:5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3H20M54.196S" table:style-name="ce2">
            <text:p>20:5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49757" table:style-name="ce1">
            <text:p>49757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3H20M54.473S" table:style-name="ce2">
            <text:p>20:5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9759" table:style-name="ce1">
            <text:p>49759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3H20M54.536S" table:style-name="ce2">
            <text:p>20:5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3H20M46.148S" table:style-name="ce2">
            <text:p>20:4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083" table:style-name="ce1">
            <text:p>9083</text:p>
          </table:table-cell>
          <table:table-cell office:value-type="string" table:style-name="ce1">
            <text:p>Success</text:p>
          </table:table-cell>
          <table:table-cell office:value-type="float" office:value="78432" table:style-name="ce1">
            <text:p>78432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3H20M46.179S" table:style-name="ce2">
            <text:p>20:46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129" table:style-name="ce1">
            <text:p>9129</text:p>
          </table:table-cell>
          <table:table-cell office:value-type="string" table:style-name="ce1">
            <text:p>Success</text:p>
          </table:table-cell>
          <table:table-cell office:value-type="float" office:value="78430" table:style-name="ce1">
            <text:p>78430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3H20M54.754S" table:style-name="ce2">
            <text:p>20:5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3H20M46.148S" table:style-name="ce2">
            <text:p>20:4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252" table:style-name="ce1">
            <text:p>9252</text:p>
          </table:table-cell>
          <table:table-cell office:value-type="string" table:style-name="ce1">
            <text:p>Success</text:p>
          </table:table-cell>
          <table:table-cell office:value-type="float" office:value="78430" table:style-name="ce1">
            <text:p>78430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3H20M55.238S" table:style-name="ce2">
            <text:p>20:55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49757" table:style-name="ce1">
            <text:p>49757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3H20M55.144S" table:style-name="ce2">
            <text:p>20:5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3H20M55.409S" table:style-name="ce2">
            <text:p>20:55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50485" table:style-name="ce1">
            <text:p>50485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3H20M46.397S" table:style-name="ce2">
            <text:p>20:4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498" table:style-name="ce1">
            <text:p>9498</text:p>
          </table:table-cell>
          <table:table-cell office:value-type="string" table:style-name="ce1">
            <text:p>Success</text:p>
          </table:table-cell>
          <table:table-cell office:value-type="float" office:value="82671" table:style-name="ce1">
            <text:p>82671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442" table:style-name="ce1">
            <text:p>9442</text:p>
          </table:table-cell>
          <table:table-cell office:value-type="string" table:style-name="ce1">
            <text:p>Success</text:p>
          </table:table-cell>
          <table:table-cell office:value-type="float" office:value="84791" table:style-name="ce1">
            <text:p>84791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3H20M55.362S" table:style-name="ce2">
            <text:p>20:5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3H20M55.316S" table:style-name="ce2">
            <text:p>20:5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50485" table:style-name="ce1">
            <text:p>50485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3H20M46.397S" table:style-name="ce2">
            <text:p>20:4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810" table:style-name="ce1">
            <text:p>9810</text:p>
          </table:table-cell>
          <table:table-cell office:value-type="string" table:style-name="ce1">
            <text:p>Success</text:p>
          </table:table-cell>
          <table:table-cell office:value-type="float" office:value="84794" table:style-name="ce1">
            <text:p>84794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3H20M55.924S" table:style-name="ce2">
            <text:p>20:5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50485" table:style-name="ce1">
            <text:p>50485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3H20M55.908S" table:style-name="ce2">
            <text:p>20:55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50485" table:style-name="ce1">
            <text:p>50485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3H20M55.737S" table:style-name="ce2">
            <text:p>20:5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3H20M55.830S" table:style-name="ce2">
            <text:p>20:5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3H20M46.647S" table:style-name="ce2">
            <text:p>20:4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991" table:style-name="ce1">
            <text:p>9991</text:p>
          </table:table-cell>
          <table:table-cell office:value-type="string" table:style-name="ce1">
            <text:p>Success</text:p>
          </table:table-cell>
          <table:table-cell office:value-type="float" office:value="89093" table:style-name="ce1">
            <text:p>89093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3H20M46.616S" table:style-name="ce2">
            <text:p>20:4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087" table:style-name="ce1">
            <text:p>10087</text:p>
          </table:table-cell>
          <table:table-cell office:value-type="string" table:style-name="ce1">
            <text:p>Success</text:p>
          </table:table-cell>
          <table:table-cell office:value-type="float" office:value="89032" table:style-name="ce1">
            <text:p>89032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3H20M55.612S" table:style-name="ce2">
            <text:p>20:55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3H20M46.475S" table:style-name="ce2">
            <text:p>20:4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356" table:style-name="ce1">
            <text:p>10356</text:p>
          </table:table-cell>
          <table:table-cell office:value-type="string" table:style-name="ce1">
            <text:p>Success</text:p>
          </table:table-cell>
          <table:table-cell office:value-type="float" office:value="89035" table:style-name="ce1">
            <text:p>89035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3H20M46.694S" table:style-name="ce2">
            <text:p>20:46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174" table:style-name="ce1">
            <text:p>10174</text:p>
          </table:table-cell>
          <table:table-cell office:value-type="string" table:style-name="ce1">
            <text:p>Success</text:p>
          </table:table-cell>
          <table:table-cell office:value-type="float" office:value="89099" table:style-name="ce1">
            <text:p>89099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3H20M46.787S" table:style-name="ce2">
            <text:p>20:4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260" table:style-name="ce1">
            <text:p>10260</text:p>
          </table:table-cell>
          <table:table-cell office:value-type="string" table:style-name="ce1">
            <text:p>Success</text:p>
          </table:table-cell>
          <table:table-cell office:value-type="float" office:value="91137" table:style-name="ce1">
            <text:p>9113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3H20M46.819S" table:style-name="ce2">
            <text:p>20:4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331" table:style-name="ce1">
            <text:p>10331</text:p>
          </table:table-cell>
          <table:table-cell office:value-type="string" table:style-name="ce1">
            <text:p>Success</text:p>
          </table:table-cell>
          <table:table-cell office:value-type="float" office:value="93364" table:style-name="ce1">
            <text:p>93364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3H20M56.361S" table:style-name="ce2">
            <text:p>20:5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3H20M46.850S" table:style-name="ce2">
            <text:p>20:46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451" table:style-name="ce1">
            <text:p>10451</text:p>
          </table:table-cell>
          <table:table-cell office:value-type="string" table:style-name="ce1">
            <text:p>Success</text:p>
          </table:table-cell>
          <table:table-cell office:value-type="float" office:value="93282" table:style-name="ce1">
            <text:p>93282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3H20M46.850S" table:style-name="ce2">
            <text:p>20:4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560" table:style-name="ce1">
            <text:p>10560</text:p>
          </table:table-cell>
          <table:table-cell office:value-type="string" table:style-name="ce1">
            <text:p>Success</text:p>
          </table:table-cell>
          <table:table-cell office:value-type="float" office:value="95486" table:style-name="ce1">
            <text:p>95486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3H20M56.298S" table:style-name="ce2">
            <text:p>20:5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3H20M46.928S" table:style-name="ce2">
            <text:p>20:4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627" table:style-name="ce1">
            <text:p>10627</text:p>
          </table:table-cell>
          <table:table-cell office:value-type="string" table:style-name="ce1">
            <text:p>Success</text:p>
          </table:table-cell>
          <table:table-cell office:value-type="float" office:value="95402" table:style-name="ce1">
            <text:p>95402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3H20M46.881S" table:style-name="ce2">
            <text:p>20:4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819" table:style-name="ce1">
            <text:p>10819</text:p>
          </table:table-cell>
          <table:table-cell office:value-type="string" table:style-name="ce1">
            <text:p>Success</text:p>
          </table:table-cell>
          <table:table-cell office:value-type="float" office:value="95479" table:style-name="ce1">
            <text:p>95479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3H20M56.189S" table:style-name="ce2">
            <text:p>20:56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42" table:style-name="ce1">
            <text:p>2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3H20M46.865S" table:style-name="ce2">
            <text:p>20:4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905" table:style-name="ce1">
            <text:p>11905</text:p>
          </table:table-cell>
          <table:table-cell office:value-type="string" table:style-name="ce1">
            <text:p>Success</text:p>
          </table:table-cell>
          <table:table-cell office:value-type="float" office:value="95462" table:style-name="ce1">
            <text:p>95462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3H20M57.500S" table:style-name="ce2">
            <text:p>20:5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3H20M47.408S" table:style-name="ce2">
            <text:p>20:47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592" table:style-name="ce1">
            <text:p>11592</text:p>
          </table:table-cell>
          <table:table-cell office:value-type="string" table:style-name="ce1">
            <text:p>Success</text:p>
          </table:table-cell>
          <table:table-cell office:value-type="float" office:value="97521" table:style-name="ce1">
            <text:p>97521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3H20M57.156S" table:style-name="ce2">
            <text:p>20:5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3H20M47.673S" table:style-name="ce2">
            <text:p>20:47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637" table:style-name="ce1">
            <text:p>11637</text:p>
          </table:table-cell>
          <table:table-cell office:value-type="string" table:style-name="ce1">
            <text:p>Success</text:p>
          </table:table-cell>
          <table:table-cell office:value-type="float" office:value="99644" table:style-name="ce1">
            <text:p>9964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3H20M47.735S" table:style-name="ce2">
            <text:p>20:4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588" table:style-name="ce1">
            <text:p>11588</text:p>
          </table:table-cell>
          <table:table-cell office:value-type="string" table:style-name="ce1">
            <text:p>Success</text:p>
          </table:table-cell>
          <table:table-cell office:value-type="float" office:value="99726" table:style-name="ce1">
            <text:p>99726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3H20M47.657S" table:style-name="ce2">
            <text:p>20:47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735" table:style-name="ce1">
            <text:p>11735</text:p>
          </table:table-cell>
          <table:table-cell office:value-type="string" table:style-name="ce1">
            <text:p>Success</text:p>
          </table:table-cell>
          <table:table-cell office:value-type="float" office:value="101822" table:style-name="ce1">
            <text:p>101822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3H20M47.657S" table:style-name="ce2">
            <text:p>20:47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822" table:style-name="ce1">
            <text:p>11822</text:p>
          </table:table-cell>
          <table:table-cell office:value-type="string" table:style-name="ce1">
            <text:p>Success</text:p>
          </table:table-cell>
          <table:table-cell office:value-type="float" office:value="101824" table:style-name="ce1">
            <text:p>101824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3H20M56.704S" table:style-name="ce2">
            <text:p>20:5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02" table:style-name="ce1">
            <text:p>28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3H20M47.704S" table:style-name="ce2">
            <text:p>20:47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850" table:style-name="ce1">
            <text:p>11850</text:p>
          </table:table-cell>
          <table:table-cell office:value-type="string" table:style-name="ce1">
            <text:p>Success</text:p>
          </table:table-cell>
          <table:table-cell office:value-type="float" office:value="103891" table:style-name="ce1">
            <text:p>103891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3H20M47.813S" table:style-name="ce2">
            <text:p>20:4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801" table:style-name="ce1">
            <text:p>11801</text:p>
          </table:table-cell>
          <table:table-cell office:value-type="string" table:style-name="ce1">
            <text:p>Success</text:p>
          </table:table-cell>
          <table:table-cell office:value-type="float" office:value="103944" table:style-name="ce1">
            <text:p>103944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3H20M47.735S" table:style-name="ce2">
            <text:p>20:4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044" table:style-name="ce1">
            <text:p>12044</text:p>
          </table:table-cell>
          <table:table-cell office:value-type="string" table:style-name="ce1">
            <text:p>Success</text:p>
          </table:table-cell>
          <table:table-cell office:value-type="float" office:value="103894" table:style-name="ce1">
            <text:p>103894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3H20M56.626S" table:style-name="ce2">
            <text:p>20:5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75" table:style-name="ce1">
            <text:p>3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3H20M47.938S" table:style-name="ce2">
            <text:p>20:4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975" table:style-name="ce1">
            <text:p>11975</text:p>
          </table:table-cell>
          <table:table-cell office:value-type="string" table:style-name="ce1">
            <text:p>Success</text:p>
          </table:table-cell>
          <table:table-cell office:value-type="float" office:value="106017" table:style-name="ce1">
            <text:p>106017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3H20M48.250S" table:style-name="ce2">
            <text:p>20:4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776" table:style-name="ce1">
            <text:p>11776</text:p>
          </table:table-cell>
          <table:table-cell office:value-type="string" table:style-name="ce1">
            <text:p>Success</text:p>
          </table:table-cell>
          <table:table-cell office:value-type="float" office:value="106099" table:style-name="ce1">
            <text:p>106099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3H20M58.732S" table:style-name="ce2">
            <text:p>20:5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3H20M48.313S" table:style-name="ce2">
            <text:p>20:4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767" table:style-name="ce1">
            <text:p>11767</text:p>
          </table:table-cell>
          <table:table-cell office:value-type="string" table:style-name="ce1">
            <text:p>Success</text:p>
          </table:table-cell>
          <table:table-cell office:value-type="float" office:value="106102" table:style-name="ce1">
            <text:p>106102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3H20M48.417S" table:style-name="ce2">
            <text:p>20:48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808" table:style-name="ce1">
            <text:p>11808</text:p>
          </table:table-cell>
          <table:table-cell office:value-type="string" table:style-name="ce1">
            <text:p>Success</text:p>
          </table:table-cell>
          <table:table-cell office:value-type="float" office:value="108141" table:style-name="ce1">
            <text:p>108141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3H20M48.427S" table:style-name="ce2">
            <text:p>20:4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177" table:style-name="ce1">
            <text:p>12177</text:p>
          </table:table-cell>
          <table:table-cell office:value-type="string" table:style-name="ce1">
            <text:p>Success</text:p>
          </table:table-cell>
          <table:table-cell office:value-type="float" office:value="112391" table:style-name="ce1">
            <text:p>112391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3H20M48.407S" table:style-name="ce2">
            <text:p>20:48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265" table:style-name="ce1">
            <text:p>12265</text:p>
          </table:table-cell>
          <table:table-cell office:value-type="string" table:style-name="ce1">
            <text:p>Success</text:p>
          </table:table-cell>
          <table:table-cell office:value-type="float" office:value="114514" table:style-name="ce1">
            <text:p>114514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3H20M48.417S" table:style-name="ce2">
            <text:p>20:4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375" table:style-name="ce1">
            <text:p>12375</text:p>
          </table:table-cell>
          <table:table-cell office:value-type="string" table:style-name="ce1">
            <text:p>Success</text:p>
          </table:table-cell>
          <table:table-cell office:value-type="float" office:value="116635" table:style-name="ce1">
            <text:p>116635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3H20M48.417S" table:style-name="ce2">
            <text:p>20:48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685" table:style-name="ce1">
            <text:p>12685</text:p>
          </table:table-cell>
          <table:table-cell office:value-type="string" table:style-name="ce1">
            <text:p>Success</text:p>
          </table:table-cell>
          <table:table-cell office:value-type="float" office:value="118763" table:style-name="ce1">
            <text:p>118763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3H20M48.504S" table:style-name="ce2">
            <text:p>20:4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603" table:style-name="ce1">
            <text:p>12603</text:p>
          </table:table-cell>
          <table:table-cell office:value-type="string" table:style-name="ce1">
            <text:p>Success</text:p>
          </table:table-cell>
          <table:table-cell office:value-type="float" office:value="118762" table:style-name="ce1">
            <text:p>118762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3H20M48.987S" table:style-name="ce2">
            <text:p>20:4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312" table:style-name="ce1">
            <text:p>12312</text:p>
          </table:table-cell>
          <table:table-cell office:value-type="string" table:style-name="ce1">
            <text:p>Success</text:p>
          </table:table-cell>
          <table:table-cell office:value-type="float" office:value="120883" table:style-name="ce1">
            <text:p>120883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3H20M48.941S" table:style-name="ce2">
            <text:p>20:48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419" table:style-name="ce1">
            <text:p>12419</text:p>
          </table:table-cell>
          <table:table-cell office:value-type="string" table:style-name="ce1">
            <text:p>Success</text:p>
          </table:table-cell>
          <table:table-cell office:value-type="float" office:value="120930" table:style-name="ce1">
            <text:p>120930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3H20M48.956S" table:style-name="ce2">
            <text:p>20:4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515" table:style-name="ce1">
            <text:p>12515</text:p>
          </table:table-cell>
          <table:table-cell office:value-type="string" table:style-name="ce1">
            <text:p>Success</text:p>
          </table:table-cell>
          <table:table-cell office:value-type="float" office:value="120930" table:style-name="ce1">
            <text:p>120930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3H20M49.173S" table:style-name="ce2">
            <text:p>20:49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543" table:style-name="ce1">
            <text:p>12543</text:p>
          </table:table-cell>
          <table:table-cell office:value-type="string" table:style-name="ce1">
            <text:p>Success</text:p>
          </table:table-cell>
          <table:table-cell office:value-type="float" office:value="125128" table:style-name="ce1">
            <text:p>125128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3H20M49.267S" table:style-name="ce2">
            <text:p>20:4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451" table:style-name="ce1">
            <text:p>12451</text:p>
          </table:table-cell>
          <table:table-cell office:value-type="string" table:style-name="ce1">
            <text:p>Success</text:p>
          </table:table-cell>
          <table:table-cell office:value-type="float" office:value="125126" table:style-name="ce1">
            <text:p>125126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3H20M49.267S" table:style-name="ce2">
            <text:p>20:49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598" table:style-name="ce1">
            <text:p>12598</text:p>
          </table:table-cell>
          <table:table-cell office:value-type="string" table:style-name="ce1">
            <text:p>Success</text:p>
          </table:table-cell>
          <table:table-cell office:value-type="float" office:value="127298" table:style-name="ce1">
            <text:p>127298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3H20M49.391S" table:style-name="ce2">
            <text:p>20:49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484" table:style-name="ce1">
            <text:p>12484</text:p>
          </table:table-cell>
          <table:table-cell office:value-type="string" table:style-name="ce1">
            <text:p>Success</text:p>
          </table:table-cell>
          <table:table-cell office:value-type="float" office:value="127245" table:style-name="ce1">
            <text:p>127245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3H20M49.360S" table:style-name="ce2">
            <text:p>20:4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534" table:style-name="ce1">
            <text:p>12534</text:p>
          </table:table-cell>
          <table:table-cell office:value-type="string" table:style-name="ce1">
            <text:p>Success</text:p>
          </table:table-cell>
          <table:table-cell office:value-type="float" office:value="127299" table:style-name="ce1">
            <text:p>127299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3H20M49.360S" table:style-name="ce2">
            <text:p>20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671" table:style-name="ce1">
            <text:p>12671</text:p>
          </table:table-cell>
          <table:table-cell office:value-type="string" table:style-name="ce1">
            <text:p>Success</text:p>
          </table:table-cell>
          <table:table-cell office:value-type="float" office:value="127329" table:style-name="ce1">
            <text:p>127329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3H20M49.766S" table:style-name="ce2">
            <text:p>20:4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260" table:style-name="ce1">
            <text:p>12260</text:p>
          </table:table-cell>
          <table:table-cell office:value-type="string" table:style-name="ce1">
            <text:p>Success</text:p>
          </table:table-cell>
          <table:table-cell office:value-type="float" office:value="127299" table:style-name="ce1">
            <text:p>127299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3H20M49.922S" table:style-name="ce2">
            <text:p>20:4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169" table:style-name="ce1">
            <text:p>12169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3H20M50.608S" table:style-name="ce2">
            <text:p>20:5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674" table:style-name="ce1">
            <text:p>11674</text:p>
          </table:table-cell>
          <table:table-cell office:value-type="string" table:style-name="ce1">
            <text:p>Success</text:p>
          </table:table-cell>
          <table:table-cell office:value-type="float" office:value="127304" table:style-name="ce1">
            <text:p>127304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3H20M50.561S" table:style-name="ce2">
            <text:p>20:5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771" table:style-name="ce1">
            <text:p>11771</text:p>
          </table:table-cell>
          <table:table-cell office:value-type="string" table:style-name="ce1">
            <text:p>Success</text:p>
          </table:table-cell>
          <table:table-cell office:value-type="float" office:value="127305" table:style-name="ce1">
            <text:p>127305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3H20M52.433S" table:style-name="ce2">
            <text:p>20:5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112" table:style-name="ce1">
            <text:p>10112</text:p>
          </table:table-cell>
          <table:table-cell office:value-type="string" table:style-name="ce1">
            <text:p>Success</text:p>
          </table:table-cell>
          <table:table-cell office:value-type="float" office:value="127314" table:style-name="ce1">
            <text:p>127314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3H20M52.318S" table:style-name="ce2">
            <text:p>20:52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276" table:style-name="ce1">
            <text:p>10276</text:p>
          </table:table-cell>
          <table:table-cell office:value-type="string" table:style-name="ce1">
            <text:p>Success</text:p>
          </table:table-cell>
          <table:table-cell office:value-type="float" office:value="127315" table:style-name="ce1">
            <text:p>127315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3H20M52.703S" table:style-name="ce2">
            <text:p>20:52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918" table:style-name="ce1">
            <text:p>9918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3H20M52.663S" table:style-name="ce2">
            <text:p>20:5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982" table:style-name="ce1">
            <text:p>9982</text:p>
          </table:table-cell>
          <table:table-cell office:value-type="string" table:style-name="ce1">
            <text:p>Success</text:p>
          </table:table-cell>
          <table:table-cell office:value-type="float" office:value="127320" table:style-name="ce1">
            <text:p>127320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3H20M56.220S" table:style-name="ce2">
            <text:p>20:56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465" table:style-name="ce1">
            <text:p>6465</text:p>
          </table:table-cell>
          <table:table-cell office:value-type="string" table:style-name="ce1">
            <text:p>Success</text:p>
          </table:table-cell>
          <table:table-cell office:value-type="float" office:value="53668" table:style-name="ce1">
            <text:p>5366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3H20M52.363S" table:style-name="ce2">
            <text:p>20:52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343" table:style-name="ce1">
            <text:p>10343</text:p>
          </table:table-cell>
          <table:table-cell office:value-type="string" table:style-name="ce1">
            <text:p>Success</text:p>
          </table:table-cell>
          <table:table-cell office:value-type="float" office:value="127314" table:style-name="ce1">
            <text:p>127314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3H20M52.858S" table:style-name="ce2">
            <text:p>20:52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67" table:style-name="ce1">
            <text:p>9867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3H20M52.903S" table:style-name="ce2">
            <text:p>20:5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833" table:style-name="ce1">
            <text:p>9833</text:p>
          </table:table-cell>
          <table:table-cell office:value-type="string" table:style-name="ce1">
            <text:p>Success</text:p>
          </table:table-cell>
          <table:table-cell office:value-type="float" office:value="127311" table:style-name="ce1">
            <text:p>127311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3H21M2.683S" table:style-name="ce2">
            <text:p>21:0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3H20M53.921S" table:style-name="ce2">
            <text:p>20:5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955" table:style-name="ce1">
            <text:p>8955</text:p>
          </table:table-cell>
          <table:table-cell office:value-type="string" table:style-name="ce1">
            <text:p>Success</text:p>
          </table:table-cell>
          <table:table-cell office:value-type="float" office:value="127326" table:style-name="ce1">
            <text:p>127326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3H20M54.489S" table:style-name="ce2">
            <text:p>20:5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383" table:style-name="ce1">
            <text:p>8383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3H20M54.380S" table:style-name="ce2">
            <text:p>20:5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544" table:style-name="ce1">
            <text:p>8544</text:p>
          </table:table-cell>
          <table:table-cell office:value-type="string" table:style-name="ce1">
            <text:p>Success</text:p>
          </table:table-cell>
          <table:table-cell office:value-type="float" office:value="127319" table:style-name="ce1">
            <text:p>127319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3H21M2.863S" table:style-name="ce2">
            <text:p>21:0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3H20M56.548S" table:style-name="ce2">
            <text:p>20:56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41" table:style-name="ce1">
            <text:p>6441</text:p>
          </table:table-cell>
          <table:table-cell office:value-type="string" table:style-name="ce1">
            <text:p>Success</text:p>
          </table:table-cell>
          <table:table-cell office:value-type="float" office:value="127327" table:style-name="ce1">
            <text:p>12732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3H21M1.733S" table:style-name="ce2">
            <text:p>21:01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754" table:style-name="ce1">
            <text:p>4754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3H20M56.096S" table:style-name="ce2">
            <text:p>20:5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407" table:style-name="ce1">
            <text:p>10407</text:p>
          </table:table-cell>
          <table:table-cell office:value-type="string" table:style-name="ce1">
            <text:p>Success</text:p>
          </table:table-cell>
          <table:table-cell office:value-type="float" office:value="23876" table:style-name="ce1">
            <text:p>23876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3H20M58.779S" table:style-name="ce2">
            <text:p>20:5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725" table:style-name="ce1">
            <text:p>7725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3H20M59.325S" table:style-name="ce2">
            <text:p>20:5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201" table:style-name="ce1">
            <text:p>7201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3H20M59.808S" table:style-name="ce2">
            <text:p>20:5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729" table:style-name="ce1">
            <text:p>6729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3H20M59.091S" table:style-name="ce2">
            <text:p>20:5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3H20M59.309S" table:style-name="ce2">
            <text:p>20:59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279" table:style-name="ce1">
            <text:p>7279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3H20M59.559S" table:style-name="ce2">
            <text:p>20:59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062" table:style-name="ce1">
            <text:p>7062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3H20M59.512S" table:style-name="ce2">
            <text:p>20:5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139" table:style-name="ce1">
            <text:p>7139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3H21M0.043S" table:style-name="ce2">
            <text:p>21:00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617" table:style-name="ce1">
            <text:p>6617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3H20M59.481S" table:style-name="ce2">
            <text:p>20:5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195" table:style-name="ce1">
            <text:p>7195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3H21M2.723S" table:style-name="ce2">
            <text:p>21:02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83" table:style-name="ce1">
            <text:p>3983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3H21M0.223S" table:style-name="ce2">
            <text:p>21:00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489" table:style-name="ce1">
            <text:p>6489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3H21M1.303S" table:style-name="ce2">
            <text:p>21:0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422" table:style-name="ce1">
            <text:p>5422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3H20M59.918S" table:style-name="ce2">
            <text:p>20:59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815" table:style-name="ce1">
            <text:p>6815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3H21M0.673S" table:style-name="ce2">
            <text:p>21:00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090" table:style-name="ce1">
            <text:p>6090</text:p>
          </table:table-cell>
          <table:table-cell office:value-type="string" table:style-name="ce1">
            <text:p>Success</text:p>
          </table:table-cell>
          <table:table-cell office:value-type="float" office:value="65197" table:style-name="ce1">
            <text:p>65197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3H20M59.621S" table:style-name="ce2">
            <text:p>20:5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154" table:style-name="ce1">
            <text:p>7154</text:p>
          </table:table-cell>
          <table:table-cell office:value-type="string" table:style-name="ce1">
            <text:p>Success</text:p>
          </table:table-cell>
          <table:table-cell office:value-type="float" office:value="65197" table:style-name="ce1">
            <text:p>6519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3H21M0.043S" table:style-name="ce2">
            <text:p>21:0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741" table:style-name="ce1">
            <text:p>6741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3H21M0.603S" table:style-name="ce2">
            <text:p>21:0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23" table:style-name="ce1">
            <text:p>6223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3H21M6.483S" table:style-name="ce2">
            <text:p>21:0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3H20M56.829S" table:style-name="ce2">
            <text:p>20:5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045" table:style-name="ce1">
            <text:p>10045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3H21M6.623S" table:style-name="ce2">
            <text:p>21:0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3H20M59.387S" table:style-name="ce2">
            <text:p>20:59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521" table:style-name="ce1">
            <text:p>7521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3H21M0.793S" table:style-name="ce2">
            <text:p>21:0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198" table:style-name="ce1">
            <text:p>6198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3H21M6.913S" table:style-name="ce2">
            <text:p>21:06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3H21M6.993S" table:style-name="ce2">
            <text:p>21:0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3H21M1.103S" table:style-name="ce2">
            <text:p>21:01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03" table:style-name="ce1">
            <text:p>6003</text:p>
          </table:table-cell>
          <table:table-cell office:value-type="string" table:style-name="ce1">
            <text:p>Success</text:p>
          </table:table-cell>
          <table:table-cell office:value-type="float" office:value="65197" table:style-name="ce1">
            <text:p>6519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3H21M1.903S" table:style-name="ce2">
            <text:p>21:0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203" table:style-name="ce1">
            <text:p>5203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3H21M1.713S" table:style-name="ce2">
            <text:p>21:0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413" table:style-name="ce1">
            <text:p>5413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3H21M2.883S" table:style-name="ce2">
            <text:p>21:02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50" table:style-name="ce1">
            <text:p>4250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3H20M59.013S" table:style-name="ce2">
            <text:p>20:5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120" table:style-name="ce1">
            <text:p>8120</text:p>
          </table:table-cell>
          <table:table-cell office:value-type="string" table:style-name="ce1">
            <text:p>Success</text:p>
          </table:table-cell>
          <table:table-cell office:value-type="float" office:value="65480" table:style-name="ce1">
            <text:p>65480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3H21M2.923S" table:style-name="ce2">
            <text:p>21:0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206" table:style-name="ce1">
            <text:p>4206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3H21M2.033S" table:style-name="ce2">
            <text:p>21:0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101" table:style-name="ce1">
            <text:p>5101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3H21M2.093S" table:style-name="ce2">
            <text:p>21:0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3H21M2.943S" table:style-name="ce2">
            <text:p>21:0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198" table:style-name="ce1">
            <text:p>4198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3H21M0.093S" table:style-name="ce2">
            <text:p>21:0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066" table:style-name="ce1">
            <text:p>7066</text:p>
          </table:table-cell>
          <table:table-cell office:value-type="string" table:style-name="ce1">
            <text:p>Success</text:p>
          </table:table-cell>
          <table:table-cell office:value-type="float" office:value="65197" table:style-name="ce1">
            <text:p>6519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3H21M1.113S" table:style-name="ce2">
            <text:p>21:01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3H20M57.312S" table:style-name="ce2">
            <text:p>20:57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873" table:style-name="ce1">
            <text:p>9873</text:p>
          </table:table-cell>
          <table:table-cell office:value-type="string" table:style-name="ce1">
            <text:p>Success</text:p>
          </table:table-cell>
          <table:table-cell office:value-type="float" office:value="65195" table:style-name="ce1">
            <text:p>65195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3H21M2.033S" table:style-name="ce2">
            <text:p>21:0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161" table:style-name="ce1">
            <text:p>5161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3H21M7.093S" table:style-name="ce2">
            <text:p>21:07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3H21M2.993S" table:style-name="ce2">
            <text:p>21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07" table:style-name="ce1">
            <text:p>42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3H21M6.723S" table:style-name="ce2">
            <text:p>21:0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3H21M6.593S" table:style-name="ce2">
            <text:p>21:0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3H21M1.883S" table:style-name="ce2">
            <text:p>21:0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332" table:style-name="ce1">
            <text:p>5332</text:p>
          </table:table-cell>
          <table:table-cell office:value-type="string" table:style-name="ce1">
            <text:p>Success</text:p>
          </table:table-cell>
          <table:table-cell office:value-type="float" office:value="64467" table:style-name="ce1">
            <text:p>6446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3H21M6.683S" table:style-name="ce2">
            <text:p>21:0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3H21M2.733S" table:style-name="ce2">
            <text:p>21:02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99" table:style-name="ce1">
            <text:p>449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3H21M6.733S" table:style-name="ce2">
            <text:p>21:0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3H21M7.193S" table:style-name="ce2">
            <text:p>21:0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3H21M2.873S" table:style-name="ce2">
            <text:p>21:02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398" table:style-name="ce1">
            <text:p>4398</text:p>
          </table:table-cell>
          <table:table-cell office:value-type="string" table:style-name="ce1">
            <text:p>Success</text:p>
          </table:table-cell>
          <table:table-cell office:value-type="float" office:value="69024" table:style-name="ce1">
            <text:p>69024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3H21M7.223S" table:style-name="ce2">
            <text:p>21:0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3H21M7.253S" table:style-name="ce2">
            <text:p>21:0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3H21M7.283S" table:style-name="ce2">
            <text:p>21:0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3H21M7.273S" table:style-name="ce2">
            <text:p>21:0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3H21M7.263S" table:style-name="ce2">
            <text:p>21:0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3H21M7.293S" table:style-name="ce2">
            <text:p>21:0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3H21M1.873S" table:style-name="ce2">
            <text:p>21:01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463" table:style-name="ce1">
            <text:p>5463</text:p>
          </table:table-cell>
          <table:table-cell office:value-type="string" table:style-name="ce1">
            <text:p>Success</text:p>
          </table:table-cell>
          <table:table-cell office:value-type="float" office:value="69377" table:style-name="ce1">
            <text:p>6937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3H21M7.203S" table:style-name="ce2">
            <text:p>21:0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3H21M7.243S" table:style-name="ce2">
            <text:p>21:0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3H21M7.403S" table:style-name="ce2">
            <text:p>21:0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3H21M7.173S" table:style-name="ce2">
            <text:p>21:07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3H21M7.483S" table:style-name="ce2">
            <text:p>21:0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3H21M6.883S" table:style-name="ce2">
            <text:p>21:0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40653" table:style-name="ce1">
            <text:p>40653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3H21M7.423S" table:style-name="ce2">
            <text:p>21:07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3H21M7.473S" table:style-name="ce2">
            <text:p>21:0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3H21M7.523S" table:style-name="ce2">
            <text:p>21:0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3H21M7.523S" table:style-name="ce2">
            <text:p>21:07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3H21M7.563S" table:style-name="ce2">
            <text:p>21:07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3H21M7.533S" table:style-name="ce2">
            <text:p>21:0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3H21M6.533S" table:style-name="ce2">
            <text:p>21:06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3H21M7.493S" table:style-name="ce2">
            <text:p>21:0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3H21M7.223S" table:style-name="ce2">
            <text:p>21:0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3H21M7.233S" table:style-name="ce2">
            <text:p>21:0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3H21M7.213S" table:style-name="ce2">
            <text:p>21:07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3H21M7.193S" table:style-name="ce2">
            <text:p>21:0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3H21M7.193S" table:style-name="ce2">
            <text:p>21:0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3H21M7.163S" table:style-name="ce2">
            <text:p>21:0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3H21M7.103S" table:style-name="ce2">
            <text:p>21:0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3H21M7.113S" table:style-name="ce2">
            <text:p>21:0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3H21M7.133S" table:style-name="ce2">
            <text:p>21:0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38" table:style-name="ce1">
            <text:p>18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3H21M6.993S" table:style-name="ce2">
            <text:p>21:0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3H21M6.923S" table:style-name="ce2">
            <text:p>21:06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3H21M6.873S" table:style-name="ce2">
            <text:p>21:06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260" table:style-name="ce1">
            <text:p>2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3H21M6.833S" table:style-name="ce2">
            <text:p>21:0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52" table:style-name="ce1">
            <text:p>23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3H21M6.783S" table:style-name="ce2">
            <text:p>21:0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3H21M6.763S" table:style-name="ce2">
            <text:p>21:06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512" table:style-name="ce1">
            <text:p>25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3H21M6.773S" table:style-name="ce2">
            <text:p>21:06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3H21M6.713S" table:style-name="ce2">
            <text:p>21:06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3H21M6.713S" table:style-name="ce2">
            <text:p>21:0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3H21M9.363S" table:style-name="ce2">
            <text:p>21:0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3H21M9.313S" table:style-name="ce2">
            <text:p>21:0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3H21M9.283S" table:style-name="ce2">
            <text:p>21:0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3H21M9.233S" table:style-name="ce2">
            <text:p>21:0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3H21M9.183S" table:style-name="ce2">
            <text:p>21:0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3H21M9.083S" table:style-name="ce2">
            <text:p>21:0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3H21M9.023S" table:style-name="ce2">
            <text:p>21:0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3H21M8.973S" table:style-name="ce2">
            <text:p>21:0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3H21M8.923S" table:style-name="ce2">
            <text:p>21:0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3H21M8.853S" table:style-name="ce2">
            <text:p>21:08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3H21M8.813S" table:style-name="ce2">
            <text:p>21:0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3H21M8.683S" table:style-name="ce2">
            <text:p>21:0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3H21M8.533S" table:style-name="ce2">
            <text:p>21:0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3H21M8.303S" table:style-name="ce2">
            <text:p>21:0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3H21M8.203S" table:style-name="ce2">
            <text:p>21:0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3H21M8.143S" table:style-name="ce2">
            <text:p>21:0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3H21M8.083S" table:style-name="ce2">
            <text:p>21:08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3H21M7.793S" table:style-name="ce2">
            <text:p>21:0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421" table:style-name="ce1">
            <text:p>24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3H21M7.633S" table:style-name="ce2">
            <text:p>21:0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3H21M9.403S" table:style-name="ce2">
            <text:p>21:0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3H21M7.303S" table:style-name="ce2">
            <text:p>21:0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Success</text:p>
          </table:table-cell>
          <table:table-cell office:value-type="float" office:value="27712" table:style-name="ce1">
            <text:p>27712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3H21M7.543S" table:style-name="ce2">
            <text:p>21:0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3H21M7.573S" table:style-name="ce2">
            <text:p>21:07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845" table:style-name="ce1">
            <text:p>284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3H21M10.423S" table:style-name="ce2">
            <text:p>21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3H21M10.423S" table:style-name="ce2">
            <text:p>21:1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3H21M10.443S" table:style-name="ce2">
            <text:p>21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3H21M10.453S" table:style-name="ce2">
            <text:p>21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3H21M7.333S" table:style-name="ce2">
            <text:p>21:0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502" table:style-name="ce1">
            <text:p>450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3H21M11.833S" table:style-name="ce2">
            <text:p>21:11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3H21M11.893S" table:style-name="ce2">
            <text:p>21:11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3H21M7.303S" table:style-name="ce2">
            <text:p>21:0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915" table:style-name="ce1">
            <text:p>491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3H21M12.213S" table:style-name="ce2">
            <text:p>21:1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3H21M12.293S" table:style-name="ce2">
            <text:p>21:12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3H21M9.683S" table:style-name="ce2">
            <text:p>21:09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3H20M57.156S" table:style-name="ce2">
            <text:p>20:5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420" table:style-name="ce1">
            <text:p>15420</text:p>
          </table:table-cell>
          <table:table-cell office:value-type="string" table:style-name="ce1">
            <text:p>Success</text:p>
          </table:table-cell>
          <table:table-cell office:value-type="float" office:value="64520" table:style-name="ce1">
            <text:p>64520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3H21M1.374S" table:style-name="ce2">
            <text:p>21:01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210" table:style-name="ce1">
            <text:p>11210</text:p>
          </table:table-cell>
          <table:table-cell office:value-type="string" table:style-name="ce1">
            <text:p>Success</text:p>
          </table:table-cell>
          <table:table-cell office:value-type="float" office:value="64511" table:style-name="ce1">
            <text:p>64511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3H21M10.083S" table:style-name="ce2">
            <text:p>21:10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3H21M9.773S" table:style-name="ce2">
            <text:p>21:09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3H21M10.393S" table:style-name="ce2">
            <text:p>21:1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24615" table:style-name="ce1">
            <text:p>24615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3H21M9.543S" table:style-name="ce2">
            <text:p>21:09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274" table:style-name="ce1">
            <text:p>3274</text:p>
          </table:table-cell>
          <table:table-cell office:value-type="string" table:style-name="ce1">
            <text:p>Success</text:p>
          </table:table-cell>
          <table:table-cell office:value-type="float" office:value="24610" table:style-name="ce1">
            <text:p>24610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3H20M58.763S" table:style-name="ce2">
            <text:p>20:5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055" table:style-name="ce1">
            <text:p>14055</text:p>
          </table:table-cell>
          <table:table-cell office:value-type="string" table:style-name="ce1">
            <text:p>Success</text:p>
          </table:table-cell>
          <table:table-cell office:value-type="float" office:value="64525" table:style-name="ce1">
            <text:p>64525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3H21M2.333S" table:style-name="ce2">
            <text:p>21:02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91" table:style-name="ce1">
            <text:p>10491</text:p>
          </table:table-cell>
          <table:table-cell office:value-type="string" table:style-name="ce1">
            <text:p>Success</text:p>
          </table:table-cell>
          <table:table-cell office:value-type="float" office:value="64511" table:style-name="ce1">
            <text:p>64511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3H21M10.273S" table:style-name="ce2">
            <text:p>21:1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3H21M10.223S" table:style-name="ce2">
            <text:p>21:10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3H21M6.663S" table:style-name="ce2">
            <text:p>21:06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176" table:style-name="ce1">
            <text:p>6176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3H21M9.133S" table:style-name="ce2">
            <text:p>21:09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07" table:style-name="ce1">
            <text:p>3707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3H21M7.703S" table:style-name="ce2">
            <text:p>21:0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144" table:style-name="ce1">
            <text:p>5144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3H21M9.633S" table:style-name="ce2">
            <text:p>21:0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35" table:style-name="ce1">
            <text:p>3235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3H21M9.903S" table:style-name="ce2">
            <text:p>21:09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983" table:style-name="ce1">
            <text:p>2983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3H21M2.703S" table:style-name="ce2">
            <text:p>21:02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192" table:style-name="ce1">
            <text:p>10192</text:p>
          </table:table-cell>
          <table:table-cell office:value-type="string" table:style-name="ce1">
            <text:p>Success</text:p>
          </table:table-cell>
          <table:table-cell office:value-type="float" office:value="68514" table:style-name="ce1">
            <text:p>68514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3H21M2.643S" table:style-name="ce2">
            <text:p>21:0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266" table:style-name="ce1">
            <text:p>10266</text:p>
          </table:table-cell>
          <table:table-cell office:value-type="string" table:style-name="ce1">
            <text:p>Success</text:p>
          </table:table-cell>
          <table:table-cell office:value-type="float" office:value="64896" table:style-name="ce1">
            <text:p>64896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3H21M2.293S" table:style-name="ce2">
            <text:p>21:02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646" table:style-name="ce1">
            <text:p>10646</text:p>
          </table:table-cell>
          <table:table-cell office:value-type="string" table:style-name="ce1">
            <text:p>Success</text:p>
          </table:table-cell>
          <table:table-cell office:value-type="float" office:value="64515" table:style-name="ce1">
            <text:p>64515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3H21M12.583S" table:style-name="ce2">
            <text:p>21:1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27710" table:style-name="ce1">
            <text:p>27710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3H21M7.333S" table:style-name="ce2">
            <text:p>21:0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634" table:style-name="ce1">
            <text:p>5634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3H20M57.047S" table:style-name="ce2">
            <text:p>20:5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927" table:style-name="ce1">
            <text:p>15927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3H21M12.583S" table:style-name="ce2">
            <text:p>21:1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3H21M7.143S" table:style-name="ce2">
            <text:p>21:0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838" table:style-name="ce1">
            <text:p>5838</text:p>
          </table:table-cell>
          <table:table-cell office:value-type="string" table:style-name="ce1">
            <text:p>Success</text:p>
          </table:table-cell>
          <table:table-cell office:value-type="float" office:value="56045" table:style-name="ce1">
            <text:p>56045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3H21M2.593S" table:style-name="ce2">
            <text:p>21:0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392" table:style-name="ce1">
            <text:p>10392</text:p>
          </table:table-cell>
          <table:table-cell office:value-type="string" table:style-name="ce1">
            <text:p>Success</text:p>
          </table:table-cell>
          <table:table-cell office:value-type="float" office:value="68517" table:style-name="ce1">
            <text:p>6851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3H21M2.543S" table:style-name="ce2">
            <text:p>21:02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40" table:style-name="ce1">
            <text:p>10440</text:p>
          </table:table-cell>
          <table:table-cell office:value-type="string" table:style-name="ce1">
            <text:p>Success</text:p>
          </table:table-cell>
          <table:table-cell office:value-type="float" office:value="64511" table:style-name="ce1">
            <text:p>6451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3H21M6.544S" table:style-name="ce2">
            <text:p>21:0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452" table:style-name="ce1">
            <text:p>6452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3H21M7.513S" table:style-name="ce2">
            <text:p>21:0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490" table:style-name="ce1">
            <text:p>5490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3H21M2.623S" table:style-name="ce2">
            <text:p>21:02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390" table:style-name="ce1">
            <text:p>10390</text:p>
          </table:table-cell>
          <table:table-cell office:value-type="string" table:style-name="ce1">
            <text:p>Success</text:p>
          </table:table-cell>
          <table:table-cell office:value-type="float" office:value="68531" table:style-name="ce1">
            <text:p>68531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3H21M6.513S" table:style-name="ce2">
            <text:p>21:06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508" table:style-name="ce1">
            <text:p>6508</text:p>
          </table:table-cell>
          <table:table-cell office:value-type="string" table:style-name="ce1">
            <text:p>Success</text:p>
          </table:table-cell>
          <table:table-cell office:value-type="float" office:value="56047" table:style-name="ce1">
            <text:p>560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3H20M56.642S" table:style-name="ce2">
            <text:p>20:5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383" table:style-name="ce1">
            <text:p>16383</text:p>
          </table:table-cell>
          <table:table-cell office:value-type="string" table:style-name="ce1">
            <text:p>Success</text:p>
          </table:table-cell>
          <table:table-cell office:value-type="float" office:value="64525" table:style-name="ce1">
            <text:p>64525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3H20M57.406S" table:style-name="ce2">
            <text:p>20:5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612" table:style-name="ce1">
            <text:p>15612</text:p>
          </table:table-cell>
          <table:table-cell office:value-type="string" table:style-name="ce1">
            <text:p>Success</text:p>
          </table:table-cell>
          <table:table-cell office:value-type="float" office:value="64511" table:style-name="ce1">
            <text:p>64511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3H20M57.702S" table:style-name="ce2">
            <text:p>20:5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339" table:style-name="ce1">
            <text:p>15339</text:p>
          </table:table-cell>
          <table:table-cell office:value-type="string" table:style-name="ce1">
            <text:p>Success</text:p>
          </table:table-cell>
          <table:table-cell office:value-type="float" office:value="64515" table:style-name="ce1">
            <text:p>64515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3H21M9.593S" table:style-name="ce2">
            <text:p>21:0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3H21M9.493S" table:style-name="ce2">
            <text:p>21:0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578" table:style-name="ce1">
            <text:p>3578</text:p>
          </table:table-cell>
          <table:table-cell office:value-type="string" table:style-name="ce1">
            <text:p>Success</text:p>
          </table:table-cell>
          <table:table-cell office:value-type="float" office:value="24610" table:style-name="ce1">
            <text:p>24610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3H21M10.123S" table:style-name="ce2">
            <text:p>21:1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52" table:style-name="ce1">
            <text:p>2952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3H20M57.562S" table:style-name="ce2">
            <text:p>20:5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528" table:style-name="ce1">
            <text:p>15528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3H20M56.704S" table:style-name="ce2">
            <text:p>20:5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388" table:style-name="ce1">
            <text:p>16388</text:p>
          </table:table-cell>
          <table:table-cell office:value-type="string" table:style-name="ce1">
            <text:p>Success</text:p>
          </table:table-cell>
          <table:table-cell office:value-type="float" office:value="65624" table:style-name="ce1">
            <text:p>65624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3H21M9.863S" table:style-name="ce2">
            <text:p>21:0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247" table:style-name="ce1">
            <text:p>3247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3H21M13.003S" table:style-name="ce2">
            <text:p>21:1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36" table:style-name="ce1">
            <text:p>436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3H21M11.963S" table:style-name="ce2">
            <text:p>21:12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Success</text:p>
          </table:table-cell>
          <table:table-cell office:value-type="float" office:value="29687" table:style-name="ce1">
            <text:p>2968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3H21M12.913S" table:style-name="ce2">
            <text:p>21:1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3H21M10.473S" table:style-name="ce2">
            <text:p>21:1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00" table:style-name="ce1">
            <text:p>2900</text:p>
          </table:table-cell>
          <table:table-cell office:value-type="string" table:style-name="ce1">
            <text:p>Success</text:p>
          </table:table-cell>
          <table:table-cell office:value-type="float" office:value="33922" table:style-name="ce1">
            <text:p>33922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3H21M12.383S" table:style-name="ce2">
            <text:p>21:1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31805" table:style-name="ce1">
            <text:p>31805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3H21M7.323S" table:style-name="ce2">
            <text:p>21:0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060" table:style-name="ce1">
            <text:p>6060</text:p>
          </table:table-cell>
          <table:table-cell office:value-type="string" table:style-name="ce1">
            <text:p>Success</text:p>
          </table:table-cell>
          <table:table-cell office:value-type="float" office:value="33946" table:style-name="ce1">
            <text:p>33946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3H21M10.493S" table:style-name="ce2">
            <text:p>21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Success</text:p>
          </table:table-cell>
          <table:table-cell office:value-type="float" office:value="33924" table:style-name="ce1">
            <text:p>33924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3H21M12.453S" table:style-name="ce2">
            <text:p>21:1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31764" table:style-name="ce1">
            <text:p>31764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3H21M12.753S" table:style-name="ce2">
            <text:p>21:12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7577" table:style-name="ce1">
            <text:p>2757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3H21M12.743S" table:style-name="ce2">
            <text:p>21:1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27577" table:style-name="ce1">
            <text:p>2757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3H21M13.093S" table:style-name="ce2">
            <text:p>21:1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3H21M13.343S" table:style-name="ce2">
            <text:p>21:13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3H21M13.443S" table:style-name="ce2">
            <text:p>21:1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3H21M12.893S" table:style-name="ce2">
            <text:p>21:12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25412" table:style-name="ce1">
            <text:p>25412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3H20M56.876S" table:style-name="ce2">
            <text:p>20:5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021" table:style-name="ce1">
            <text:p>17021</text:p>
          </table:table-cell>
          <table:table-cell office:value-type="string" table:style-name="ce1">
            <text:p>Success</text:p>
          </table:table-cell>
          <table:table-cell office:value-type="float" office:value="64494" table:style-name="ce1">
            <text:p>64494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3H21M10.333S" table:style-name="ce2">
            <text:p>21:1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617" table:style-name="ce1">
            <text:p>3617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3H21M13.133S" table:style-name="ce2">
            <text:p>21:1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31822" table:style-name="ce1">
            <text:p>31822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3H21M13.093S" table:style-name="ce2">
            <text:p>21:1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Success</text:p>
          </table:table-cell>
          <table:table-cell office:value-type="float" office:value="31766" table:style-name="ce1">
            <text:p>31766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3H21M12.833S" table:style-name="ce2">
            <text:p>21:1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38122" table:style-name="ce1">
            <text:p>38122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3H21M13.073S" table:style-name="ce2">
            <text:p>21:13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31764" table:style-name="ce1">
            <text:p>31764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3H21M12.983S" table:style-name="ce2">
            <text:p>21:1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99" table:style-name="ce1">
            <text:p>1399</text:p>
          </table:table-cell>
          <table:table-cell office:value-type="string" table:style-name="ce1">
            <text:p>Success</text:p>
          </table:table-cell>
          <table:table-cell office:value-type="float" office:value="38122" table:style-name="ce1">
            <text:p>38122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3H21M13.043S" table:style-name="ce2">
            <text:p>21:1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48" table:style-name="ce1">
            <text:p>1348</text:p>
          </table:table-cell>
          <table:table-cell office:value-type="string" table:style-name="ce1">
            <text:p>Success</text:p>
          </table:table-cell>
          <table:table-cell office:value-type="float" office:value="38120" table:style-name="ce1">
            <text:p>38120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3H21M13.113S" table:style-name="ce2">
            <text:p>21:1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38120" table:style-name="ce1">
            <text:p>38120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3H21M14.303S" table:style-name="ce2">
            <text:p>21:14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3H21M14.823S" table:style-name="ce2">
            <text:p>21:1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3H21M13.953S" table:style-name="ce2">
            <text:p>21:1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38122" table:style-name="ce1">
            <text:p>38122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3H21M7.863S" table:style-name="ce2">
            <text:p>21:0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893" table:style-name="ce1">
            <text:p>7893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3H21M1.473S" table:style-name="ce2">
            <text:p>21:0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315" table:style-name="ce1">
            <text:p>14315</text:p>
          </table:table-cell>
          <table:table-cell office:value-type="string" table:style-name="ce1">
            <text:p>Success</text:p>
          </table:table-cell>
          <table:table-cell office:value-type="float" office:value="64515" table:style-name="ce1">
            <text:p>64515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3H21M7.593S" table:style-name="ce2">
            <text:p>21:0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208" table:style-name="ce1">
            <text:p>8208</text:p>
          </table:table-cell>
          <table:table-cell office:value-type="string" table:style-name="ce1">
            <text:p>Success</text:p>
          </table:table-cell>
          <table:table-cell office:value-type="float" office:value="48318" table:style-name="ce1">
            <text:p>48318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3H21M9.953S" table:style-name="ce2">
            <text:p>21:1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868" table:style-name="ce1">
            <text:p>5868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3H21M8.003S" table:style-name="ce2">
            <text:p>21:0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28" table:style-name="ce1">
            <text:p>7828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3H21M10.163S" table:style-name="ce2">
            <text:p>21:10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64" table:style-name="ce1">
            <text:p>5664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3H21M6.543S" table:style-name="ce2">
            <text:p>21:06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289" table:style-name="ce1">
            <text:p>9289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3H21M6.653S" table:style-name="ce2">
            <text:p>21:0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185" table:style-name="ce1">
            <text:p>9185</text:p>
          </table:table-cell>
          <table:table-cell office:value-type="string" table:style-name="ce1">
            <text:p>Success</text:p>
          </table:table-cell>
          <table:table-cell office:value-type="float" office:value="56045" table:style-name="ce1">
            <text:p>56045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3H21M6.513S" table:style-name="ce2">
            <text:p>21:0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336" table:style-name="ce1">
            <text:p>9336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3H20M59.793S" table:style-name="ce2">
            <text:p>20:5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079" table:style-name="ce1">
            <text:p>16079</text:p>
          </table:table-cell>
          <table:table-cell office:value-type="string" table:style-name="ce1">
            <text:p>Success</text:p>
          </table:table-cell>
          <table:table-cell office:value-type="float" office:value="57656" table:style-name="ce1">
            <text:p>57656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3H21M15.804S" table:style-name="ce2">
            <text:p>21:1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36" table:style-name="ce1">
            <text:p>436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3H21M13.423S" table:style-name="ce2">
            <text:p>21:13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3H21M12.823S" table:style-name="ce2">
            <text:p>21:12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104" table:style-name="ce1">
            <text:p>3104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3H21M13.023S" table:style-name="ce2">
            <text:p>21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3H21M9.453S" table:style-name="ce2">
            <text:p>21:09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99" table:style-name="ce1">
            <text:p>6599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3H21M13.043S" table:style-name="ce2">
            <text:p>21:1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3H21M12.943S" table:style-name="ce2">
            <text:p>21:12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61" table:style-name="ce1">
            <text:p>3161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3H21M12.903S" table:style-name="ce2">
            <text:p>21:1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08" table:style-name="ce1">
            <text:p>3208</text:p>
          </table:table-cell>
          <table:table-cell office:value-type="string" table:style-name="ce1">
            <text:p>Success</text:p>
          </table:table-cell>
          <table:table-cell office:value-type="float" office:value="27704" table:style-name="ce1">
            <text:p>27704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3H21M9.723S" table:style-name="ce2">
            <text:p>21:0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80" table:style-name="ce1">
            <text:p>6380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3H21M14.323S" table:style-name="ce2">
            <text:p>21:1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3H21M9.813S" table:style-name="ce2">
            <text:p>21:0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314" table:style-name="ce1">
            <text:p>6314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3H21M13.023S" table:style-name="ce2">
            <text:p>21:1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103" table:style-name="ce1">
            <text:p>3103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3H21M9.993S" table:style-name="ce2">
            <text:p>21:1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139" table:style-name="ce1">
            <text:p>6139</text:p>
          </table:table-cell>
          <table:table-cell office:value-type="string" table:style-name="ce1">
            <text:p>Success</text:p>
          </table:table-cell>
          <table:table-cell office:value-type="float" office:value="24610" table:style-name="ce1">
            <text:p>2461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3H21M13.583S" table:style-name="ce2">
            <text:p>21:1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54" table:style-name="ce1">
            <text:p>2554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3H21M15.063S" table:style-name="ce2">
            <text:p>21:15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3H21M13.413S" table:style-name="ce2">
            <text:p>21:1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753" table:style-name="ce1">
            <text:p>275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3H21M13.413S" table:style-name="ce2">
            <text:p>21:1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3H21M12.983S" table:style-name="ce2">
            <text:p>21:1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3H21M14.853S" table:style-name="ce2">
            <text:p>21:1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3H21M14.383S" table:style-name="ce2">
            <text:p>21:14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3H21M14.363S" table:style-name="ce2">
            <text:p>21:1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3H21M12.823S" table:style-name="ce2">
            <text:p>21:12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3H21M12.993S" table:style-name="ce2">
            <text:p>21:1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321" table:style-name="ce1">
            <text:p>3321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3H21M15.793S" table:style-name="ce2">
            <text:p>21:1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7702" table:style-name="ce1">
            <text:p>27702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3H21M13.293S" table:style-name="ce2">
            <text:p>21:13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uccess</text:p>
          </table:table-cell>
          <table:table-cell office:value-type="float" office:value="61797" table:style-name="ce1">
            <text:p>6179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3H21M16.253S" table:style-name="ce2">
            <text:p>21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3H21M14.393S" table:style-name="ce2">
            <text:p>21:1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3H21M12.993S" table:style-name="ce2">
            <text:p>21:1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Success</text:p>
          </table:table-cell>
          <table:table-cell office:value-type="float" office:value="40289" table:style-name="ce1">
            <text:p>40289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3H21M13.023S" table:style-name="ce2">
            <text:p>21:1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Success</text:p>
          </table:table-cell>
          <table:table-cell office:value-type="float" office:value="39563" table:style-name="ce1">
            <text:p>39563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3H21M14.303S" table:style-name="ce2">
            <text:p>21:14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66" table:style-name="ce1">
            <text:p>2166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3H21M12.983S" table:style-name="ce2">
            <text:p>21:1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3H21M12.843S" table:style-name="ce2">
            <text:p>21:1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652" table:style-name="ce1">
            <text:p>3652</text:p>
          </table:table-cell>
          <table:table-cell office:value-type="string" table:style-name="ce1">
            <text:p>Success</text:p>
          </table:table-cell>
          <table:table-cell office:value-type="float" office:value="40289" table:style-name="ce1">
            <text:p>40289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3H21M16.273S" table:style-name="ce2">
            <text:p>21:16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3H21M16.113S" table:style-name="ce2">
            <text:p>21:1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3H21M16.403S" table:style-name="ce2">
            <text:p>21:16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3H21M15.903S" table:style-name="ce2">
            <text:p>21:1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3H21M16.173S" table:style-name="ce2">
            <text:p>21:16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3H21M16.473S" table:style-name="ce2">
            <text:p>21:1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3H21M16.303S" table:style-name="ce2">
            <text:p>21:1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3H21M16.193S" table:style-name="ce2">
            <text:p>21:1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3H21M15.763S" table:style-name="ce2">
            <text:p>21:1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ccess</text:p>
          </table:table-cell>
          <table:table-cell office:value-type="float" office:value="40240" table:style-name="ce1">
            <text:p>40240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3H21M15.833S" table:style-name="ce2">
            <text:p>21:1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42359" table:style-name="ce1">
            <text:p>42359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3H21M16.863S" table:style-name="ce2">
            <text:p>21:16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3H21M16.773S" table:style-name="ce2">
            <text:p>21:1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3H21M17.003S" table:style-name="ce2">
            <text:p>21:1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3H21M16.953S" table:style-name="ce2">
            <text:p>21:1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3H21M16.703S" table:style-name="ce2">
            <text:p>21:1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3H21M16.153S" table:style-name="ce2">
            <text:p>21:1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3H21M16.783S" table:style-name="ce2">
            <text:p>21:1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3H21M17.133S" table:style-name="ce2">
            <text:p>21:1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3H21M17.143S" table:style-name="ce2">
            <text:p>21:1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3H21M17.143S" table:style-name="ce2">
            <text:p>21:17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3H21M17.133S" table:style-name="ce2">
            <text:p>21:17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3H21M17.143S" table:style-name="ce2">
            <text:p>21:1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3H21M17.123S" table:style-name="ce2">
            <text:p>21:17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3H21M17.173S" table:style-name="ce2">
            <text:p>21:1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3H21M17.133S" table:style-name="ce2">
            <text:p>21:1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84" table:style-name="ce1">
            <text:p>384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3H21M16.633S" table:style-name="ce2">
            <text:p>21:1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3H21M15.883S" table:style-name="ce2">
            <text:p>21:1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52" table:style-name="ce1">
            <text:p>1352</text:p>
          </table:table-cell>
          <table:table-cell office:value-type="string" table:style-name="ce1">
            <text:p>Success</text:p>
          </table:table-cell>
          <table:table-cell office:value-type="float" office:value="48756" table:style-name="ce1">
            <text:p>48756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3H21M15.883S" table:style-name="ce2">
            <text:p>21:15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Success</text:p>
          </table:table-cell>
          <table:table-cell office:value-type="float" office:value="48711" table:style-name="ce1">
            <text:p>48711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3H21M16.923S" table:style-name="ce2">
            <text:p>21:1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3H21M15.823S" table:style-name="ce2">
            <text:p>21:15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39" table:style-name="ce1">
            <text:p>1539</text:p>
          </table:table-cell>
          <table:table-cell office:value-type="string" table:style-name="ce1">
            <text:p>Success</text:p>
          </table:table-cell>
          <table:table-cell office:value-type="float" office:value="46596" table:style-name="ce1">
            <text:p>46596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3H21M16.133S" table:style-name="ce2">
            <text:p>21:16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50830" table:style-name="ce1">
            <text:p>50830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3H21M17.243S" table:style-name="ce2">
            <text:p>21:1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3H21M18.543S" table:style-name="ce2">
            <text:p>21:18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3H21M15.833S" table:style-name="ce2">
            <text:p>21:1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314" table:style-name="ce1">
            <text:p>3314</text:p>
          </table:table-cell>
          <table:table-cell office:value-type="string" table:style-name="ce1">
            <text:p>Success</text:p>
          </table:table-cell>
          <table:table-cell office:value-type="float" office:value="40289" table:style-name="ce1">
            <text:p>40289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3H21M17.263S" table:style-name="ce2">
            <text:p>21:1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3H21M19.193S" table:style-name="ce2">
            <text:p>21:19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3H21M19.463S" table:style-name="ce2">
            <text:p>21:19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3H21M13.563S" table:style-name="ce2">
            <text:p>21:1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323" table:style-name="ce1">
            <text:p>6323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3H21M13.903S" table:style-name="ce2">
            <text:p>21:13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036" table:style-name="ce1">
            <text:p>6036</text:p>
          </table:table-cell>
          <table:table-cell office:value-type="string" table:style-name="ce1">
            <text:p>Success</text:p>
          </table:table-cell>
          <table:table-cell office:value-type="float" office:value="27704" table:style-name="ce1">
            <text:p>27704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3H21M15.833S" table:style-name="ce2">
            <text:p>21:1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26" table:style-name="ce1">
            <text:p>4126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3H21M10.033S" table:style-name="ce2">
            <text:p>21:1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936" table:style-name="ce1">
            <text:p>9936</text:p>
          </table:table-cell>
          <table:table-cell office:value-type="string" table:style-name="ce1">
            <text:p>Success</text:p>
          </table:table-cell>
          <table:table-cell office:value-type="float" office:value="24610" table:style-name="ce1">
            <text:p>2461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3H21M14.413S" table:style-name="ce2">
            <text:p>21:1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3H21M13.013S" table:style-name="ce2">
            <text:p>21:13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989" table:style-name="ce1">
            <text:p>6989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3H21M17.403S" table:style-name="ce2">
            <text:p>21:1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3H21M13.613S" table:style-name="ce2">
            <text:p>21:13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446" table:style-name="ce1">
            <text:p>644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3H21M16.483S" table:style-name="ce2">
            <text:p>21:1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629" table:style-name="ce1">
            <text:p>3629</text:p>
          </table:table-cell>
          <table:table-cell office:value-type="string" table:style-name="ce1">
            <text:p>Success</text:p>
          </table:table-cell>
          <table:table-cell office:value-type="float" office:value="59306" table:style-name="ce1">
            <text:p>59306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3H21M16.323S" table:style-name="ce2">
            <text:p>21:16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3H21M13.383S" table:style-name="ce2">
            <text:p>21:13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827" table:style-name="ce1">
            <text:p>6827</text:p>
          </table:table-cell>
          <table:table-cell office:value-type="string" table:style-name="ce1">
            <text:p>Success</text:p>
          </table:table-cell>
          <table:table-cell office:value-type="float" office:value="68528" table:style-name="ce1">
            <text:p>68528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3H21M17.213S" table:style-name="ce2">
            <text:p>21:1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3H21M12.843S" table:style-name="ce2">
            <text:p>21:1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409" table:style-name="ce1">
            <text:p>7409</text:p>
          </table:table-cell>
          <table:table-cell office:value-type="string" table:style-name="ce1">
            <text:p>Success</text:p>
          </table:table-cell>
          <table:table-cell office:value-type="float" office:value="56606" table:style-name="ce1">
            <text:p>56606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3H21M12.813S" table:style-name="ce2">
            <text:p>21:1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435" table:style-name="ce1">
            <text:p>7435</text:p>
          </table:table-cell>
          <table:table-cell office:value-type="string" table:style-name="ce1">
            <text:p>Success</text:p>
          </table:table-cell>
          <table:table-cell office:value-type="float" office:value="58218" table:style-name="ce1">
            <text:p>58218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3H21M13.383S" table:style-name="ce2">
            <text:p>21:13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880" table:style-name="ce1">
            <text:p>6880</text:p>
          </table:table-cell>
          <table:table-cell office:value-type="string" table:style-name="ce1">
            <text:p>Success</text:p>
          </table:table-cell>
          <table:table-cell office:value-type="float" office:value="61797" table:style-name="ce1">
            <text:p>61797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3H21M13.373S" table:style-name="ce2">
            <text:p>21:1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897" table:style-name="ce1">
            <text:p>6897</text:p>
          </table:table-cell>
          <table:table-cell office:value-type="string" table:style-name="ce1">
            <text:p>Success</text:p>
          </table:table-cell>
          <table:table-cell office:value-type="float" office:value="61797" table:style-name="ce1">
            <text:p>6179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3H21M15.853S" table:style-name="ce2">
            <text:p>21:1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416" table:style-name="ce1">
            <text:p>4416</text:p>
          </table:table-cell>
          <table:table-cell office:value-type="string" table:style-name="ce1">
            <text:p>Success</text:p>
          </table:table-cell>
          <table:table-cell office:value-type="float" office:value="40289" table:style-name="ce1">
            <text:p>40289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3H21M17.053S" table:style-name="ce2">
            <text:p>21:1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3H21M16.433S" table:style-name="ce2">
            <text:p>21:16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65" table:style-name="ce1">
            <text:p>3865</text:p>
          </table:table-cell>
          <table:table-cell office:value-type="string" table:style-name="ce1">
            <text:p>Success</text:p>
          </table:table-cell>
          <table:table-cell office:value-type="float" office:value="59306" table:style-name="ce1">
            <text:p>59306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3H21M18.563S" table:style-name="ce2">
            <text:p>21:1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Success</text:p>
          </table:table-cell>
          <table:table-cell office:value-type="float" office:value="44540" table:style-name="ce1">
            <text:p>44540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3H21M17.063S" table:style-name="ce2">
            <text:p>21:17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3H21M17.363S" table:style-name="ce2">
            <text:p>21:1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3H21M16.143S" table:style-name="ce2">
            <text:p>21:1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231" table:style-name="ce1">
            <text:p>4231</text:p>
          </table:table-cell>
          <table:table-cell office:value-type="string" table:style-name="ce1">
            <text:p>Success</text:p>
          </table:table-cell>
          <table:table-cell office:value-type="float" office:value="58217" table:style-name="ce1">
            <text:p>58217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3H21M16.403S" table:style-name="ce2">
            <text:p>21:16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78" table:style-name="ce1">
            <text:p>3978</text:p>
          </table:table-cell>
          <table:table-cell office:value-type="string" table:style-name="ce1">
            <text:p>Success</text:p>
          </table:table-cell>
          <table:table-cell office:value-type="float" office:value="59304" table:style-name="ce1">
            <text:p>59304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3H21M17.313S" table:style-name="ce2">
            <text:p>21:1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082" table:style-name="ce1">
            <text:p>3082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3H21M15.833S" table:style-name="ce2">
            <text:p>21:1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68" table:style-name="ce1">
            <text:p>4568</text:p>
          </table:table-cell>
          <table:table-cell office:value-type="string" table:style-name="ce1">
            <text:p>Success</text:p>
          </table:table-cell>
          <table:table-cell office:value-type="float" office:value="56606" table:style-name="ce1">
            <text:p>56606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3H21M20.313S" table:style-name="ce2">
            <text:p>21:20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3H21M17.223S" table:style-name="ce2">
            <text:p>21:1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191" table:style-name="ce1">
            <text:p>3191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3H21M13.403S" table:style-name="ce2">
            <text:p>21:1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34" table:style-name="ce1">
            <text:p>7034</text:p>
          </table:table-cell>
          <table:table-cell office:value-type="string" table:style-name="ce1">
            <text:p>Success</text:p>
          </table:table-cell>
          <table:table-cell office:value-type="float" office:value="61797" table:style-name="ce1">
            <text:p>6179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3H21M20.413S" table:style-name="ce2">
            <text:p>21:20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56" table:style-name="ce1">
            <text:p>756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3H21M17.223S" table:style-name="ce2">
            <text:p>21:1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3H21M16.493S" table:style-name="ce2">
            <text:p>21:1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032" table:style-name="ce1">
            <text:p>4032</text:p>
          </table:table-cell>
          <table:table-cell office:value-type="string" table:style-name="ce1">
            <text:p>Success</text:p>
          </table:table-cell>
          <table:table-cell office:value-type="float" office:value="59304" table:style-name="ce1">
            <text:p>59304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3H21M20.473S" table:style-name="ce2">
            <text:p>21:2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56" table:style-name="ce1">
            <text:p>756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3H21M20.233S" table:style-name="ce2">
            <text:p>21:2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756" table:style-name="ce1">
            <text:p>756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3H21M20.113S" table:style-name="ce2">
            <text:p>21:20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3H21M20.533S" table:style-name="ce2">
            <text:p>21:2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3H21M20.383S" table:style-name="ce2">
            <text:p>21:2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3H21M15.933S" table:style-name="ce2">
            <text:p>21:15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276" table:style-name="ce1">
            <text:p>527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3H21M12.973S" table:style-name="ce2">
            <text:p>21:1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248" table:style-name="ce1">
            <text:p>8248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3H21M16.043S" table:style-name="ce2">
            <text:p>21:1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192" table:style-name="ce1">
            <text:p>519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3H21M16.133S" table:style-name="ce2">
            <text:p>21:1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104" table:style-name="ce1">
            <text:p>510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3H21M16.213S" table:style-name="ce2">
            <text:p>21:1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037" table:style-name="ce1">
            <text:p>503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3H21M16.113S" table:style-name="ce2">
            <text:p>21:16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175" table:style-name="ce1">
            <text:p>5175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3H21M12.973S" table:style-name="ce2">
            <text:p>21:1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318" table:style-name="ce1">
            <text:p>831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3H21M16.103S" table:style-name="ce2">
            <text:p>21:16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187" table:style-name="ce1">
            <text:p>518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3H21M16.313S" table:style-name="ce2">
            <text:p>21:1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95" table:style-name="ce1">
            <text:p>499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3H21M16.313S" table:style-name="ce2">
            <text:p>21:1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994" table:style-name="ce1">
            <text:p>499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3H21M12.983S" table:style-name="ce2">
            <text:p>21:1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353" table:style-name="ce1">
            <text:p>835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3H21M20.293S" table:style-name="ce2">
            <text:p>21:2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3H21M19.153S" table:style-name="ce2">
            <text:p>21:1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Success</text:p>
          </table:table-cell>
          <table:table-cell office:value-type="float" office:value="61422" table:style-name="ce1">
            <text:p>61422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3H21M19.883S" table:style-name="ce2">
            <text:p>21:1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Success</text:p>
          </table:table-cell>
          <table:table-cell office:value-type="float" office:value="63542" table:style-name="ce1">
            <text:p>6354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3H21M21.193S" table:style-name="ce2">
            <text:p>21:21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3H21M19.963S" table:style-name="ce2">
            <text:p>21:2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Success</text:p>
          </table:table-cell>
          <table:table-cell office:value-type="float" office:value="67779" table:style-name="ce1">
            <text:p>67779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3H21M20.273S" table:style-name="ce2">
            <text:p>21:20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Success</text:p>
          </table:table-cell>
          <table:table-cell office:value-type="float" office:value="69895" table:style-name="ce1">
            <text:p>69895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3H21M19.973S" table:style-name="ce2">
            <text:p>21:2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Success</text:p>
          </table:table-cell>
          <table:table-cell office:value-type="float" office:value="67777" table:style-name="ce1">
            <text:p>6777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3H21M20.983S" table:style-name="ce2">
            <text:p>21:21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3H21M20.393S" table:style-name="ce2">
            <text:p>21:20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69959" table:style-name="ce1">
            <text:p>69959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3H21M20.723S" table:style-name="ce2">
            <text:p>21:20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3H21M22.083S" table:style-name="ce2">
            <text:p>21:22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3H21M22.003S" table:style-name="ce2">
            <text:p>21:2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3H21M22.003S" table:style-name="ce2">
            <text:p>21:22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3H21M21.913S" table:style-name="ce2">
            <text:p>21:2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3H21M21.753S" table:style-name="ce2">
            <text:p>21:2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3H21M21.663S" table:style-name="ce2">
            <text:p>21:2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3H21M22.653S" table:style-name="ce2">
            <text:p>21:2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3H21M22.593S" table:style-name="ce2">
            <text:p>21:22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3H21M22.513S" table:style-name="ce2">
            <text:p>21:22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3H21M22.433S" table:style-name="ce2">
            <text:p>21:22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3H21M19.983S" table:style-name="ce2">
            <text:p>21:20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009" table:style-name="ce1">
            <text:p>30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3H21M20.293S" table:style-name="ce2">
            <text:p>21:2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3H21M20.323S" table:style-name="ce2">
            <text:p>21:20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702" table:style-name="ce1">
            <text:p>27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3H21M22.303S" table:style-name="ce2">
            <text:p>21:2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3H21M21.333S" table:style-name="ce2">
            <text:p>21:2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3H21M21.213S" table:style-name="ce2">
            <text:p>21:2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3H21M21.303S" table:style-name="ce2">
            <text:p>21:2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3H21M22.213S" table:style-name="ce2">
            <text:p>21:22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3H21M21.303S" table:style-name="ce2">
            <text:p>21:21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3H21M21.293S" table:style-name="ce2">
            <text:p>21:21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3H21M21.243S" table:style-name="ce2">
            <text:p>21:21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3H21M21.283S" table:style-name="ce2">
            <text:p>21:21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3H21M22.963S" table:style-name="ce2">
            <text:p>21:2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3H21M21.293S" table:style-name="ce2">
            <text:p>21:2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3H21M21.233S" table:style-name="ce2">
            <text:p>21:21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3H21M21.223S" table:style-name="ce2">
            <text:p>21:2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3H21M21.253S" table:style-name="ce2">
            <text:p>21:2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3H21M20.363S" table:style-name="ce2">
            <text:p>21:20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926" table:style-name="ce1">
            <text:p>29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3H21M22.913S" table:style-name="ce2">
            <text:p>21:2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3H21M20.053S" table:style-name="ce2">
            <text:p>21:2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3H21M20.013S" table:style-name="ce2">
            <text:p>21:2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3H21M23.293S" table:style-name="ce2">
            <text:p>21:2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3H21M23.013S" table:style-name="ce2">
            <text:p>21:23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3H21M22.993S" table:style-name="ce2">
            <text:p>21:23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3H21M23.023S" table:style-name="ce2">
            <text:p>21:2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3H21M23.333S" table:style-name="ce2">
            <text:p>21:2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3H21M23.323S" table:style-name="ce2">
            <text:p>21:2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3H21M23.353S" table:style-name="ce2">
            <text:p>21:2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3H21M23.353S" table:style-name="ce2">
            <text:p>21:2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3H21M23.343S" table:style-name="ce2">
            <text:p>21:2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3H21M23.353S" table:style-name="ce2">
            <text:p>21:23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3H21M23.363S" table:style-name="ce2">
            <text:p>21:23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3H21M23.353S" table:style-name="ce2">
            <text:p>21:2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3H21M22.773S" table:style-name="ce2">
            <text:p>21:22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3H21M22.733S" table:style-name="ce2">
            <text:p>21:2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3H21M23.393S" table:style-name="ce2">
            <text:p>21:2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3H21M23.313S" table:style-name="ce2">
            <text:p>21:2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3H21M23.193S" table:style-name="ce2">
            <text:p>21:2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3H21M23.103S" table:style-name="ce2">
            <text:p>21:2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3H21M23.453S" table:style-name="ce2">
            <text:p>21:2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3H21M20.573S" table:style-name="ce2">
            <text:p>21:20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569" table:style-name="ce1">
            <text:p>3569</text:p>
          </table:table-cell>
          <table:table-cell office:value-type="string" table:style-name="ce1">
            <text:p>Success</text:p>
          </table:table-cell>
          <table:table-cell office:value-type="float" office:value="70023" table:style-name="ce1">
            <text:p>70023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3H21M20.453S" table:style-name="ce2">
            <text:p>21:2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Success</text:p>
          </table:table-cell>
          <table:table-cell office:value-type="float" office:value="69961" table:style-name="ce1">
            <text:p>69961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3H21M20.543S" table:style-name="ce2">
            <text:p>21:2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46" table:style-name="ce1">
            <text:p>3646</text:p>
          </table:table-cell>
          <table:table-cell office:value-type="string" table:style-name="ce1">
            <text:p>Success</text:p>
          </table:table-cell>
          <table:table-cell office:value-type="float" office:value="70003" table:style-name="ce1">
            <text:p>70003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3H21M24.193S" table:style-name="ce2">
            <text:p>21:2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3H21M24.853S" table:style-name="ce2">
            <text:p>21:2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3H21M24.163S" table:style-name="ce2">
            <text:p>21:2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3H21M24.143S" table:style-name="ce2">
            <text:p>21:2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3H21M24.904S" table:style-name="ce2">
            <text:p>21:2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3H21M24.983S" table:style-name="ce2">
            <text:p>21:2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3H21M16.313S" table:style-name="ce2">
            <text:p>21:1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755" table:style-name="ce1">
            <text:p>875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3H21M25.074S" table:style-name="ce2">
            <text:p>21:2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3H21M23.273S" table:style-name="ce2">
            <text:p>21:23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24" table:style-name="ce1">
            <text:p>3124</text:p>
          </table:table-cell>
          <table:table-cell office:value-type="string" table:style-name="ce1">
            <text:p>Success</text:p>
          </table:table-cell>
          <table:table-cell office:value-type="float" office:value="78370" table:style-name="ce1">
            <text:p>78370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3H21M23.163S" table:style-name="ce2">
            <text:p>21:2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15" table:style-name="ce1">
            <text:p>3315</text:p>
          </table:table-cell>
          <table:table-cell office:value-type="string" table:style-name="ce1">
            <text:p>Success</text:p>
          </table:table-cell>
          <table:table-cell office:value-type="float" office:value="86845" table:style-name="ce1">
            <text:p>86845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3H21M26.403S" table:style-name="ce2">
            <text:p>21:2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3H21M26.493S" table:style-name="ce2">
            <text:p>21:2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3H21M26.483S" table:style-name="ce2">
            <text:p>21:26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3H21M26.533S" table:style-name="ce2">
            <text:p>21:26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3H21M26.533S" table:style-name="ce2">
            <text:p>21:2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3H21M26.563S" table:style-name="ce2">
            <text:p>21:2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3H21M26.583S" table:style-name="ce2">
            <text:p>21:2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3H21M23.233S" table:style-name="ce2">
            <text:p>21:23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439" table:style-name="ce1">
            <text:p>3439</text:p>
          </table:table-cell>
          <table:table-cell office:value-type="string" table:style-name="ce1">
            <text:p>Success</text:p>
          </table:table-cell>
          <table:table-cell office:value-type="float" office:value="93211" table:style-name="ce1">
            <text:p>9321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3H21M26.603S" table:style-name="ce2">
            <text:p>21:2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3H21M23.133S" table:style-name="ce2">
            <text:p>21:2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Success</text:p>
          </table:table-cell>
          <table:table-cell office:value-type="float" office:value="91093" table:style-name="ce1">
            <text:p>91093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3H21M26.673S" table:style-name="ce2">
            <text:p>21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3H21M23.213S" table:style-name="ce2">
            <text:p>21:2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04" table:style-name="ce1">
            <text:p>3504</text:p>
          </table:table-cell>
          <table:table-cell office:value-type="string" table:style-name="ce1">
            <text:p>Success</text:p>
          </table:table-cell>
          <table:table-cell office:value-type="float" office:value="93213" table:style-name="ce1">
            <text:p>93213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3H21M26.703S" table:style-name="ce2">
            <text:p>21:26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3H21M26.723S" table:style-name="ce2">
            <text:p>21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3H21M23.053S" table:style-name="ce2">
            <text:p>21:23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707" table:style-name="ce1">
            <text:p>3707</text:p>
          </table:table-cell>
          <table:table-cell office:value-type="string" table:style-name="ce1">
            <text:p>Success</text:p>
          </table:table-cell>
          <table:table-cell office:value-type="float" office:value="93213" table:style-name="ce1">
            <text:p>93213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3H21M26.723S" table:style-name="ce2">
            <text:p>21:26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3H21M23.083S" table:style-name="ce2">
            <text:p>21:2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692" table:style-name="ce1">
            <text:p>3692</text:p>
          </table:table-cell>
          <table:table-cell office:value-type="string" table:style-name="ce1">
            <text:p>Success</text:p>
          </table:table-cell>
          <table:table-cell office:value-type="float" office:value="91095" table:style-name="ce1">
            <text:p>91095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3H21M26.743S" table:style-name="ce2">
            <text:p>21:26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3H21M26.763S" table:style-name="ce2">
            <text:p>21:2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3H21M26.783S" table:style-name="ce2">
            <text:p>21:2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3H21M26.753S" table:style-name="ce2">
            <text:p>21:2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3H21M26.793S" table:style-name="ce2">
            <text:p>21:2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3H21M23.203S" table:style-name="ce2">
            <text:p>21:23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Success</text:p>
          </table:table-cell>
          <table:table-cell office:value-type="float" office:value="88978" table:style-name="ce1">
            <text:p>88978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3H21M23.073S" table:style-name="ce2">
            <text:p>21:2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52" table:style-name="ce1">
            <text:p>3752</text:p>
          </table:table-cell>
          <table:table-cell office:value-type="string" table:style-name="ce1">
            <text:p>Success</text:p>
          </table:table-cell>
          <table:table-cell office:value-type="float" office:value="93219" table:style-name="ce1">
            <text:p>93219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3H21M26.763S" table:style-name="ce2">
            <text:p>21:2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3H21M26.793S" table:style-name="ce2">
            <text:p>21:26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3H21M26.813S" table:style-name="ce2">
            <text:p>21:2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3H21M23.143S" table:style-name="ce2">
            <text:p>21:2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696" table:style-name="ce1">
            <text:p>3696</text:p>
          </table:table-cell>
          <table:table-cell office:value-type="string" table:style-name="ce1">
            <text:p>Success</text:p>
          </table:table-cell>
          <table:table-cell office:value-type="float" office:value="93223" table:style-name="ce1">
            <text:p>93223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3H21M26.823S" table:style-name="ce2">
            <text:p>21:2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3H21M26.813S" table:style-name="ce2">
            <text:p>21:2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3H21M26.813S" table:style-name="ce2">
            <text:p>21:2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3H21M26.803S" table:style-name="ce2">
            <text:p>21:2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3H21M26.823S" table:style-name="ce2">
            <text:p>21:2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3H21M26.843S" table:style-name="ce2">
            <text:p>21:2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3H21M26.833S" table:style-name="ce2">
            <text:p>21:26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3H21M26.853S" table:style-name="ce2">
            <text:p>21:26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3H21M26.843S" table:style-name="ce2">
            <text:p>21:2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3H21M26.843S" table:style-name="ce2">
            <text:p>21:26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3H21M26.853S" table:style-name="ce2">
            <text:p>21:2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3H21M26.863S" table:style-name="ce2">
            <text:p>21:2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3H21M23.123S" table:style-name="ce2">
            <text:p>21:2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777" table:style-name="ce1">
            <text:p>3777</text:p>
          </table:table-cell>
          <table:table-cell office:value-type="string" table:style-name="ce1">
            <text:p>Success</text:p>
          </table:table-cell>
          <table:table-cell office:value-type="float" office:value="93220" table:style-name="ce1">
            <text:p>93220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3H21M26.863S" table:style-name="ce2">
            <text:p>21:2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3H21M26.883S" table:style-name="ce2">
            <text:p>21:2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3H21M26.893S" table:style-name="ce2">
            <text:p>21:2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032" table:style-name="ce1">
            <text:p>1032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3H21M26.903S" table:style-name="ce2">
            <text:p>21:2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3H21M26.913S" table:style-name="ce2">
            <text:p>21:2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3H21M26.903S" table:style-name="ce2">
            <text:p>21:2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028" table:style-name="ce1">
            <text:p>1028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3H21M26.893S" table:style-name="ce2">
            <text:p>21:2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3H21M26.943S" table:style-name="ce2">
            <text:p>21:2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3H21M26.943S" table:style-name="ce2">
            <text:p>21:2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3H21M26.943S" table:style-name="ce2">
            <text:p>21:2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3H21M26.973S" table:style-name="ce2">
            <text:p>21:2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3H21M27.023S" table:style-name="ce2">
            <text:p>21:2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3H21M25.573S" table:style-name="ce2">
            <text:p>21:25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06" table:style-name="ce1">
            <text:p>1606</text:p>
          </table:table-cell>
          <table:table-cell office:value-type="string" table:style-name="ce1">
            <text:p>Success</text:p>
          </table:table-cell>
          <table:table-cell office:value-type="float" office:value="95315" table:style-name="ce1">
            <text:p>95315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3H21M27.183S" table:style-name="ce2">
            <text:p>21:2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68" table:style-name="ce1">
            <text:p>1168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3H21M27.203S" table:style-name="ce2">
            <text:p>21:2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3H21M27.223S" table:style-name="ce2">
            <text:p>21:2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3H21M27.233S" table:style-name="ce2">
            <text:p>21:2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3H21M20.443S" table:style-name="ce2">
            <text:p>21:2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425" table:style-name="ce1">
            <text:p>7425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3H21M12.873S" table:style-name="ce2">
            <text:p>21:1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008" table:style-name="ce1">
            <text:p>15008</text:p>
          </table:table-cell>
          <table:table-cell office:value-type="string" table:style-name="ce1">
            <text:p>Success</text:p>
          </table:table-cell>
          <table:table-cell office:value-type="float" office:value="57341" table:style-name="ce1">
            <text:p>5734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3H21M12.853S" table:style-name="ce2">
            <text:p>21:1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044" table:style-name="ce1">
            <text:p>15044</text:p>
          </table:table-cell>
          <table:table-cell office:value-type="string" table:style-name="ce1">
            <text:p>Success</text:p>
          </table:table-cell>
          <table:table-cell office:value-type="float" office:value="57341" table:style-name="ce1">
            <text:p>57341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3H21M17.223S" table:style-name="ce2">
            <text:p>21:1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670" table:style-name="ce1">
            <text:p>10670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3H21M22.843S" table:style-name="ce2">
            <text:p>21:2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070" table:style-name="ce1">
            <text:p>5070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3H21M12.633S" table:style-name="ce2">
            <text:p>21:1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308" table:style-name="ce1">
            <text:p>15308</text:p>
          </table:table-cell>
          <table:table-cell office:value-type="string" table:style-name="ce1">
            <text:p>Success</text:p>
          </table:table-cell>
          <table:table-cell office:value-type="float" office:value="66019" table:style-name="ce1">
            <text:p>66019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3H21M20.273S" table:style-name="ce2">
            <text:p>21:20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690" table:style-name="ce1">
            <text:p>7690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3H21M16.093S" table:style-name="ce2">
            <text:p>21:16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873" table:style-name="ce1">
            <text:p>1187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3H21M20.373S" table:style-name="ce2">
            <text:p>21:20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625" table:style-name="ce1">
            <text:p>7625</text:p>
          </table:table-cell>
          <table:table-cell office:value-type="string" table:style-name="ce1">
            <text:p>Success</text:p>
          </table:table-cell>
          <table:table-cell office:value-type="float" office:value="40289" table:style-name="ce1">
            <text:p>40289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3H21M20.253S" table:style-name="ce2">
            <text:p>21:20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768" table:style-name="ce1">
            <text:p>7768</text:p>
          </table:table-cell>
          <table:table-cell office:value-type="string" table:style-name="ce1">
            <text:p>Success</text:p>
          </table:table-cell>
          <table:table-cell office:value-type="float" office:value="40291" table:style-name="ce1">
            <text:p>40291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3H21M17.163S" table:style-name="ce2">
            <text:p>21:17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935" table:style-name="ce1">
            <text:p>10935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3H21M19.653S" table:style-name="ce2">
            <text:p>21:19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444" table:style-name="ce1">
            <text:p>8444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3H21M22.173S" table:style-name="ce2">
            <text:p>21:22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33" table:style-name="ce1">
            <text:p>5933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3H21M22.043S" table:style-name="ce2">
            <text:p>21:2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73" table:style-name="ce1">
            <text:p>607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3H21M17.163S" table:style-name="ce2">
            <text:p>21:1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996" table:style-name="ce1">
            <text:p>10996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3H21M27.863S" table:style-name="ce2">
            <text:p>21:2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3H21M28.103S" table:style-name="ce2">
            <text:p>21:2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3H21M28.153S" table:style-name="ce2">
            <text:p>21:2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3H21M20.253S" table:style-name="ce2">
            <text:p>21:20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073" table:style-name="ce1">
            <text:p>8073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3H21M23.503S" table:style-name="ce2">
            <text:p>21:2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838" table:style-name="ce1">
            <text:p>4838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3H21M23.883S" table:style-name="ce2">
            <text:p>21:2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480" table:style-name="ce1">
            <text:p>4480</text:p>
          </table:table-cell>
          <table:table-cell office:value-type="string" table:style-name="ce1">
            <text:p>Success</text:p>
          </table:table-cell>
          <table:table-cell office:value-type="float" office:value="23876" table:style-name="ce1">
            <text:p>23876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3H21M24.983S" table:style-name="ce2">
            <text:p>21:2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93" table:style-name="ce1">
            <text:p>3393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3H21M17.193S" table:style-name="ce2">
            <text:p>21:1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198" table:style-name="ce1">
            <text:p>11198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3H21M26.943S" table:style-name="ce2">
            <text:p>21:2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3H21M19.943S" table:style-name="ce2">
            <text:p>21:1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467" table:style-name="ce1">
            <text:p>8467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3H21M23.043S" table:style-name="ce2">
            <text:p>21:2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377" table:style-name="ce1">
            <text:p>5377</text:p>
          </table:table-cell>
          <table:table-cell office:value-type="string" table:style-name="ce1">
            <text:p>Success</text:p>
          </table:table-cell>
          <table:table-cell office:value-type="float" office:value="24609" table:style-name="ce1">
            <text:p>24609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3H21M17.173S" table:style-name="ce2">
            <text:p>21:17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257" table:style-name="ce1">
            <text:p>11257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3H21M16.323S" table:style-name="ce2">
            <text:p>21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105" table:style-name="ce1">
            <text:p>12105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3H21M24.893S" table:style-name="ce2">
            <text:p>21:2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50862" table:style-name="ce1">
            <text:p>50862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3H21M20.204S" table:style-name="ce2">
            <text:p>21:20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3H21M25.053S" table:style-name="ce2">
            <text:p>21:2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97" table:style-name="ce1">
            <text:p>3397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3H21M23.783S" table:style-name="ce2">
            <text:p>21:2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683" table:style-name="ce1">
            <text:p>4683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3H21M20.003S" table:style-name="ce2">
            <text:p>21:20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471" table:style-name="ce1">
            <text:p>847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3H21M27.923S" table:style-name="ce2">
            <text:p>21:2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3H21M28.373S" table:style-name="ce2">
            <text:p>21:2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3H21M28.433S" table:style-name="ce2">
            <text:p>21:2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3H21M28.453S" table:style-name="ce2">
            <text:p>21:2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3H21M20.213S" table:style-name="ce2">
            <text:p>21:20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354" table:style-name="ce1">
            <text:p>8354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3H21M28.393S" table:style-name="ce2">
            <text:p>21:2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3H21M28.433S" table:style-name="ce2">
            <text:p>21:28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3H21M20.403S" table:style-name="ce2">
            <text:p>21:20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221" table:style-name="ce1">
            <text:p>8221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3H21M28.433S" table:style-name="ce2">
            <text:p>21:2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3H21M23.603S" table:style-name="ce2">
            <text:p>21:23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826" table:style-name="ce1">
            <text:p>5826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3H21M28.293S" table:style-name="ce2">
            <text:p>21:28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3H21M28.473S" table:style-name="ce2">
            <text:p>21:2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3H21M28.113S" table:style-name="ce2">
            <text:p>21:28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3H21M27.973S" table:style-name="ce2">
            <text:p>21:28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3H21M30.113S" table:style-name="ce2">
            <text:p>21:3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3H21M28.443S" table:style-name="ce2">
            <text:p>21:2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3H21M28.113S" table:style-name="ce2">
            <text:p>21:28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93" table:style-name="ce1">
            <text:p>209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3H21M30.163S" table:style-name="ce2">
            <text:p>21:3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3H21M28.413S" table:style-name="ce2">
            <text:p>21:28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3H21M30.203S" table:style-name="ce2">
            <text:p>21:3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3H21M30.233S" table:style-name="ce2">
            <text:p>21:3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52" table:style-name="ce1">
            <text:p>1552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3H21M27.903S" table:style-name="ce2">
            <text:p>21:2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Success</text:p>
          </table:table-cell>
          <table:table-cell office:value-type="float" office:value="95492" table:style-name="ce1">
            <text:p>95492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3H21M28.023S" table:style-name="ce2">
            <text:p>21:2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82" table:style-name="ce1">
            <text:p>2782</text:p>
          </table:table-cell>
          <table:table-cell office:value-type="string" table:style-name="ce1">
            <text:p>Success</text:p>
          </table:table-cell>
          <table:table-cell office:value-type="float" office:value="99594" table:style-name="ce1">
            <text:p>99594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3H21M28.313S" table:style-name="ce2">
            <text:p>21:28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3H21M28.003S" table:style-name="ce2">
            <text:p>21:2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949" table:style-name="ce1">
            <text:p>2949</text:p>
          </table:table-cell>
          <table:table-cell office:value-type="string" table:style-name="ce1">
            <text:p>Success</text:p>
          </table:table-cell>
          <table:table-cell office:value-type="float" office:value="97480" table:style-name="ce1">
            <text:p>9748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3H21M28.103S" table:style-name="ce2">
            <text:p>21:2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14" table:style-name="ce1">
            <text:p>2914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3H21M28.323S" table:style-name="ce2">
            <text:p>21:28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Success</text:p>
          </table:table-cell>
          <table:table-cell office:value-type="float" office:value="101707" table:style-name="ce1">
            <text:p>101707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3H21M28.323S" table:style-name="ce2">
            <text:p>21:2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3H21M28.573S" table:style-name="ce2">
            <text:p>21:2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Success</text:p>
          </table:table-cell>
          <table:table-cell office:value-type="float" office:value="101859" table:style-name="ce1">
            <text:p>101859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3H21M30.813S" table:style-name="ce2">
            <text:p>21:3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3H21M31.043S" table:style-name="ce2">
            <text:p>21:3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3H21M30.953S" table:style-name="ce2">
            <text:p>21:31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3H21M28.483S" table:style-name="ce2">
            <text:p>21:2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919" table:style-name="ce1">
            <text:p>2919</text:p>
          </table:table-cell>
          <table:table-cell office:value-type="string" table:style-name="ce1">
            <text:p>Success</text:p>
          </table:table-cell>
          <table:table-cell office:value-type="float" office:value="101859" table:style-name="ce1">
            <text:p>101859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3H21M31.223S" table:style-name="ce2">
            <text:p>21:31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3H21M31.403S" table:style-name="ce2">
            <text:p>21:3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3H21M31.453S" table:style-name="ce2">
            <text:p>21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3H21M31.473S" table:style-name="ce2">
            <text:p>21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98" table:style-name="ce1">
            <text:p>159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3H21M31.143S" table:style-name="ce2">
            <text:p>21:31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3H21M31.503S" table:style-name="ce2">
            <text:p>21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650" table:style-name="ce1">
            <text:p>1650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3H21M28.553S" table:style-name="ce2">
            <text:p>21:2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027" table:style-name="ce1">
            <text:p>3027</text:p>
          </table:table-cell>
          <table:table-cell office:value-type="string" table:style-name="ce1">
            <text:p>Success</text:p>
          </table:table-cell>
          <table:table-cell office:value-type="float" office:value="103979" table:style-name="ce1">
            <text:p>103979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3H21M28.623S" table:style-name="ce2">
            <text:p>21:2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986" table:style-name="ce1">
            <text:p>2986</text:p>
          </table:table-cell>
          <table:table-cell office:value-type="string" table:style-name="ce1">
            <text:p>Success</text:p>
          </table:table-cell>
          <table:table-cell office:value-type="float" office:value="103788" table:style-name="ce1">
            <text:p>103788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3H21M31.413S" table:style-name="ce2">
            <text:p>21:3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3H21M31.323S" table:style-name="ce2">
            <text:p>21:3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3H21M31.633S" table:style-name="ce2">
            <text:p>21:3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3H21M31.613S" table:style-name="ce2">
            <text:p>21:31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3H21M31.543S" table:style-name="ce2">
            <text:p>21:3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3H21M31.743S" table:style-name="ce2">
            <text:p>21:3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3H21M31.653S" table:style-name="ce2">
            <text:p>21:31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3H21M31.843S" table:style-name="ce2">
            <text:p>21:31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3H21M31.793S" table:style-name="ce2">
            <text:p>21:31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3H21M31.963S" table:style-name="ce2">
            <text:p>21:32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3H21M31.903S" table:style-name="ce2">
            <text:p>21:31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3H21M23.683S" table:style-name="ce2">
            <text:p>21:23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484" table:style-name="ce1">
            <text:p>8484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3H21M31.583S" table:style-name="ce2">
            <text:p>21:3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3H21M32.493S" table:style-name="ce2">
            <text:p>21:32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3H21M31.113S" table:style-name="ce2">
            <text:p>21:31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3H21M32.863S" table:style-name="ce2">
            <text:p>21:3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3H21M31.053S" table:style-name="ce2">
            <text:p>21:3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3H21M32.943S" table:style-name="ce2">
            <text:p>21:3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3H21M30.873S" table:style-name="ce2">
            <text:p>21:30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3H21M33.173S" table:style-name="ce2">
            <text:p>21:3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3H21M30.083S" table:style-name="ce2">
            <text:p>21:30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108026" table:style-name="ce1">
            <text:p>10802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3H21M30.033S" table:style-name="ce2">
            <text:p>21:30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3H21M30.183S" table:style-name="ce2">
            <text:p>21:30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21" table:style-name="ce1">
            <text:p>3221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3H21M29.383S" table:style-name="ce2">
            <text:p>21:2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38" table:style-name="ce1">
            <text:p>4038</text:p>
          </table:table-cell>
          <table:table-cell office:value-type="string" table:style-name="ce1">
            <text:p>Success</text:p>
          </table:table-cell>
          <table:table-cell office:value-type="float" office:value="108224" table:style-name="ce1">
            <text:p>108224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3H21M33.393S" table:style-name="ce2">
            <text:p>21:3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3H21M33.383S" table:style-name="ce2">
            <text:p>21:3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3H21M33.433S" table:style-name="ce2">
            <text:p>21:3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3H21M33.423S" table:style-name="ce2">
            <text:p>21:3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3H21M33.433S" table:style-name="ce2">
            <text:p>21:3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3H21M33.423S" table:style-name="ce2">
            <text:p>21:33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3H21M30.153S" table:style-name="ce2">
            <text:p>21:30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306" table:style-name="ce1">
            <text:p>3306</text:p>
          </table:table-cell>
          <table:table-cell office:value-type="string" table:style-name="ce1">
            <text:p>Success</text:p>
          </table:table-cell>
          <table:table-cell office:value-type="float" office:value="108024" table:style-name="ce1">
            <text:p>108024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3H21M33.443S" table:style-name="ce2">
            <text:p>21:3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3H21M33.463S" table:style-name="ce2">
            <text:p>21:3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3H21M33.463S" table:style-name="ce2">
            <text:p>21:3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3H21M33.463S" table:style-name="ce2">
            <text:p>21:3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3H21M33.483S" table:style-name="ce2">
            <text:p>21:3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3H21M33.483S" table:style-name="ce2">
            <text:p>21:3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3H21M33.473S" table:style-name="ce2">
            <text:p>21:33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3H21M33.483S" table:style-name="ce2">
            <text:p>21:3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3H21M33.503S" table:style-name="ce2">
            <text:p>21:3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3H21M33.513S" table:style-name="ce2">
            <text:p>21:3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3H21M33.533S" table:style-name="ce2">
            <text:p>21:3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3H21M30.233S" table:style-name="ce2">
            <text:p>21:30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103834" table:style-name="ce1">
            <text:p>103834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3H21M33.593S" table:style-name="ce2">
            <text:p>21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3H21M26.973S" table:style-name="ce2">
            <text:p>21:2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661" table:style-name="ce1">
            <text:p>6661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3H21M33.623S" table:style-name="ce2">
            <text:p>21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3H21M33.643S" table:style-name="ce2">
            <text:p>21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3H21M33.663S" table:style-name="ce2">
            <text:p>21:33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163" table:style-name="ce1">
            <text:p>11163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3H21M16.053S" table:style-name="ce2">
            <text:p>21:1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524" table:style-name="ce1">
            <text:p>18524</text:p>
          </table:table-cell>
          <table:table-cell office:value-type="string" table:style-name="ce1">
            <text:p>Success</text:p>
          </table:table-cell>
          <table:table-cell office:value-type="float" office:value="56613" table:style-name="ce1">
            <text:p>56613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236" table:style-name="ce1">
            <text:p>11236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3H21M30.533S" table:style-name="ce2">
            <text:p>21:30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88" table:style-name="ce1">
            <text:p>408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3H21M34.613S" table:style-name="ce2">
            <text:p>21:3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978" table:style-name="ce1">
            <text:p>1978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3H21M16.133S" table:style-name="ce2">
            <text:p>21:16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517" table:style-name="ce1">
            <text:p>18517</text:p>
          </table:table-cell>
          <table:table-cell office:value-type="string" table:style-name="ce1">
            <text:p>Success</text:p>
          </table:table-cell>
          <table:table-cell office:value-type="float" office:value="56614" table:style-name="ce1">
            <text:p>56614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3H21M20.403S" table:style-name="ce2">
            <text:p>21:2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4252" table:style-name="ce1">
            <text:p>14252</text:p>
          </table:table-cell>
          <table:table-cell office:value-type="string" table:style-name="ce1">
            <text:p>Success</text:p>
          </table:table-cell>
          <table:table-cell office:value-type="float" office:value="45362" table:style-name="ce1">
            <text:p>45362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3H21M12.843S" table:style-name="ce2">
            <text:p>21:1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1818" table:style-name="ce1">
            <text:p>21818</text:p>
          </table:table-cell>
          <table:table-cell office:value-type="string" table:style-name="ce1">
            <text:p>Success</text:p>
          </table:table-cell>
          <table:table-cell office:value-type="float" office:value="56613" table:style-name="ce1">
            <text:p>56613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3H21M16.113S" table:style-name="ce2">
            <text:p>21:1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569" table:style-name="ce1">
            <text:p>18569</text:p>
          </table:table-cell>
          <table:table-cell office:value-type="string" table:style-name="ce1">
            <text:p>Success</text:p>
          </table:table-cell>
          <table:table-cell office:value-type="float" office:value="57341" table:style-name="ce1">
            <text:p>57341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3H21M34.543S" table:style-name="ce2">
            <text:p>21:3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978" table:style-name="ce1">
            <text:p>1978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307" table:style-name="ce1">
            <text:p>11307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3H21M20.273S" table:style-name="ce2">
            <text:p>21:20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441" table:style-name="ce1">
            <text:p>14441</text:p>
          </table:table-cell>
          <table:table-cell office:value-type="string" table:style-name="ce1">
            <text:p>Success</text:p>
          </table:table-cell>
          <table:table-cell office:value-type="float" office:value="27709" table:style-name="ce1">
            <text:p>27709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3H21M27.963S" table:style-name="ce2">
            <text:p>21:2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758" table:style-name="ce1">
            <text:p>675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3H21M34.683S" table:style-name="ce2">
            <text:p>21:3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978" table:style-name="ce1">
            <text:p>1978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3H21M13.073S" table:style-name="ce2">
            <text:p>21:1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649" table:style-name="ce1">
            <text:p>21649</text:p>
          </table:table-cell>
          <table:table-cell office:value-type="string" table:style-name="ce1">
            <text:p>Success</text:p>
          </table:table-cell>
          <table:table-cell office:value-type="float" office:value="57341" table:style-name="ce1">
            <text:p>57341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3H21M26.873S" table:style-name="ce2">
            <text:p>21:26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858" table:style-name="ce1">
            <text:p>7858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3H21M27.943S" table:style-name="ce2">
            <text:p>21:2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803" table:style-name="ce1">
            <text:p>6803</text:p>
          </table:table-cell>
          <table:table-cell office:value-type="string" table:style-name="ce1">
            <text:p>Success</text:p>
          </table:table-cell>
          <table:table-cell office:value-type="float" office:value="43677" table:style-name="ce1">
            <text:p>43677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3H21M21.853S" table:style-name="ce2">
            <text:p>21:21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922" table:style-name="ce1">
            <text:p>1292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3H21M28.423S" table:style-name="ce2">
            <text:p>21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364" table:style-name="ce1">
            <text:p>636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3H21M29.433S" table:style-name="ce2">
            <text:p>21:2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365" table:style-name="ce1">
            <text:p>536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3H21M27.243S" table:style-name="ce2">
            <text:p>21:27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551" table:style-name="ce1">
            <text:p>7551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3H21M26.843S" table:style-name="ce2">
            <text:p>21:2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959" table:style-name="ce1">
            <text:p>7959</text:p>
          </table:table-cell>
          <table:table-cell office:value-type="string" table:style-name="ce1">
            <text:p>Success</text:p>
          </table:table-cell>
          <table:table-cell office:value-type="float" office:value="49183" table:style-name="ce1">
            <text:p>49183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3H21M27.903S" table:style-name="ce2">
            <text:p>21:27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914" table:style-name="ce1">
            <text:p>6914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3H21M28.473S" table:style-name="ce2">
            <text:p>21:28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354" table:style-name="ce1">
            <text:p>635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3H21M28.403S" table:style-name="ce2">
            <text:p>21:28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432" table:style-name="ce1">
            <text:p>6432</text:p>
          </table:table-cell>
          <table:table-cell office:value-type="string" table:style-name="ce1">
            <text:p>Success</text:p>
          </table:table-cell>
          <table:table-cell office:value-type="float" office:value="55197" table:style-name="ce1">
            <text:p>55197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3H21M26.673S" table:style-name="ce2">
            <text:p>21:26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161" table:style-name="ce1">
            <text:p>8161</text:p>
          </table:table-cell>
          <table:table-cell office:value-type="string" table:style-name="ce1">
            <text:p>Success</text:p>
          </table:table-cell>
          <table:table-cell office:value-type="float" office:value="49183" table:style-name="ce1">
            <text:p>49183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3H21M33.203S" table:style-name="ce2">
            <text:p>21:3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3H21M34.843S" table:style-name="ce2">
            <text:p>21:3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3H21M34.663S" table:style-name="ce2">
            <text:p>21:3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3H21M34.723S" table:style-name="ce2">
            <text:p>21:3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3H21M34.623S" table:style-name="ce2">
            <text:p>21:3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3H21M34.783S" table:style-name="ce2">
            <text:p>21:34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3H21M35.093S" table:style-name="ce2">
            <text:p>21:3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3H21M35.093S" table:style-name="ce2">
            <text:p>21:3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3H21M35.113S" table:style-name="ce2">
            <text:p>21:3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926" table:style-name="ce1">
            <text:p>1926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3H21M35.113S" table:style-name="ce2">
            <text:p>21:3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926" table:style-name="ce1">
            <text:p>1926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3H21M28.573S" table:style-name="ce2">
            <text:p>21:2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974" table:style-name="ce1">
            <text:p>6974</text:p>
          </table:table-cell>
          <table:table-cell office:value-type="string" table:style-name="ce1">
            <text:p>Success</text:p>
          </table:table-cell>
          <table:table-cell office:value-type="float" office:value="54895" table:style-name="ce1">
            <text:p>54895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3H21M28.503S" table:style-name="ce2">
            <text:p>21:28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055" table:style-name="ce1">
            <text:p>7055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3H21M26.883S" table:style-name="ce2">
            <text:p>21:2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715" table:style-name="ce1">
            <text:p>8715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3H21M27.883S" table:style-name="ce2">
            <text:p>21:2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766" table:style-name="ce1">
            <text:p>7766</text:p>
          </table:table-cell>
          <table:table-cell office:value-type="string" table:style-name="ce1">
            <text:p>Success</text:p>
          </table:table-cell>
          <table:table-cell office:value-type="float" office:value="39561" table:style-name="ce1">
            <text:p>39561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3H21M35.553S" table:style-name="ce2">
            <text:p>21:35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3H21M34.813S" table:style-name="ce2">
            <text:p>21:3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Success</text:p>
          </table:table-cell>
          <table:table-cell office:value-type="float" office:value="101670" table:style-name="ce1">
            <text:p>101670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3H21M34.823S" table:style-name="ce2">
            <text:p>21:3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3H21M36.803S" table:style-name="ce2">
            <text:p>21:3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3H21M36.833S" table:style-name="ce2">
            <text:p>21:3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3H21M36.893S" table:style-name="ce2">
            <text:p>21:3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018" table:style-name="ce1">
            <text:p>201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3H21M36.663S" table:style-name="ce2">
            <text:p>21:36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3H21M36.963S" table:style-name="ce2">
            <text:p>21:3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070" table:style-name="ce1">
            <text:p>2070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3H21M35.563S" table:style-name="ce2">
            <text:p>21:35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3H21M32.003S" table:style-name="ce2">
            <text:p>21:32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127" table:style-name="ce1">
            <text:p>5127</text:p>
          </table:table-cell>
          <table:table-cell office:value-type="string" table:style-name="ce1">
            <text:p>Success</text:p>
          </table:table-cell>
          <table:table-cell office:value-type="float" office:value="23882" table:style-name="ce1">
            <text:p>23882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3H21M34.783S" table:style-name="ce2">
            <text:p>21:34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519" table:style-name="ce1">
            <text:p>2519</text:p>
          </table:table-cell>
          <table:table-cell office:value-type="string" table:style-name="ce1">
            <text:p>Success</text:p>
          </table:table-cell>
          <table:table-cell office:value-type="float" office:value="103981" table:style-name="ce1">
            <text:p>103981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3H21M37.033S" table:style-name="ce2">
            <text:p>21:37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3H21M37.313S" table:style-name="ce2">
            <text:p>21:37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3H21M34.793S" table:style-name="ce2">
            <text:p>21:3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62" table:style-name="ce1">
            <text:p>2562</text:p>
          </table:table-cell>
          <table:table-cell office:value-type="string" table:style-name="ce1">
            <text:p>Success</text:p>
          </table:table-cell>
          <table:table-cell office:value-type="float" office:value="103981" table:style-name="ce1">
            <text:p>103981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3H21M37.363S" table:style-name="ce2">
            <text:p>21:3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3H21M37.353S" table:style-name="ce2">
            <text:p>21:3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3H21M37.403S" table:style-name="ce2">
            <text:p>21:3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3H21M34.683S" table:style-name="ce2">
            <text:p>21:34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779" table:style-name="ce1">
            <text:p>2779</text:p>
          </table:table-cell>
          <table:table-cell office:value-type="string" table:style-name="ce1">
            <text:p>Success</text:p>
          </table:table-cell>
          <table:table-cell office:value-type="float" office:value="106103" table:style-name="ce1">
            <text:p>106103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3H21M37.413S" table:style-name="ce2">
            <text:p>21:3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64" table:style-name="ce1">
            <text:p>2064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3H21M37.453S" table:style-name="ce2">
            <text:p>21:3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064" table:style-name="ce1">
            <text:p>2064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3H21M34.753S" table:style-name="ce2">
            <text:p>21:3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50" table:style-name="ce1">
            <text:p>2750</text:p>
          </table:table-cell>
          <table:table-cell office:value-type="string" table:style-name="ce1">
            <text:p>Success</text:p>
          </table:table-cell>
          <table:table-cell office:value-type="float" office:value="103793" table:style-name="ce1">
            <text:p>103793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3H21M34.643S" table:style-name="ce2">
            <text:p>21:3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Success</text:p>
          </table:table-cell>
          <table:table-cell office:value-type="float" office:value="106105" table:style-name="ce1">
            <text:p>106105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3H21M37.483S" table:style-name="ce2">
            <text:p>21:37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116" table:style-name="ce1">
            <text:p>2116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3H21M37.493S" table:style-name="ce2">
            <text:p>21:3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116" table:style-name="ce1">
            <text:p>2116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3H21M34.733S" table:style-name="ce2">
            <text:p>21:3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829" table:style-name="ce1">
            <text:p>2829</text:p>
          </table:table-cell>
          <table:table-cell office:value-type="string" table:style-name="ce1">
            <text:p>Success</text:p>
          </table:table-cell>
          <table:table-cell office:value-type="float" office:value="105956" table:style-name="ce1">
            <text:p>105956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3H21M37.323S" table:style-name="ce2">
            <text:p>21:37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3H21M37.503S" table:style-name="ce2">
            <text:p>21:3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3H21M37.593S" table:style-name="ce2">
            <text:p>21:3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3H21M35.083S" table:style-name="ce2">
            <text:p>21:3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729" table:style-name="ce1">
            <text:p>2729</text:p>
          </table:table-cell>
          <table:table-cell office:value-type="string" table:style-name="ce1">
            <text:p>Success</text:p>
          </table:table-cell>
          <table:table-cell office:value-type="float" office:value="103835" table:style-name="ce1">
            <text:p>103835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3H21M35.043S" table:style-name="ce2">
            <text:p>21:35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Success</text:p>
          </table:table-cell>
          <table:table-cell office:value-type="float" office:value="103837" table:style-name="ce1">
            <text:p>10383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3H21M37.813S" table:style-name="ce2">
            <text:p>21:37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110" table:style-name="ce1">
            <text:p>2110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3H21M37.833S" table:style-name="ce2">
            <text:p>21:3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3H21M37.853S" table:style-name="ce2">
            <text:p>21:3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3H21M37.893S" table:style-name="ce2">
            <text:p>21:3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3H21M37.683S" table:style-name="ce2">
            <text:p>21:3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3H21M37.943S" table:style-name="ce2">
            <text:p>21:3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3H21M35.663S" table:style-name="ce2">
            <text:p>21:35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386" table:style-name="ce1">
            <text:p>2386</text:p>
          </table:table-cell>
          <table:table-cell office:value-type="string" table:style-name="ce1">
            <text:p>Success</text:p>
          </table:table-cell>
          <table:table-cell office:value-type="float" office:value="108072" table:style-name="ce1">
            <text:p>108072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3H21M37.504S" table:style-name="ce2">
            <text:p>21:3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3H21M37.943S" table:style-name="ce2">
            <text:p>21:3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3H21M38.053S" table:style-name="ce2">
            <text:p>21:38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110" table:style-name="ce1">
            <text:p>2110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3H21M38.093S" table:style-name="ce2">
            <text:p>21:3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3H21M38.113S" table:style-name="ce2">
            <text:p>21:38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3H21M37.463S" table:style-name="ce2">
            <text:p>21:3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3H21M38.153S" table:style-name="ce2">
            <text:p>21:3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3H21M35.653S" table:style-name="ce2">
            <text:p>21:35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546" table:style-name="ce1">
            <text:p>2546</text:p>
          </table:table-cell>
          <table:table-cell office:value-type="string" table:style-name="ce1">
            <text:p>Success</text:p>
          </table:table-cell>
          <table:table-cell office:value-type="float" office:value="108025" table:style-name="ce1">
            <text:p>108025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3H21M38.173S" table:style-name="ce2">
            <text:p>21:3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3H21M38.183S" table:style-name="ce2">
            <text:p>21:3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3H21M38.103S" table:style-name="ce2">
            <text:p>21:3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3H21M38.193S" table:style-name="ce2">
            <text:p>21:3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3H21M38.353S" table:style-name="ce2">
            <text:p>21:3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3H21M38.443S" table:style-name="ce2">
            <text:p>21:3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3H21M37.563S" table:style-name="ce2">
            <text:p>21:3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3H21M38.533S" table:style-name="ce2">
            <text:p>21:38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3H21M38.643S" table:style-name="ce2">
            <text:p>21:3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3H21M37.073S" table:style-name="ce2">
            <text:p>21:37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108225" table:style-name="ce1">
            <text:p>108225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3H21M38.883S" table:style-name="ce2">
            <text:p>21:3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019" table:style-name="ce1">
            <text:p>16019</text:p>
          </table:table-cell>
          <table:table-cell office:value-type="string" table:style-name="ce1">
            <text:p>Success</text:p>
          </table:table-cell>
          <table:table-cell office:value-type="float" office:value="48317" table:style-name="ce1">
            <text:p>48317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3H21M39.393S" table:style-name="ce2">
            <text:p>21:39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3H21M31.023S" table:style-name="ce2">
            <text:p>21:3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426" table:style-name="ce1">
            <text:p>842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3H21M32.063S" table:style-name="ce2">
            <text:p>21:3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390" table:style-name="ce1">
            <text:p>7390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3H21M38.223S" table:style-name="ce2">
            <text:p>21:3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Success</text:p>
          </table:table-cell>
          <table:table-cell office:value-type="float" office:value="42860" table:style-name="ce1">
            <text:p>42860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3H21M32.113S" table:style-name="ce2">
            <text:p>21:3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374" table:style-name="ce1">
            <text:p>7374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3H21M31.703S" table:style-name="ce2">
            <text:p>21:31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801" table:style-name="ce1">
            <text:p>7801</text:p>
          </table:table-cell>
          <table:table-cell office:value-type="string" table:style-name="ce1">
            <text:p>Success</text:p>
          </table:table-cell>
          <table:table-cell office:value-type="float" office:value="23874" table:style-name="ce1">
            <text:p>23874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3H21M27.043S" table:style-name="ce2">
            <text:p>21:2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527" table:style-name="ce1">
            <text:p>12527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3H21M26.963S" table:style-name="ce2">
            <text:p>21:27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36" table:style-name="ce1">
            <text:p>12636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3H21M34.833S" table:style-name="ce2">
            <text:p>21:3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71" table:style-name="ce1">
            <text:p>4771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3H21M28.363S" table:style-name="ce2">
            <text:p>21:2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269" table:style-name="ce1">
            <text:p>11269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3H21M26.933S" table:style-name="ce2">
            <text:p>21:2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710" table:style-name="ce1">
            <text:p>12710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3H21M28.573S" table:style-name="ce2">
            <text:p>21:2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067" table:style-name="ce1">
            <text:p>11067</text:p>
          </table:table-cell>
          <table:table-cell office:value-type="string" table:style-name="ce1">
            <text:p>Success</text:p>
          </table:table-cell>
          <table:table-cell office:value-type="float" office:value="51684" table:style-name="ce1">
            <text:p>51684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3H21M26.653S" table:style-name="ce2">
            <text:p>21:2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994" table:style-name="ce1">
            <text:p>12994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3H21M38.673S" table:style-name="ce2">
            <text:p>21:38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3H21M34.683S" table:style-name="ce2">
            <text:p>21:3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82" table:style-name="ce1">
            <text:p>4982</text:p>
          </table:table-cell>
          <table:table-cell office:value-type="string" table:style-name="ce1">
            <text:p>Success</text:p>
          </table:table-cell>
          <table:table-cell office:value-type="float" office:value="39000" table:style-name="ce1">
            <text:p>39000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3H21M28.343S" table:style-name="ce2">
            <text:p>21:2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369" table:style-name="ce1">
            <text:p>1136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350" table:style-name="ce1">
            <text:p>16350</text:p>
          </table:table-cell>
          <table:table-cell office:value-type="string" table:style-name="ce1">
            <text:p>Success</text:p>
          </table:table-cell>
          <table:table-cell office:value-type="float" office:value="47453" table:style-name="ce1">
            <text:p>47453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3H21M30.273S" table:style-name="ce2">
            <text:p>21:3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477" table:style-name="ce1">
            <text:p>9477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3H21M34.713S" table:style-name="ce2">
            <text:p>21:3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036" table:style-name="ce1">
            <text:p>5036</text:p>
          </table:table-cell>
          <table:table-cell office:value-type="string" table:style-name="ce1">
            <text:p>Success</text:p>
          </table:table-cell>
          <table:table-cell office:value-type="float" office:value="55454" table:style-name="ce1">
            <text:p>55454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3H21M32.173S" table:style-name="ce2">
            <text:p>21:3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588" table:style-name="ce1">
            <text:p>758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3H21M39.723S" table:style-name="ce2">
            <text:p>21:3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3H21M34.573S" table:style-name="ce2">
            <text:p>21:3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191" table:style-name="ce1">
            <text:p>5191</text:p>
          </table:table-cell>
          <table:table-cell office:value-type="string" table:style-name="ce1">
            <text:p>Success</text:p>
          </table:table-cell>
          <table:table-cell office:value-type="float" office:value="39000" table:style-name="ce1">
            <text:p>39000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3H21M34.653S" table:style-name="ce2">
            <text:p>21:3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116" table:style-name="ce1">
            <text:p>5116</text:p>
          </table:table-cell>
          <table:table-cell office:value-type="string" table:style-name="ce1">
            <text:p>Success</text:p>
          </table:table-cell>
          <table:table-cell office:value-type="float" office:value="39002" table:style-name="ce1">
            <text:p>39002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3H21M39.663S" table:style-name="ce2">
            <text:p>21:3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3H21M39.743S" table:style-name="ce2">
            <text:p>21:3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3H21M39.483S" table:style-name="ce2">
            <text:p>21:39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3H21M34.663S" table:style-name="ce2">
            <text:p>21:34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133" table:style-name="ce1">
            <text:p>5133</text:p>
          </table:table-cell>
          <table:table-cell office:value-type="string" table:style-name="ce1">
            <text:p>Success</text:p>
          </table:table-cell>
          <table:table-cell office:value-type="float" office:value="39000" table:style-name="ce1">
            <text:p>39000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3H21M39.753S" table:style-name="ce2">
            <text:p>21:39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3H21M39.453S" table:style-name="ce2">
            <text:p>21:39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3H21M39.873S" table:style-name="ce2">
            <text:p>21:3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3H21M39.893S" table:style-name="ce2">
            <text:p>21:3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3H21M39.643S" table:style-name="ce2">
            <text:p>21:3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3H21M26.873S" table:style-name="ce2">
            <text:p>21:2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3698" table:style-name="ce1">
            <text:p>13698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3H21M23.373S" table:style-name="ce2">
            <text:p>21:2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7246" table:style-name="ce1">
            <text:p>17246</text:p>
          </table:table-cell>
          <table:table-cell office:value-type="string" table:style-name="ce1">
            <text:p>Success</text:p>
          </table:table-cell>
          <table:table-cell office:value-type="float" office:value="47453" table:style-name="ce1">
            <text:p>47453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3H21M37.993S" table:style-name="ce2">
            <text:p>21:3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42860" table:style-name="ce1">
            <text:p>42860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3H21M38.283S" table:style-name="ce2">
            <text:p>21:3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3H21M34.733S" table:style-name="ce2">
            <text:p>21:3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919" table:style-name="ce1">
            <text:p>5919</text:p>
          </table:table-cell>
          <table:table-cell office:value-type="string" table:style-name="ce1">
            <text:p>Success</text:p>
          </table:table-cell>
          <table:table-cell office:value-type="float" office:value="39000" table:style-name="ce1">
            <text:p>39000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3H21M40.613S" table:style-name="ce2">
            <text:p>21:4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3H21M39.413S" table:style-name="ce2">
            <text:p>21:39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108069" table:style-name="ce1">
            <text:p>108069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3H21M39.803S" table:style-name="ce2">
            <text:p>21:3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108081" table:style-name="ce1">
            <text:p>108081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3H21M39.793S" table:style-name="ce2">
            <text:p>21:3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Success</text:p>
          </table:table-cell>
          <table:table-cell office:value-type="float" office:value="108225" table:style-name="ce1">
            <text:p>108225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3H21M41.293S" table:style-name="ce2">
            <text:p>21:41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3H21M40.993S" table:style-name="ce2">
            <text:p>21:41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3H21M39.713S" table:style-name="ce2">
            <text:p>21:39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116546" table:style-name="ce1">
            <text:p>116546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3H21M41.633S" table:style-name="ce2">
            <text:p>21:41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3H21M39.763S" table:style-name="ce2">
            <text:p>21:3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116543" table:style-name="ce1">
            <text:p>116543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3H21M41.653S" table:style-name="ce2">
            <text:p>21:4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3H21M41.723S" table:style-name="ce2">
            <text:p>21:4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3H21M41.793S" table:style-name="ce2">
            <text:p>21:4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298" table:style-name="ce1">
            <text:p>2298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3H21M41.573S" table:style-name="ce2">
            <text:p>21:4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3H21M41.853S" table:style-name="ce2">
            <text:p>21:41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3H21M39.633S" table:style-name="ce2">
            <text:p>21:39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Success</text:p>
          </table:table-cell>
          <table:table-cell office:value-type="float" office:value="116546" table:style-name="ce1">
            <text:p>116546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3H21M39.663S" table:style-name="ce2">
            <text:p>21:3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114436" table:style-name="ce1">
            <text:p>114436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3H21M42.023S" table:style-name="ce2">
            <text:p>21:4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3H21M42.103S" table:style-name="ce2">
            <text:p>21:4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3H21M42.133S" table:style-name="ce2">
            <text:p>21:4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298" table:style-name="ce1">
            <text:p>2298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3H21M41.883S" table:style-name="ce2">
            <text:p>21:41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3H21M42.183S" table:style-name="ce2">
            <text:p>21:4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3H21M42.053S" table:style-name="ce2">
            <text:p>21:42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3H21M42.213S" table:style-name="ce2">
            <text:p>21:42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3H21M39.603S" table:style-name="ce2">
            <text:p>21:39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116717" table:style-name="ce1">
            <text:p>11671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3H21M42.363S" table:style-name="ce2">
            <text:p>21:4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3H21M39.763S" table:style-name="ce2">
            <text:p>21:39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Success</text:p>
          </table:table-cell>
          <table:table-cell office:value-type="float" office:value="116717" table:style-name="ce1">
            <text:p>11671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3H21M42.664S" table:style-name="ce2">
            <text:p>21:42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3H21M39.773S" table:style-name="ce2">
            <text:p>21:3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198" table:style-name="ce1">
            <text:p>3198</text:p>
          </table:table-cell>
          <table:table-cell office:value-type="string" table:style-name="ce1">
            <text:p>Success</text:p>
          </table:table-cell>
          <table:table-cell office:value-type="float" office:value="118746" table:style-name="ce1">
            <text:p>118746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3H21M42.923S" table:style-name="ce2">
            <text:p>21:4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3H21M42.983S" table:style-name="ce2">
            <text:p>21:4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3H21M39.863S" table:style-name="ce2">
            <text:p>21:3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188" table:style-name="ce1">
            <text:p>3188</text:p>
          </table:table-cell>
          <table:table-cell office:value-type="string" table:style-name="ce1">
            <text:p>Success</text:p>
          </table:table-cell>
          <table:table-cell office:value-type="float" office:value="118618" table:style-name="ce1">
            <text:p>118618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3H21M39.773S" table:style-name="ce2">
            <text:p>21:3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Success</text:p>
          </table:table-cell>
          <table:table-cell office:value-type="float" office:value="118749" table:style-name="ce1">
            <text:p>118749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3H21M43.043S" table:style-name="ce2">
            <text:p>21:4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3H21M43.053S" table:style-name="ce2">
            <text:p>21:4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3H21M43.093S" table:style-name="ce2">
            <text:p>21:4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3H21M42.933S" table:style-name="ce2">
            <text:p>21:42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3H21M43.123S" table:style-name="ce2">
            <text:p>21:4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3H21M43.163S" table:style-name="ce2">
            <text:p>21:4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3H21M43.203S" table:style-name="ce2">
            <text:p>21:4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3H21M43.054S" table:style-name="ce2">
            <text:p>21:4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3H21M40.673S" table:style-name="ce2">
            <text:p>21:40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122901" table:style-name="ce1">
            <text:p>12290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3H21M40.653S" table:style-name="ce2">
            <text:p>21:4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Success</text:p>
          </table:table-cell>
          <table:table-cell office:value-type="float" office:value="122913" table:style-name="ce1">
            <text:p>122913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3H21M42.973S" table:style-name="ce2">
            <text:p>21:4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3H21M43.343S" table:style-name="ce2">
            <text:p>21:4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3H21M43.283S" table:style-name="ce2">
            <text:p>21:4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3H21M40.113S" table:style-name="ce2">
            <text:p>21:40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Success</text:p>
          </table:table-cell>
          <table:table-cell office:value-type="float" office:value="123083" table:style-name="ce1">
            <text:p>123083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3H21M43.463S" table:style-name="ce2">
            <text:p>21:4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3H21M43.573S" table:style-name="ce2">
            <text:p>21:4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3H21M43.363S" table:style-name="ce2">
            <text:p>21:43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3H21M43.583S" table:style-name="ce2">
            <text:p>21:4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3H21M43.523S" table:style-name="ce2">
            <text:p>21:4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3H21M43.703S" table:style-name="ce2">
            <text:p>21:4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3H21M43.643S" table:style-name="ce2">
            <text:p>21:43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3H21M43.753S" table:style-name="ce2">
            <text:p>21:4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3H21M43.863S" table:style-name="ce2">
            <text:p>21:4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3H21M41.703S" table:style-name="ce2">
            <text:p>21:41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3H21M44.063S" table:style-name="ce2">
            <text:p>21:4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3H21M41.413S" table:style-name="ce2">
            <text:p>21:41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3H21M44.213S" table:style-name="ce2">
            <text:p>21:4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3H21M43.303S" table:style-name="ce2">
            <text:p>21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3H21M44.603S" table:style-name="ce2">
            <text:p>21:4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3H21M42.553S" table:style-name="ce2">
            <text:p>21:4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3H21M44.733S" table:style-name="ce2">
            <text:p>21:44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3H21M44.753S" table:style-name="ce2">
            <text:p>21:4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3H21M44.773S" table:style-name="ce2">
            <text:p>21:4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3H21M38.213S" table:style-name="ce2">
            <text:p>21:3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980" table:style-name="ce1">
            <text:p>6980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3H21M38.653S" table:style-name="ce2">
            <text:p>21:3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573" table:style-name="ce1">
            <text:p>6573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3H21M45.193S" table:style-name="ce2">
            <text:p>21:4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3H21M28.573S" table:style-name="ce2">
            <text:p>21:28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6671" table:style-name="ce1">
            <text:p>16671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3H21M44.083S" table:style-name="ce2">
            <text:p>21:4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3H21M33.523S" table:style-name="ce2">
            <text:p>21:3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744" table:style-name="ce1">
            <text:p>11744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3H21M32.963S" table:style-name="ce2">
            <text:p>21:3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312" table:style-name="ce1">
            <text:p>1231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3H21M45.253S" table:style-name="ce2">
            <text:p>21:45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3H21M43.803S" table:style-name="ce2">
            <text:p>21:43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3H21M45.283S" table:style-name="ce2">
            <text:p>21:4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3H21M45.243S" table:style-name="ce2">
            <text:p>21:4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3H21M39.803S" table:style-name="ce2">
            <text:p>21:3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022" table:style-name="ce1">
            <text:p>6022</text:p>
          </table:table-cell>
          <table:table-cell office:value-type="string" table:style-name="ce1">
            <text:p>Success</text:p>
          </table:table-cell>
          <table:table-cell office:value-type="float" office:value="15021" table:style-name="ce1">
            <text:p>1502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3H21M37.783S" table:style-name="ce2">
            <text:p>21:3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059" table:style-name="ce1">
            <text:p>8059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3H21M37.523S" table:style-name="ce2">
            <text:p>21:37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353" table:style-name="ce1">
            <text:p>8353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3H21M40.653S" table:style-name="ce2">
            <text:p>21:40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260" table:style-name="ce1">
            <text:p>526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3H21M33.673S" table:style-name="ce2">
            <text:p>21:33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256" table:style-name="ce1">
            <text:p>12256</text:p>
          </table:table-cell>
          <table:table-cell office:value-type="string" table:style-name="ce1">
            <text:p>Success</text:p>
          </table:table-cell>
          <table:table-cell office:value-type="float" office:value="49183" table:style-name="ce1">
            <text:p>49183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3H21M33.523S" table:style-name="ce2">
            <text:p>21:3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423" table:style-name="ce1">
            <text:p>12423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3H21M32.893S" table:style-name="ce2">
            <text:p>21:3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080" table:style-name="ce1">
            <text:p>13080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3H21M30.213S" table:style-name="ce2">
            <text:p>21:3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783" table:style-name="ce1">
            <text:p>15783</text:p>
          </table:table-cell>
          <table:table-cell office:value-type="string" table:style-name="ce1">
            <text:p>Success</text:p>
          </table:table-cell>
          <table:table-cell office:value-type="float" office:value="47454" table:style-name="ce1">
            <text:p>47454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3H21M37.553S" table:style-name="ce2">
            <text:p>21:37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467" table:style-name="ce1">
            <text:p>8467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3H21M35.143S" table:style-name="ce2">
            <text:p>21:3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887" table:style-name="ce1">
            <text:p>10887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3H21M39.603S" table:style-name="ce2">
            <text:p>21:39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433" table:style-name="ce1">
            <text:p>6433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3H21M45.283S" table:style-name="ce2">
            <text:p>21:4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3H21M45.973S" table:style-name="ce2">
            <text:p>21:46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3H21M39.923S" table:style-name="ce2">
            <text:p>21:3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43" table:style-name="ce1">
            <text:p>6143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3H21M35.143S" table:style-name="ce2">
            <text:p>21:3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926" table:style-name="ce1">
            <text:p>10926</text:p>
          </table:table-cell>
          <table:table-cell office:value-type="string" table:style-name="ce1">
            <text:p>Success</text:p>
          </table:table-cell>
          <table:table-cell office:value-type="float" office:value="47453" table:style-name="ce1">
            <text:p>47453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3H21M32.553S" table:style-name="ce2">
            <text:p>21:3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3H21M46.033S" table:style-name="ce2">
            <text:p>21:46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34" table:style-name="ce1">
            <text:p>2534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3H21M45.883S" table:style-name="ce2">
            <text:p>21:45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3H21M34.803S" table:style-name="ce2">
            <text:p>21:3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289" table:style-name="ce1">
            <text:p>11289</text:p>
          </table:table-cell>
          <table:table-cell office:value-type="string" table:style-name="ce1">
            <text:p>Success</text:p>
          </table:table-cell>
          <table:table-cell office:value-type="float" office:value="52617" table:style-name="ce1">
            <text:p>5261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3H21M37.133S" table:style-name="ce2">
            <text:p>21:3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957" table:style-name="ce1">
            <text:p>895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3H21M31.543S" table:style-name="ce2">
            <text:p>21:3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548" table:style-name="ce1">
            <text:p>14548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3H21M46.063S" table:style-name="ce2">
            <text:p>21:4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34" table:style-name="ce1">
            <text:p>2534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3H21M46.003S" table:style-name="ce2">
            <text:p>21:4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534" table:style-name="ce1">
            <text:p>2534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3H21M46.073S" table:style-name="ce2">
            <text:p>21:46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3H21M34.733S" table:style-name="ce2">
            <text:p>21:3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374" table:style-name="ce1">
            <text:p>11374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3H21M46.073S" table:style-name="ce2">
            <text:p>21:46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534" table:style-name="ce1">
            <text:p>2534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3H21M46.083S" table:style-name="ce2">
            <text:p>21:4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3H21M45.393S" table:style-name="ce2">
            <text:p>21:4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3H21M46.563S" table:style-name="ce2">
            <text:p>21:4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3H21M45.823S" table:style-name="ce2">
            <text:p>21:4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97570" table:style-name="ce1">
            <text:p>97570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3H21M45.913S" table:style-name="ce2">
            <text:p>21:45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97615" table:style-name="ce1">
            <text:p>97615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3H21M46.743S" table:style-name="ce2">
            <text:p>21:4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3H21M46.693S" table:style-name="ce2">
            <text:p>21:4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3H21M46.093S" table:style-name="ce2">
            <text:p>21:4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3H21M46.023S" table:style-name="ce2">
            <text:p>21:4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3H21M46.823S" table:style-name="ce2">
            <text:p>21:4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3H21M46.783S" table:style-name="ce2">
            <text:p>21:46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3H21M46.833S" table:style-name="ce2">
            <text:p>21:46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3H21M46.823S" table:style-name="ce2">
            <text:p>21:4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3H21M46.843S" table:style-name="ce2">
            <text:p>21:4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3H21M46.883S" table:style-name="ce2">
            <text:p>21:46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3H21M46.853S" table:style-name="ce2">
            <text:p>21:4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2" table:style-name="ce1">
            <text:p>2482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3H21M46.913S" table:style-name="ce2">
            <text:p>21:4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34" table:style-name="ce1">
            <text:p>2534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3H21M39.773S" table:style-name="ce2">
            <text:p>21:3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628" table:style-name="ce1">
            <text:p>7628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3H21M45.283S" table:style-name="ce2">
            <text:p>21:45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3H21M46.113S" table:style-name="ce2">
            <text:p>21:46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101715" table:style-name="ce1">
            <text:p>101715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3H21M46.123S" table:style-name="ce2">
            <text:p>21:46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101718" table:style-name="ce1">
            <text:p>101718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3H21M46.083S" table:style-name="ce2">
            <text:p>21:4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3H21M46.043S" table:style-name="ce2">
            <text:p>21:46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Success</text:p>
          </table:table-cell>
          <table:table-cell office:value-type="float" office:value="99647" table:style-name="ce1">
            <text:p>99647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3H21M47.903S" table:style-name="ce2">
            <text:p>21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3H21M47.923S" table:style-name="ce2">
            <text:p>21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3H21M47.943S" table:style-name="ce2">
            <text:p>21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3H21M46.093S" table:style-name="ce2">
            <text:p>21:46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Success</text:p>
          </table:table-cell>
          <table:table-cell office:value-type="float" office:value="101860" table:style-name="ce1">
            <text:p>101860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3H21M47.963S" table:style-name="ce2">
            <text:p>21:4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3H21M46.113S" table:style-name="ce2">
            <text:p>21:4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3H21M47.613S" table:style-name="ce2">
            <text:p>21:4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3H21M47.973S" table:style-name="ce2">
            <text:p>21:4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3H21M47.573S" table:style-name="ce2">
            <text:p>21:4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3H21M48.003S" table:style-name="ce2">
            <text:p>21:48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3H21M48.013S" table:style-name="ce2">
            <text:p>21:4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3H21M48.013S" table:style-name="ce2">
            <text:p>21:48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3H21M48.033S" table:style-name="ce2">
            <text:p>21:4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3H21M48.053S" table:style-name="ce2">
            <text:p>21:4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3H21M47.443S" table:style-name="ce2">
            <text:p>21:4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3H21M47.403S" table:style-name="ce2">
            <text:p>21:4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3H21M48.003S" table:style-name="ce2">
            <text:p>21:4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3H21M48.403S" table:style-name="ce2">
            <text:p>21:48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28" table:style-name="ce1">
            <text:p>62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3H21M47.893S" table:style-name="ce2">
            <text:p>21:4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3H21M48.523S" table:style-name="ce2">
            <text:p>21:4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84" table:style-name="ce1">
            <text:p>484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3H21M43.923S" table:style-name="ce2">
            <text:p>21:4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289" table:style-name="ce1">
            <text:p>5289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3H21M43.963S" table:style-name="ce2">
            <text:p>21:4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67" table:style-name="ce1">
            <text:p>5267</text:p>
          </table:table-cell>
          <table:table-cell office:value-type="string" table:style-name="ce1">
            <text:p>Success</text:p>
          </table:table-cell>
          <table:table-cell office:value-type="float" office:value="23882" table:style-name="ce1">
            <text:p>23882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3H21M43.143S" table:style-name="ce2">
            <text:p>21:4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148" table:style-name="ce1">
            <text:p>6148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3H21M42.463S" table:style-name="ce2">
            <text:p>21:4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858" table:style-name="ce1">
            <text:p>6858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3H21M33.553S" table:style-name="ce2">
            <text:p>21:3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5789" table:style-name="ce1">
            <text:p>15789</text:p>
          </table:table-cell>
          <table:table-cell office:value-type="string" table:style-name="ce1">
            <text:p>Success</text:p>
          </table:table-cell>
          <table:table-cell office:value-type="float" office:value="46744" table:style-name="ce1">
            <text:p>46744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3H21M45.233S" table:style-name="ce2">
            <text:p>21:45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3H21M44.233S" table:style-name="ce2">
            <text:p>21:4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132" table:style-name="ce1">
            <text:p>513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3H21M44.623S" table:style-name="ce2">
            <text:p>21:4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738" table:style-name="ce1">
            <text:p>473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3H21M41.923S" table:style-name="ce2">
            <text:p>21:41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Success</text:p>
          </table:table-cell>
          <table:table-cell office:value-type="float" office:value="42859" table:style-name="ce1">
            <text:p>42859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3H21M43.273S" table:style-name="ce2">
            <text:p>21:43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093" table:style-name="ce1">
            <text:p>6093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3H21M40.623S" table:style-name="ce2">
            <text:p>21:4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752" table:style-name="ce1">
            <text:p>8752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3H21M45.273S" table:style-name="ce2">
            <text:p>21:4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102" table:style-name="ce1">
            <text:p>4102</text:p>
          </table:table-cell>
          <table:table-cell office:value-type="string" table:style-name="ce1">
            <text:p>Success</text:p>
          </table:table-cell>
          <table:table-cell office:value-type="float" office:value="55197" table:style-name="ce1">
            <text:p>55197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3H21M47.993S" table:style-name="ce2">
            <text:p>21:4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3H21M49.293S" table:style-name="ce2">
            <text:p>21:49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3H21M33.513S" table:style-name="ce2">
            <text:p>21:33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5867" table:style-name="ce1">
            <text:p>15867</text:p>
          </table:table-cell>
          <table:table-cell office:value-type="string" table:style-name="ce1">
            <text:p>Success</text:p>
          </table:table-cell>
          <table:table-cell office:value-type="float" office:value="48338" table:style-name="ce1">
            <text:p>48338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3H21M49.383S" table:style-name="ce2">
            <text:p>21:4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3H21M46.853S" table:style-name="ce2">
            <text:p>21:4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3H21M49.363S" table:style-name="ce2">
            <text:p>21:49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3H21M49.363S" table:style-name="ce2">
            <text:p>21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3H21M38.143S" table:style-name="ce2">
            <text:p>21:3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292" table:style-name="ce1">
            <text:p>1129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3H21M49.433S" table:style-name="ce2">
            <text:p>21:4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3H21M48.143S" table:style-name="ce2">
            <text:p>21:48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Success</text:p>
          </table:table-cell>
          <table:table-cell office:value-type="float" office:value="86973" table:style-name="ce1">
            <text:p>86973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3H21M48.163S" table:style-name="ce2">
            <text:p>21:4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Success</text:p>
          </table:table-cell>
          <table:table-cell office:value-type="float" office:value="87051" table:style-name="ce1">
            <text:p>87051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3H21M49.593S" table:style-name="ce2">
            <text:p>21:4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3H21M49.603S" table:style-name="ce2">
            <text:p>21:49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3H21M49.373S" table:style-name="ce2">
            <text:p>21:4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3H21M49.943S" table:style-name="ce2">
            <text:p>21:49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30" table:style-name="ce1">
            <text:p>1530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3H21M49.373S" table:style-name="ce2">
            <text:p>21:49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3H21M49.973S" table:style-name="ce2">
            <text:p>21:5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3H21M49.373S" table:style-name="ce2">
            <text:p>21:49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3H21M49.413S" table:style-name="ce2">
            <text:p>21:4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Success</text:p>
          </table:table-cell>
          <table:table-cell office:value-type="float" office:value="82759" table:style-name="ce1">
            <text:p>82759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3H21M50.743S" table:style-name="ce2">
            <text:p>21:50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3H21M39.503S" table:style-name="ce2">
            <text:p>21:39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602" table:style-name="ce1">
            <text:p>11602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3H21M37.053S" table:style-name="ce2">
            <text:p>21:3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4066" table:style-name="ce1">
            <text:p>14066</text:p>
          </table:table-cell>
          <table:table-cell office:value-type="string" table:style-name="ce1">
            <text:p>Success</text:p>
          </table:table-cell>
          <table:table-cell office:value-type="float" office:value="47493" table:style-name="ce1">
            <text:p>47493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3H21M33.453S" table:style-name="ce2">
            <text:p>21:33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7667" table:style-name="ce1">
            <text:p>17667</text:p>
          </table:table-cell>
          <table:table-cell office:value-type="string" table:style-name="ce1">
            <text:p>Success</text:p>
          </table:table-cell>
          <table:table-cell office:value-type="float" office:value="51644" table:style-name="ce1">
            <text:p>5164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3H21M46.033S" table:style-name="ce2">
            <text:p>21:4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3H21M37.863S" table:style-name="ce2">
            <text:p>21:37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3277" table:style-name="ce1">
            <text:p>13277</text:p>
          </table:table-cell>
          <table:table-cell office:value-type="string" table:style-name="ce1">
            <text:p>Success</text:p>
          </table:table-cell>
          <table:table-cell office:value-type="float" office:value="45317" table:style-name="ce1">
            <text:p>45317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3H21M34.803S" table:style-name="ce2">
            <text:p>21:3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335" table:style-name="ce1">
            <text:p>16335</text:p>
          </table:table-cell>
          <table:table-cell office:value-type="string" table:style-name="ce1">
            <text:p>Success</text:p>
          </table:table-cell>
          <table:table-cell office:value-type="float" office:value="44387" table:style-name="ce1">
            <text:p>44387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3H21M49.423S" table:style-name="ce2">
            <text:p>21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3H21M39.653S" table:style-name="ce2">
            <text:p>21:39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491" table:style-name="ce1">
            <text:p>11491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3H21M33.633S" table:style-name="ce2">
            <text:p>21:3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510" table:style-name="ce1">
            <text:p>17510</text:p>
          </table:table-cell>
          <table:table-cell office:value-type="string" table:style-name="ce1">
            <text:p>Success</text:p>
          </table:table-cell>
          <table:table-cell office:value-type="float" office:value="52637" table:style-name="ce1">
            <text:p>52637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3H21M34.903S" table:style-name="ce2">
            <text:p>21:3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6295" table:style-name="ce1">
            <text:p>16295</text:p>
          </table:table-cell>
          <table:table-cell office:value-type="string" table:style-name="ce1">
            <text:p>Success</text:p>
          </table:table-cell>
          <table:table-cell office:value-type="float" office:value="48271" table:style-name="ce1">
            <text:p>48271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3H21M39.453S" table:style-name="ce2">
            <text:p>21:3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742" table:style-name="ce1">
            <text:p>11742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3H21M45.933S" table:style-name="ce2">
            <text:p>21:45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273" table:style-name="ce1">
            <text:p>5273</text:p>
          </table:table-cell>
          <table:table-cell office:value-type="string" table:style-name="ce1">
            <text:p>Success</text:p>
          </table:table-cell>
          <table:table-cell office:value-type="float" office:value="55197" table:style-name="ce1">
            <text:p>55197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3H21M46.063S" table:style-name="ce2">
            <text:p>21:4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43" table:style-name="ce1">
            <text:p>5143</text:p>
          </table:table-cell>
          <table:table-cell office:value-type="string" table:style-name="ce1">
            <text:p>Success</text:p>
          </table:table-cell>
          <table:table-cell office:value-type="float" office:value="49959" table:style-name="ce1">
            <text:p>49959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3H21M39.483S" table:style-name="ce2">
            <text:p>21:39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722" table:style-name="ce1">
            <text:p>11722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3H21M39.563S" table:style-name="ce2">
            <text:p>21:39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656" table:style-name="ce1">
            <text:p>11656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3H21M35.593S" table:style-name="ce2">
            <text:p>21:3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631" table:style-name="ce1">
            <text:p>15631</text:p>
          </table:table-cell>
          <table:table-cell office:value-type="string" table:style-name="ce1">
            <text:p>Success</text:p>
          </table:table-cell>
          <table:table-cell office:value-type="float" office:value="50929" table:style-name="ce1">
            <text:p>50929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3H21M45.953S" table:style-name="ce2">
            <text:p>21:4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277" table:style-name="ce1">
            <text:p>5277</text:p>
          </table:table-cell>
          <table:table-cell office:value-type="string" table:style-name="ce1">
            <text:p>Success</text:p>
          </table:table-cell>
          <table:table-cell office:value-type="float" office:value="55197" table:style-name="ce1">
            <text:p>55197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3H21M34.833S" table:style-name="ce2">
            <text:p>21:3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407" table:style-name="ce1">
            <text:p>16407</text:p>
          </table:table-cell>
          <table:table-cell office:value-type="string" table:style-name="ce1">
            <text:p>Success</text:p>
          </table:table-cell>
          <table:table-cell office:value-type="float" office:value="44387" table:style-name="ce1">
            <text:p>4438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3H21M45.843S" table:style-name="ce2">
            <text:p>21:45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436" table:style-name="ce1">
            <text:p>543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3H21M51.143S" table:style-name="ce2">
            <text:p>21:5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3H21M43.603S" table:style-name="ce2">
            <text:p>21:4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312" table:style-name="ce1">
            <text:p>8312</text:p>
          </table:table-cell>
          <table:table-cell office:value-type="string" table:style-name="ce1">
            <text:p>Success</text:p>
          </table:table-cell>
          <table:table-cell office:value-type="float" office:value="52483" table:style-name="ce1">
            <text:p>52483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3H21M49.363S" table:style-name="ce2">
            <text:p>21:49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17" table:style-name="ce1">
            <text:p>2617</text:p>
          </table:table-cell>
          <table:table-cell office:value-type="string" table:style-name="ce1">
            <text:p>Success</text:p>
          </table:table-cell>
          <table:table-cell office:value-type="float" office:value="82759" table:style-name="ce1">
            <text:p>82759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3H21M50.313S" table:style-name="ce2">
            <text:p>21:50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82761" table:style-name="ce1">
            <text:p>82761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3H21M51.983S" table:style-name="ce2">
            <text:p>21:5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3H21M52.013S" table:style-name="ce2">
            <text:p>21:5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3H21M51.123S" table:style-name="ce2">
            <text:p>21:51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86845" table:style-name="ce1">
            <text:p>86845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3H21M52.033S" table:style-name="ce2">
            <text:p>21:52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18" table:style-name="ce1">
            <text:p>2618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3H21M52.073S" table:style-name="ce2">
            <text:p>21:52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3H21M51.203S" table:style-name="ce2">
            <text:p>21:51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3H21M51.113S" table:style-name="ce2">
            <text:p>21:51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84772" table:style-name="ce1">
            <text:p>84772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3H21M51.213S" table:style-name="ce2">
            <text:p>21:5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3H21M52.233S" table:style-name="ce2">
            <text:p>21:52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3H21M52.273S" table:style-name="ce2">
            <text:p>21:5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3H21M52.293S" table:style-name="ce2">
            <text:p>21:5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618" table:style-name="ce1">
            <text:p>2618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3H21M52.313S" table:style-name="ce2">
            <text:p>21:5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3H21M51.113S" table:style-name="ce2">
            <text:p>21:51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3H21M52.443S" table:style-name="ce2">
            <text:p>21:5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3H21M51.283S" table:style-name="ce2">
            <text:p>21:5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3H21M52.663S" table:style-name="ce2">
            <text:p>21:5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3H21M52.723S" table:style-name="ce2">
            <text:p>21:5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3H21M52.053S" table:style-name="ce2">
            <text:p>21:5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3H21M52.763S" table:style-name="ce2">
            <text:p>21:5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710" table:style-name="ce1">
            <text:p>2710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3H21M51.993S" table:style-name="ce2">
            <text:p>21:52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3H21M52.783S" table:style-name="ce2">
            <text:p>21:5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3H21M52.823S" table:style-name="ce2">
            <text:p>21:52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3H21M52.843S" table:style-name="ce2">
            <text:p>21:5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3H21M52.873S" table:style-name="ce2">
            <text:p>21:5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3H21M52.873S" table:style-name="ce2">
            <text:p>21:5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3H21M52.803S" table:style-name="ce2">
            <text:p>21:5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762" table:style-name="ce1">
            <text:p>2762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3H21M52.883S" table:style-name="ce2">
            <text:p>21:5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3H21M41.673S" table:style-name="ce2">
            <text:p>21:4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273" table:style-name="ce1">
            <text:p>1127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3H21M48.543S" table:style-name="ce2">
            <text:p>21:4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407" table:style-name="ce1">
            <text:p>4407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3H21M42.243S" table:style-name="ce2">
            <text:p>21:4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715" table:style-name="ce1">
            <text:p>10715</text:p>
          </table:table-cell>
          <table:table-cell office:value-type="string" table:style-name="ce1">
            <text:p>Success</text:p>
          </table:table-cell>
          <table:table-cell office:value-type="float" office:value="42860" table:style-name="ce1">
            <text:p>42860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3H21M52.953S" table:style-name="ce2">
            <text:p>21:5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3H21M43.143S" table:style-name="ce2">
            <text:p>21:4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829" table:style-name="ce1">
            <text:p>9829</text:p>
          </table:table-cell>
          <table:table-cell office:value-type="string" table:style-name="ce1">
            <text:p>Success</text:p>
          </table:table-cell>
          <table:table-cell office:value-type="float" office:value="23881" table:style-name="ce1">
            <text:p>23881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3H21M48.423S" table:style-name="ce2">
            <text:p>21:48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565" table:style-name="ce1">
            <text:p>4565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3H21M52.943S" table:style-name="ce2">
            <text:p>21:5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3H21M52.993S" table:style-name="ce2">
            <text:p>21:5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3H21M51.213S" table:style-name="ce2">
            <text:p>21:5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80535" table:style-name="ce1">
            <text:p>80535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3H21M51.203S" table:style-name="ce2">
            <text:p>21:5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11" table:style-name="ce1">
            <text:p>2311</text:p>
          </table:table-cell>
          <table:table-cell office:value-type="string" table:style-name="ce1">
            <text:p>Success</text:p>
          </table:table-cell>
          <table:table-cell office:value-type="float" office:value="80535" table:style-name="ce1">
            <text:p>80535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3H21M52.223S" table:style-name="ce2">
            <text:p>21:52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84774" table:style-name="ce1">
            <text:p>84774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3H21M52.243S" table:style-name="ce2">
            <text:p>21:52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84774" table:style-name="ce1">
            <text:p>84774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3H21M53.513S" table:style-name="ce2">
            <text:p>21:5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3H21M53.523S" table:style-name="ce2">
            <text:p>21:53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3H21M53.503S" table:style-name="ce2">
            <text:p>21:53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3H21M53.533S" table:style-name="ce2">
            <text:p>21:5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3H21M53.543S" table:style-name="ce2">
            <text:p>21:5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3H21M53.553S" table:style-name="ce2">
            <text:p>21:5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3H21M53.573S" table:style-name="ce2">
            <text:p>21:5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10" table:style-name="ce1">
            <text:p>2710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3H21M53.563S" table:style-name="ce2">
            <text:p>21:53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710" table:style-name="ce1">
            <text:p>2710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3H21M53.583S" table:style-name="ce2">
            <text:p>21:5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762" table:style-name="ce1">
            <text:p>2762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3H21M53.593S" table:style-name="ce2">
            <text:p>21:53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62" table:style-name="ce1">
            <text:p>2762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3H21M52.963S" table:style-name="ce2">
            <text:p>21:5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3H21M53.653S" table:style-name="ce2">
            <text:p>21:5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3H21M51.863S" table:style-name="ce2">
            <text:p>21:5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80687" table:style-name="ce1">
            <text:p>80687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3H21M53.673S" table:style-name="ce2">
            <text:p>21:5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3H21M51.143S" table:style-name="ce2">
            <text:p>21:5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426" table:style-name="ce1">
            <text:p>3426</text:p>
          </table:table-cell>
          <table:table-cell office:value-type="string" table:style-name="ce1">
            <text:p>Success</text:p>
          </table:table-cell>
          <table:table-cell office:value-type="float" office:value="16110" table:style-name="ce1">
            <text:p>16110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3H21M48.033S" table:style-name="ce2">
            <text:p>21:48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Success</text:p>
          </table:table-cell>
          <table:table-cell office:value-type="float" office:value="44540" table:style-name="ce1">
            <text:p>44540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3H21M51.143S" table:style-name="ce2">
            <text:p>21:51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446" table:style-name="ce1">
            <text:p>3446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3H21M46.093S" table:style-name="ce2">
            <text:p>21:46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512" table:style-name="ce1">
            <text:p>851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3H21M51.143S" table:style-name="ce2">
            <text:p>21:5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67" table:style-name="ce1">
            <text:p>3467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3H21M51.203S" table:style-name="ce2">
            <text:p>21:51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403" table:style-name="ce1">
            <text:p>3403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3H21M38.903S" table:style-name="ce2">
            <text:p>21:3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5732" table:style-name="ce1">
            <text:p>15732</text:p>
          </table:table-cell>
          <table:table-cell office:value-type="string" table:style-name="ce1">
            <text:p>Success</text:p>
          </table:table-cell>
          <table:table-cell office:value-type="float" office:value="51644" table:style-name="ce1">
            <text:p>51644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3H21M49.213S" table:style-name="ce2">
            <text:p>21:4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429" table:style-name="ce1">
            <text:p>542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3H21M51.223S" table:style-name="ce2">
            <text:p>21:5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25" table:style-name="ce1">
            <text:p>3425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3H21M51.233S" table:style-name="ce2">
            <text:p>21:51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447" table:style-name="ce1">
            <text:p>3447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3H21M46.113S" table:style-name="ce2">
            <text:p>21:46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590" table:style-name="ce1">
            <text:p>8590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3H21M45.233S" table:style-name="ce2">
            <text:p>21:4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474" table:style-name="ce1">
            <text:p>9474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3H21M49.233S" table:style-name="ce2">
            <text:p>21:4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81" table:style-name="ce1">
            <text:p>548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3H21M48.023S" table:style-name="ce2">
            <text:p>21:48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697" table:style-name="ce1">
            <text:p>6697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3H21M54.573S" table:style-name="ce2">
            <text:p>21:5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3H21M51.233S" table:style-name="ce2">
            <text:p>21:51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3H21M49.983S" table:style-name="ce2">
            <text:p>21:5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824" table:style-name="ce1">
            <text:p>4824</text:p>
          </table:table-cell>
          <table:table-cell office:value-type="string" table:style-name="ce1">
            <text:p>Success</text:p>
          </table:table-cell>
          <table:table-cell office:value-type="float" office:value="47997" table:style-name="ce1">
            <text:p>47997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3H21M46.113S" table:style-name="ce2">
            <text:p>21:46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729" table:style-name="ce1">
            <text:p>8729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3H21M54.723S" table:style-name="ce2">
            <text:p>21:5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3H21M49.323S" table:style-name="ce2">
            <text:p>21:4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552" table:style-name="ce1">
            <text:p>555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3H21M49.373S" table:style-name="ce2">
            <text:p>21:4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516" table:style-name="ce1">
            <text:p>5516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3H21M52.343S" table:style-name="ce2">
            <text:p>21:5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Success</text:p>
          </table:table-cell>
          <table:table-cell office:value-type="float" office:value="42859" table:style-name="ce1">
            <text:p>42859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3H21M49.343S" table:style-name="ce2">
            <text:p>21:49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584" table:style-name="ce1">
            <text:p>5584</text:p>
          </table:table-cell>
          <table:table-cell office:value-type="string" table:style-name="ce1">
            <text:p>Success</text:p>
          </table:table-cell>
          <table:table-cell office:value-type="float" office:value="52617" table:style-name="ce1">
            <text:p>52617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3H21M52.993S" table:style-name="ce2">
            <text:p>21:5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3H21M46.973S" table:style-name="ce2">
            <text:p>21:4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968" table:style-name="ce1">
            <text:p>7968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3H21M49.413S" table:style-name="ce2">
            <text:p>21:49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520" table:style-name="ce1">
            <text:p>5520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3H21M52.893S" table:style-name="ce2">
            <text:p>21:5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51" table:style-name="ce1">
            <text:p>2051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3H21M52.973S" table:style-name="ce2">
            <text:p>21:5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3H21M46.873S" table:style-name="ce2">
            <text:p>21:46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083" table:style-name="ce1">
            <text:p>8083</text:p>
          </table:table-cell>
          <table:table-cell office:value-type="string" table:style-name="ce1">
            <text:p>Success</text:p>
          </table:table-cell>
          <table:table-cell office:value-type="float" office:value="47997" table:style-name="ce1">
            <text:p>47997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3H21M53.603S" table:style-name="ce2">
            <text:p>21:5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78" table:style-name="ce1">
            <text:p>1378</text:p>
          </table:table-cell>
          <table:table-cell office:value-type="string" table:style-name="ce1">
            <text:p>Success</text:p>
          </table:table-cell>
          <table:table-cell office:value-type="float" office:value="42859" table:style-name="ce1">
            <text:p>42859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3H21M39.643S" table:style-name="ce2">
            <text:p>21:3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5374" table:style-name="ce1">
            <text:p>15374</text:p>
          </table:table-cell>
          <table:table-cell office:value-type="string" table:style-name="ce1">
            <text:p>Success</text:p>
          </table:table-cell>
          <table:table-cell office:value-type="float" office:value="44387" table:style-name="ce1">
            <text:p>44387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3H21M54.703S" table:style-name="ce2">
            <text:p>21:5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3H21M54.703S" table:style-name="ce2">
            <text:p>21:54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3H21M45.303S" table:style-name="ce2">
            <text:p>21:4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087" table:style-name="ce1">
            <text:p>11087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3H21M54.603S" table:style-name="ce2">
            <text:p>21:5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ccess</text:p>
          </table:table-cell>
          <table:table-cell office:value-type="float" office:value="84732" table:style-name="ce1">
            <text:p>84732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3H21M54.613S" table:style-name="ce2">
            <text:p>21:54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Success</text:p>
          </table:table-cell>
          <table:table-cell office:value-type="float" office:value="91090" table:style-name="ce1">
            <text:p>91090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3H21M54.564S" table:style-name="ce2">
            <text:p>21:5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78" table:style-name="ce1">
            <text:p>2378</text:p>
          </table:table-cell>
          <table:table-cell office:value-type="string" table:style-name="ce1">
            <text:p>Success</text:p>
          </table:table-cell>
          <table:table-cell office:value-type="float" office:value="91094" table:style-name="ce1">
            <text:p>91094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3H21M54.983S" table:style-name="ce2">
            <text:p>21:5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3H21M54.593S" table:style-name="ce2">
            <text:p>21:5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91096" table:style-name="ce1">
            <text:p>91096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3H21M54.643S" table:style-name="ce2">
            <text:p>21:5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42" table:style-name="ce1">
            <text:p>2342</text:p>
          </table:table-cell>
          <table:table-cell office:value-type="string" table:style-name="ce1">
            <text:p>Success</text:p>
          </table:table-cell>
          <table:table-cell office:value-type="float" office:value="95493" table:style-name="ce1">
            <text:p>95493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3H21M56.953S" table:style-name="ce2">
            <text:p>21:5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470" table:style-name="ce1">
            <text:p>1470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3H21M54.613S" table:style-name="ce2">
            <text:p>21:5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99" table:style-name="ce1">
            <text:p>2399</text:p>
          </table:table-cell>
          <table:table-cell office:value-type="string" table:style-name="ce1">
            <text:p>Success</text:p>
          </table:table-cell>
          <table:table-cell office:value-type="float" office:value="91096" table:style-name="ce1">
            <text:p>91096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3H21M54.683S" table:style-name="ce2">
            <text:p>21:54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95330" table:style-name="ce1">
            <text:p>95330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3H21M54.653S" table:style-name="ce2">
            <text:p>21:5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78" table:style-name="ce1">
            <text:p>2378</text:p>
          </table:table-cell>
          <table:table-cell office:value-type="string" table:style-name="ce1">
            <text:p>Success</text:p>
          </table:table-cell>
          <table:table-cell office:value-type="float" office:value="95326" table:style-name="ce1">
            <text:p>95326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3H21M56.983S" table:style-name="ce2">
            <text:p>21:5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3H21M57.043S" table:style-name="ce2">
            <text:p>21:5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3H21M54.843S" table:style-name="ce2">
            <text:p>21:5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97442" table:style-name="ce1">
            <text:p>97442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3H21M57.073S" table:style-name="ce2">
            <text:p>21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848" table:style-name="ce1">
            <text:p>2848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3H21M54.893S" table:style-name="ce2">
            <text:p>21:54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Success</text:p>
          </table:table-cell>
          <table:table-cell office:value-type="float" office:value="97616" table:style-name="ce1">
            <text:p>97616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3H21M54.883S" table:style-name="ce2">
            <text:p>21:54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Success</text:p>
          </table:table-cell>
          <table:table-cell office:value-type="float" office:value="97616" table:style-name="ce1">
            <text:p>97616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3H21M54.713S" table:style-name="ce2">
            <text:p>21:5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19" table:style-name="ce1">
            <text:p>2419</text:p>
          </table:table-cell>
          <table:table-cell office:value-type="string" table:style-name="ce1">
            <text:p>Success</text:p>
          </table:table-cell>
          <table:table-cell office:value-type="float" office:value="97616" table:style-name="ce1">
            <text:p>97616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3H21M57.093S" table:style-name="ce2">
            <text:p>21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3H21M57.123S" table:style-name="ce2">
            <text:p>21:57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3H21M57.143S" table:style-name="ce2">
            <text:p>21:5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3H21M57.143S" table:style-name="ce2">
            <text:p>21:57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3H21M57.163S" table:style-name="ce2">
            <text:p>21:5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3H21M57.183S" table:style-name="ce2">
            <text:p>21:5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848" table:style-name="ce1">
            <text:p>28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3H21M57.173S" table:style-name="ce2">
            <text:p>21:5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848" table:style-name="ce1">
            <text:p>28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3H21M54.943S" table:style-name="ce2">
            <text:p>21:54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286" table:style-name="ce1">
            <text:p>22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3H21M54.924S" table:style-name="ce2">
            <text:p>21:5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06" table:style-name="ce1">
            <text:p>230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3H21M57.213S" table:style-name="ce2">
            <text:p>21:5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3H21M57.233S" table:style-name="ce2">
            <text:p>21:5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470" table:style-name="ce1">
            <text:p>1470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3H21M57.223S" table:style-name="ce2">
            <text:p>21:5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3H21M54.723S" table:style-name="ce2">
            <text:p>21:5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Success</text:p>
          </table:table-cell>
          <table:table-cell office:value-type="float" office:value="88963" table:style-name="ce1">
            <text:p>88963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3H21M54.933S" table:style-name="ce2">
            <text:p>21:5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85" table:style-name="ce1">
            <text:p>248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3H21M54.943S" table:style-name="ce2">
            <text:p>21:54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3H21M57.443S" table:style-name="ce2">
            <text:p>21:57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30" table:style-name="ce1">
            <text:p>1530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3H21M55.023S" table:style-name="ce2">
            <text:p>21:55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Success</text:p>
          </table:table-cell>
          <table:table-cell office:value-type="float" office:value="91129" table:style-name="ce1">
            <text:p>91129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3H21M57.573S" table:style-name="ce2">
            <text:p>21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3H21M54.933S" table:style-name="ce2">
            <text:p>21:5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3H21M57.653S" table:style-name="ce2">
            <text:p>21:5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470" table:style-name="ce1">
            <text:p>1470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3H21M57.413S" table:style-name="ce2">
            <text:p>21:57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3H21M57.813S" table:style-name="ce2">
            <text:p>21:57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3H21M57.843S" table:style-name="ce2">
            <text:p>21:57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3H21M57.863S" table:style-name="ce2">
            <text:p>21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3H21M54.813S" table:style-name="ce2">
            <text:p>21:5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Success</text:p>
          </table:table-cell>
          <table:table-cell office:value-type="float" office:value="91305" table:style-name="ce1">
            <text:p>91305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3H21M57.893S" table:style-name="ce2">
            <text:p>21:5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3H21M54.963S" table:style-name="ce2">
            <text:p>21:5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086" table:style-name="ce1">
            <text:p>3086</text:p>
          </table:table-cell>
          <table:table-cell office:value-type="string" table:style-name="ce1">
            <text:p>Success</text:p>
          </table:table-cell>
          <table:table-cell office:value-type="float" office:value="93256" table:style-name="ce1">
            <text:p>93256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3H21M58.043S" table:style-name="ce2">
            <text:p>21:5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3H21M57.083S" table:style-name="ce2">
            <text:p>21:5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3H21M54.943S" table:style-name="ce2">
            <text:p>21:5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91" table:style-name="ce1">
            <text:p>3291</text:p>
          </table:table-cell>
          <table:table-cell office:value-type="string" table:style-name="ce1">
            <text:p>Success</text:p>
          </table:table-cell>
          <table:table-cell office:value-type="float" office:value="93374" table:style-name="ce1">
            <text:p>93374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3H21M57.033S" table:style-name="ce2">
            <text:p>21:57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3H21M57.023S" table:style-name="ce2">
            <text:p>21:5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3H21M57.123S" table:style-name="ce2">
            <text:p>21:57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3H21M57.013S" table:style-name="ce2">
            <text:p>21:5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3H21M58.233S" table:style-name="ce2">
            <text:p>21:58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3H21M58.253S" table:style-name="ce2">
            <text:p>21:58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3H21M58.253S" table:style-name="ce2">
            <text:p>21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3H21M58.263S" table:style-name="ce2">
            <text:p>21:58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3H21M58.253S" table:style-name="ce2">
            <text:p>21:58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3H21M58.263S" table:style-name="ce2">
            <text:p>21:58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3H21M58.263S" table:style-name="ce2">
            <text:p>21:58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3H21M58.263S" table:style-name="ce2">
            <text:p>21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3H21M58.253S" table:style-name="ce2">
            <text:p>21:58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3H21M58.273S" table:style-name="ce2">
            <text:p>21:58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3H21M58.273S" table:style-name="ce2">
            <text:p>21:58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3H21M58.273S" table:style-name="ce2">
            <text:p>21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3H21M58.243S" table:style-name="ce2">
            <text:p>21:5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3H21M58.273S" table:style-name="ce2">
            <text:p>21:58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3H21M58.273S" table:style-name="ce2">
            <text:p>21:58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3H21M58.283S" table:style-name="ce2">
            <text:p>21:58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3H21M58.283S" table:style-name="ce2">
            <text:p>21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3H21M58.293S" table:style-name="ce2">
            <text:p>21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984" table:style-name="ce1">
            <text:p>2984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3H21M58.343S" table:style-name="ce2">
            <text:p>21:58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036" table:style-name="ce1">
            <text:p>3036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3H21M56.983S" table:style-name="ce2">
            <text:p>21:57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3H21M56.953S" table:style-name="ce2">
            <text:p>21:5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3H21M56.834S" table:style-name="ce2">
            <text:p>21:56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3H21M58.443S" table:style-name="ce2">
            <text:p>21:58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3H21M56.933S" table:style-name="ce2">
            <text:p>21:5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3H21M57.423S" table:style-name="ce2">
            <text:p>21:5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91298" table:style-name="ce1">
            <text:p>91298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3H21M58.453S" table:style-name="ce2">
            <text:p>21:5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3H21M58.433S" table:style-name="ce2">
            <text:p>21:5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3H21M58.453S" table:style-name="ce2">
            <text:p>21:5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3H21M58.453S" table:style-name="ce2">
            <text:p>21:58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3H21M58.463S" table:style-name="ce2">
            <text:p>21:5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3H21M58.463S" table:style-name="ce2">
            <text:p>21:5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3H21M58.473S" table:style-name="ce2">
            <text:p>21:58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3H21M58.483S" table:style-name="ce2">
            <text:p>21:5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3H21M58.473S" table:style-name="ce2">
            <text:p>21:5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3H21M58.463S" table:style-name="ce2">
            <text:p>21:58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3H21M58.483S" table:style-name="ce2">
            <text:p>21:58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3H21M58.493S" table:style-name="ce2">
            <text:p>21:5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3H21M56.393S" table:style-name="ce2">
            <text:p>21:56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3H21M57.223S" table:style-name="ce2">
            <text:p>21:5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Success</text:p>
          </table:table-cell>
          <table:table-cell office:value-type="float" office:value="89126" table:style-name="ce1">
            <text:p>89126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3H21M58.773S" table:style-name="ce2">
            <text:p>21:5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3H21M57.144S" table:style-name="ce2">
            <text:p>21:57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3H21M54.933S" table:style-name="ce2">
            <text:p>21:54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781" table:style-name="ce1">
            <text:p>4781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3H21M51.143S" table:style-name="ce2">
            <text:p>21:51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860" table:style-name="ce1">
            <text:p>8860</text:p>
          </table:table-cell>
          <table:table-cell office:value-type="string" table:style-name="ce1">
            <text:p>Success</text:p>
          </table:table-cell>
          <table:table-cell office:value-type="float" office:value="15823" table:style-name="ce1">
            <text:p>15823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3H21M51.123S" table:style-name="ce2">
            <text:p>21:5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885" table:style-name="ce1">
            <text:p>8885</text:p>
          </table:table-cell>
          <table:table-cell office:value-type="string" table:style-name="ce1">
            <text:p>Success</text:p>
          </table:table-cell>
          <table:table-cell office:value-type="float" office:value="15831" table:style-name="ce1">
            <text:p>15831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3H21M49.613S" table:style-name="ce2">
            <text:p>21:49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414" table:style-name="ce1">
            <text:p>10414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3H21M59.633S" table:style-name="ce2">
            <text:p>21:59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3H22M0.003S" table:style-name="ce2">
            <text:p>22:0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3H21M51.243S" table:style-name="ce2">
            <text:p>21:51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882" table:style-name="ce1">
            <text:p>8882</text:p>
          </table:table-cell>
          <table:table-cell office:value-type="string" table:style-name="ce1">
            <text:p>Success</text:p>
          </table:table-cell>
          <table:table-cell office:value-type="float" office:value="16114" table:style-name="ce1">
            <text:p>16114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3H22M0.003S" table:style-name="ce2">
            <text:p>22:0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3H21M53.663S" table:style-name="ce2">
            <text:p>21:5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487" table:style-name="ce1">
            <text:p>6487</text:p>
          </table:table-cell>
          <table:table-cell office:value-type="string" table:style-name="ce1">
            <text:p>Success</text:p>
          </table:table-cell>
          <table:table-cell office:value-type="float" office:value="47996" table:style-name="ce1">
            <text:p>47996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3H21M46.593S" table:style-name="ce2">
            <text:p>21:4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3573" table:style-name="ce1">
            <text:p>13573</text:p>
          </table:table-cell>
          <table:table-cell office:value-type="string" table:style-name="ce1">
            <text:p>Success</text:p>
          </table:table-cell>
          <table:table-cell office:value-type="float" office:value="51644" table:style-name="ce1">
            <text:p>51644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3H21M46.143S" table:style-name="ce2">
            <text:p>21:4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026" table:style-name="ce1">
            <text:p>14026</text:p>
          </table:table-cell>
          <table:table-cell office:value-type="string" table:style-name="ce1">
            <text:p>Success</text:p>
          </table:table-cell>
          <table:table-cell office:value-type="float" office:value="52611" table:style-name="ce1">
            <text:p>52611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3H21M49.373S" table:style-name="ce2">
            <text:p>21:49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806" table:style-name="ce1">
            <text:p>10806</text:p>
          </table:table-cell>
          <table:table-cell office:value-type="string" table:style-name="ce1">
            <text:p>Success</text:p>
          </table:table-cell>
          <table:table-cell office:value-type="float" office:value="55197" table:style-name="ce1">
            <text:p>55197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3H21M49.383S" table:style-name="ce2">
            <text:p>21:4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838" table:style-name="ce1">
            <text:p>10838</text:p>
          </table:table-cell>
          <table:table-cell office:value-type="string" table:style-name="ce1">
            <text:p>Success</text:p>
          </table:table-cell>
          <table:table-cell office:value-type="float" office:value="46919" table:style-name="ce1">
            <text:p>46919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3H21M55.023S" table:style-name="ce2">
            <text:p>21:5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211" table:style-name="ce1">
            <text:p>5211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3H21M51.913S" table:style-name="ce2">
            <text:p>21:5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314" table:style-name="ce1">
            <text:p>8314</text:p>
          </table:table-cell>
          <table:table-cell office:value-type="string" table:style-name="ce1">
            <text:p>Success</text:p>
          </table:table-cell>
          <table:table-cell office:value-type="float" office:value="16671" table:style-name="ce1">
            <text:p>16671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3H22M0.103S" table:style-name="ce2">
            <text:p>22:0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3H21M52.973S" table:style-name="ce2">
            <text:p>21:5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275" table:style-name="ce1">
            <text:p>7275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3H22M0.153S" table:style-name="ce2">
            <text:p>22:0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3H22M0.043S" table:style-name="ce2">
            <text:p>22:0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1778" table:style-name="ce1">
            <text:p>1778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3H21M49.453S" table:style-name="ce2">
            <text:p>21:4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817" table:style-name="ce1">
            <text:p>10817</text:p>
          </table:table-cell>
          <table:table-cell office:value-type="string" table:style-name="ce1">
            <text:p>Success</text:p>
          </table:table-cell>
          <table:table-cell office:value-type="float" office:value="49959" table:style-name="ce1">
            <text:p>49959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3H22M0.243S" table:style-name="ce2">
            <text:p>22:00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3H21M40.573S" table:style-name="ce2">
            <text:p>21:4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9718" table:style-name="ce1">
            <text:p>19718</text:p>
          </table:table-cell>
          <table:table-cell office:value-type="string" table:style-name="ce1">
            <text:p>Success</text:p>
          </table:table-cell>
          <table:table-cell office:value-type="float" office:value="44387" table:style-name="ce1">
            <text:p>44387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3H21M50.763S" table:style-name="ce2">
            <text:p>21:5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531" table:style-name="ce1">
            <text:p>9531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3H21M53.033S" table:style-name="ce2">
            <text:p>21:5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263" table:style-name="ce1">
            <text:p>7263</text:p>
          </table:table-cell>
          <table:table-cell office:value-type="string" table:style-name="ce1">
            <text:p>Success</text:p>
          </table:table-cell>
          <table:table-cell office:value-type="float" office:value="51687" table:style-name="ce1">
            <text:p>51687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3H22M0.283S" table:style-name="ce2">
            <text:p>22:00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3H21M49.954S" table:style-name="ce2">
            <text:p>21:50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338" table:style-name="ce1">
            <text:p>10338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3H21M49.413S" table:style-name="ce2">
            <text:p>21:4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0887" table:style-name="ce1">
            <text:p>10887</text:p>
          </table:table-cell>
          <table:table-cell office:value-type="string" table:style-name="ce1">
            <text:p>Success</text:p>
          </table:table-cell>
          <table:table-cell office:value-type="float" office:value="53455" table:style-name="ce1">
            <text:p>53455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3H21M52.493S" table:style-name="ce2">
            <text:p>21:52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807" table:style-name="ce1">
            <text:p>7807</text:p>
          </table:table-cell>
          <table:table-cell office:value-type="string" table:style-name="ce1">
            <text:p>Success</text:p>
          </table:table-cell>
          <table:table-cell office:value-type="float" office:value="52591" table:style-name="ce1">
            <text:p>52591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3H21M52.123S" table:style-name="ce2">
            <text:p>21:52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185" table:style-name="ce1">
            <text:p>8185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3H21M54.723S" table:style-name="ce2">
            <text:p>21:5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591" table:style-name="ce1">
            <text:p>5591</text:p>
          </table:table-cell>
          <table:table-cell office:value-type="string" table:style-name="ce1">
            <text:p>Success</text:p>
          </table:table-cell>
          <table:table-cell office:value-type="float" office:value="45362" table:style-name="ce1">
            <text:p>45362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3H22M0.263S" table:style-name="ce2">
            <text:p>22:0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3H22M0.233S" table:style-name="ce2">
            <text:p>22:0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3H21M53.613S" table:style-name="ce2">
            <text:p>21:53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739" table:style-name="ce1">
            <text:p>6739</text:p>
          </table:table-cell>
          <table:table-cell office:value-type="string" table:style-name="ce1">
            <text:p>Success</text:p>
          </table:table-cell>
          <table:table-cell office:value-type="float" office:value="42859" table:style-name="ce1">
            <text:p>42859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3H22M0.333S" table:style-name="ce2">
            <text:p>22:0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3H21M57.263S" table:style-name="ce2">
            <text:p>21:5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109" table:style-name="ce1">
            <text:p>3109</text:p>
          </table:table-cell>
          <table:table-cell office:value-type="string" table:style-name="ce1">
            <text:p>Success</text:p>
          </table:table-cell>
          <table:table-cell office:value-type="float" office:value="47997" table:style-name="ce1">
            <text:p>47997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3H22M0.343S" table:style-name="ce2">
            <text:p>22:00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3H22M0.373S" table:style-name="ce2">
            <text:p>22:00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3H21M57.483S" table:style-name="ce2">
            <text:p>21:5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930" table:style-name="ce1">
            <text:p>2930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3H22M0.403S" table:style-name="ce2">
            <text:p>22:00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3H21M58.063S" table:style-name="ce2">
            <text:p>21:58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3H22M0.253S" table:style-name="ce2">
            <text:p>22:0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3H21M57.933S" table:style-name="ce2">
            <text:p>21:5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506" table:style-name="ce1">
            <text:p>2506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3H21M48.073S" table:style-name="ce2">
            <text:p>21:4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2376" table:style-name="ce1">
            <text:p>12376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3H21M56.353S" table:style-name="ce2">
            <text:p>21:56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132" table:style-name="ce1">
            <text:p>4132</text:p>
          </table:table-cell>
          <table:table-cell office:value-type="string" table:style-name="ce1">
            <text:p>Success</text:p>
          </table:table-cell>
          <table:table-cell office:value-type="float" office:value="74182" table:style-name="ce1">
            <text:p>74182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3H21M58.503S" table:style-name="ce2">
            <text:p>21:58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Success</text:p>
          </table:table-cell>
          <table:table-cell office:value-type="float" office:value="74182" table:style-name="ce1">
            <text:p>74182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3H22M0.483S" table:style-name="ce2">
            <text:p>22:0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3H22M0.533S" table:style-name="ce2">
            <text:p>22:0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3H22M0.233S" table:style-name="ce2">
            <text:p>22:0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3H21M59.713S" table:style-name="ce2">
            <text:p>21:5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Success</text:p>
          </table:table-cell>
          <table:table-cell office:value-type="float" office:value="74133" table:style-name="ce1">
            <text:p>74133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3H22M0.173S" table:style-name="ce2">
            <text:p>22:0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76307" table:style-name="ce1">
            <text:p>7630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3H22M1.283S" table:style-name="ce2">
            <text:p>22:0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3H22M0.153S" table:style-name="ce2">
            <text:p>22:00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76448" table:style-name="ce1">
            <text:p>76448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3H22M0.303S" table:style-name="ce2">
            <text:p>22:00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3H22M0.353S" table:style-name="ce2">
            <text:p>22:00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3H22M1.333S" table:style-name="ce2">
            <text:p>22:0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30" table:style-name="ce1">
            <text:p>1530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3H22M1.333S" table:style-name="ce2">
            <text:p>22:01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3H22M1.343S" table:style-name="ce2">
            <text:p>22:0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70" table:style-name="ce1">
            <text:p>1470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3H22M0.373S" table:style-name="ce2">
            <text:p>22:0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76405" table:style-name="ce1">
            <text:p>76405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3H22M1.393S" table:style-name="ce2">
            <text:p>22:0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3H22M0.293S" table:style-name="ce2">
            <text:p>22:0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3H22M0.313S" table:style-name="ce2">
            <text:p>22:00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3H22M0.273S" table:style-name="ce2">
            <text:p>22:0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3H22M0.303S" table:style-name="ce2">
            <text:p>22:0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Success</text:p>
          </table:table-cell>
          <table:table-cell office:value-type="float" office:value="76309" table:style-name="ce1">
            <text:p>76309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3H22M1.873S" table:style-name="ce2">
            <text:p>22:0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3H22M0.303S" table:style-name="ce2">
            <text:p>22:00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Success</text:p>
          </table:table-cell>
          <table:table-cell office:value-type="float" office:value="78427" table:style-name="ce1">
            <text:p>78427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3H22M0.293S" table:style-name="ce2">
            <text:p>22:00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78515" table:style-name="ce1">
            <text:p>78515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3H22M2.143S" table:style-name="ce2">
            <text:p>22:0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3H22M2.153S" table:style-name="ce2">
            <text:p>22:02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3H22M0.123S" table:style-name="ce2">
            <text:p>22:00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Success</text:p>
          </table:table-cell>
          <table:table-cell office:value-type="float" office:value="80488" table:style-name="ce1">
            <text:p>80488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3H22M1.513S" table:style-name="ce2">
            <text:p>22:0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82758" table:style-name="ce1">
            <text:p>82758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3H22M2.513S" table:style-name="ce2">
            <text:p>22:0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3H22M1.523S" table:style-name="ce2">
            <text:p>22:01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82805" table:style-name="ce1">
            <text:p>82805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3H22M2.543S" table:style-name="ce2">
            <text:p>22:0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3H22M1.223S" table:style-name="ce2">
            <text:p>22:01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3H22M1.213S" table:style-name="ce2">
            <text:p>22:01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3H22M2.653S" table:style-name="ce2">
            <text:p>22:0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3H22M2.633S" table:style-name="ce2">
            <text:p>22:0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3H22M2.673S" table:style-name="ce2">
            <text:p>22:0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3H22M2.683S" table:style-name="ce2">
            <text:p>22:0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3H22M2.693S" table:style-name="ce2">
            <text:p>22:0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3H22M2.693S" table:style-name="ce2">
            <text:p>22:0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3H22M0.453S" table:style-name="ce2">
            <text:p>22:00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3H22M2.803S" table:style-name="ce2">
            <text:p>22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3H22M0.423S" table:style-name="ce2">
            <text:p>22:00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788" table:style-name="ce1">
            <text:p>2788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3H22M3.213S" table:style-name="ce2">
            <text:p>22:0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3H22M0.413S" table:style-name="ce2">
            <text:p>22:0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78515" table:style-name="ce1">
            <text:p>78515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3H22M3.233S" table:style-name="ce2">
            <text:p>22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3H22M2.473S" table:style-name="ce2">
            <text:p>22:0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3H22M3.433S" table:style-name="ce2">
            <text:p>22:0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3H22M3.463S" table:style-name="ce2">
            <text:p>22:0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3H22M3.473S" table:style-name="ce2">
            <text:p>22:0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3H22M1.683S" table:style-name="ce2">
            <text:p>22:01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76359" table:style-name="ce1">
            <text:p>76359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3H22M4.143S" table:style-name="ce2">
            <text:p>22:0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3H21M54.633S" table:style-name="ce2">
            <text:p>21:5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724" table:style-name="ce1">
            <text:p>9724</text:p>
          </table:table-cell>
          <table:table-cell office:value-type="string" table:style-name="ce1">
            <text:p>Success</text:p>
          </table:table-cell>
          <table:table-cell office:value-type="float" office:value="15835" table:style-name="ce1">
            <text:p>15835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3H21M53.553S" table:style-name="ce2">
            <text:p>21:53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809" table:style-name="ce1">
            <text:p>10809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3H21M53.693S" table:style-name="ce2">
            <text:p>21:5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709" table:style-name="ce1">
            <text:p>10709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3H21M49.613S" table:style-name="ce2">
            <text:p>21:4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4787" table:style-name="ce1">
            <text:p>14787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3H22M4.383S" table:style-name="ce2">
            <text:p>22:0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3H22M4.443S" table:style-name="ce2">
            <text:p>22:0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3H22M4.463S" table:style-name="ce2">
            <text:p>22:0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3H22M4.473S" table:style-name="ce2">
            <text:p>22:0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3H21M57.593S" table:style-name="ce2">
            <text:p>21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453" table:style-name="ce1">
            <text:p>7453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3H21M53.563S" table:style-name="ce2">
            <text:p>21:5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501" table:style-name="ce1">
            <text:p>11501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3H21M58.493S" table:style-name="ce2">
            <text:p>21:58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75" table:style-name="ce1">
            <text:p>6575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3H22M0.173S" table:style-name="ce2">
            <text:p>22:0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906" table:style-name="ce1">
            <text:p>4906</text:p>
          </table:table-cell>
          <table:table-cell office:value-type="string" table:style-name="ce1">
            <text:p>Success</text:p>
          </table:table-cell>
          <table:table-cell office:value-type="float" office:value="15835" table:style-name="ce1">
            <text:p>15835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3H22M0.033S" table:style-name="ce2">
            <text:p>22:00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054" table:style-name="ce1">
            <text:p>5054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3H21M58.793S" table:style-name="ce2">
            <text:p>21:5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94" table:style-name="ce1">
            <text:p>6294</text:p>
          </table:table-cell>
          <table:table-cell office:value-type="string" table:style-name="ce1">
            <text:p>Success</text:p>
          </table:table-cell>
          <table:table-cell office:value-type="float" office:value="52488" table:style-name="ce1">
            <text:p>52488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3H22M5.083S" table:style-name="ce2">
            <text:p>22:05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3H22M5.083S" table:style-name="ce2">
            <text:p>22:0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3H22M0.183S" table:style-name="ce2">
            <text:p>22:0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3H22M0.223S" table:style-name="ce2">
            <text:p>22:0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969" table:style-name="ce1">
            <text:p>4969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3H21M57.273S" table:style-name="ce2">
            <text:p>21:5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934" table:style-name="ce1">
            <text:p>7934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3H22M0.293S" table:style-name="ce2">
            <text:p>22:00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927" table:style-name="ce1">
            <text:p>492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3H22M3.243S" table:style-name="ce2">
            <text:p>22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3H21M57.003S" table:style-name="ce2">
            <text:p>21:5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Success</text:p>
          </table:table-cell>
          <table:table-cell office:value-type="float" office:value="47997" table:style-name="ce1">
            <text:p>47997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3H22M0.293S" table:style-name="ce2">
            <text:p>22:00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956" table:style-name="ce1">
            <text:p>4956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3H21M57.693S" table:style-name="ce2">
            <text:p>21:5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561" table:style-name="ce1">
            <text:p>7561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3H21M54.853S" table:style-name="ce2">
            <text:p>21:54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408" table:style-name="ce1">
            <text:p>10408</text:p>
          </table:table-cell>
          <table:table-cell office:value-type="string" table:style-name="ce1">
            <text:p>Success</text:p>
          </table:table-cell>
          <table:table-cell office:value-type="float" office:value="45365" table:style-name="ce1">
            <text:p>45365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3H22M2.843S" table:style-name="ce2">
            <text:p>22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424" table:style-name="ce1">
            <text:p>2424</text:p>
          </table:table-cell>
          <table:table-cell office:value-type="string" table:style-name="ce1">
            <text:p>Success</text:p>
          </table:table-cell>
          <table:table-cell office:value-type="float" office:value="55170" table:style-name="ce1">
            <text:p>55170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3H22M0.423S" table:style-name="ce2">
            <text:p>22:0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63" table:style-name="ce1">
            <text:p>486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3H22M5.173S" table:style-name="ce2">
            <text:p>22:0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3H22M0.443S" table:style-name="ce2">
            <text:p>22:00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849" table:style-name="ce1">
            <text:p>484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3H22M5.173S" table:style-name="ce2">
            <text:p>22:0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3H22M1.363S" table:style-name="ce2">
            <text:p>22:0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926" table:style-name="ce1">
            <text:p>3926</text:p>
          </table:table-cell>
          <table:table-cell office:value-type="string" table:style-name="ce1">
            <text:p>Success</text:p>
          </table:table-cell>
          <table:table-cell office:value-type="float" office:value="47997" table:style-name="ce1">
            <text:p>47997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3H22M1.923S" table:style-name="ce2">
            <text:p>22:0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377" table:style-name="ce1">
            <text:p>3377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3H22M2.183S" table:style-name="ce2">
            <text:p>22:02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116" table:style-name="ce1">
            <text:p>3116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3H21M58.373S" table:style-name="ce2">
            <text:p>21:5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929" table:style-name="ce1">
            <text:p>6929</text:p>
          </table:table-cell>
          <table:table-cell office:value-type="string" table:style-name="ce1">
            <text:p>Success</text:p>
          </table:table-cell>
          <table:table-cell office:value-type="float" office:value="49181" table:style-name="ce1">
            <text:p>4918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3H22M1.403S" table:style-name="ce2">
            <text:p>22:0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905" table:style-name="ce1">
            <text:p>3905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3H22M5.293S" table:style-name="ce2">
            <text:p>22:0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3H22M5.293S" table:style-name="ce2">
            <text:p>22:0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3H22M5.323S" table:style-name="ce2">
            <text:p>22:0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3H22M5.323S" table:style-name="ce2">
            <text:p>22:0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3H22M5.283S" table:style-name="ce2">
            <text:p>22:05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3H22M5.293S" table:style-name="ce2">
            <text:p>22:05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3H22M5.213S" table:style-name="ce2">
            <text:p>22:05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3H22M5.343S" table:style-name="ce2">
            <text:p>22:05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3H22M5.333S" table:style-name="ce2">
            <text:p>22:05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3H22M5.383S" table:style-name="ce2">
            <text:p>22:0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778" table:style-name="ce1">
            <text:p>1778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3H22M5.193S" table:style-name="ce2">
            <text:p>22:0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76254" table:style-name="ce1">
            <text:p>76254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3H22M5.293S" table:style-name="ce2">
            <text:p>22:0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74327" table:style-name="ce1">
            <text:p>74327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3H22M5.193S" table:style-name="ce2">
            <text:p>22:0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76254" table:style-name="ce1">
            <text:p>76254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3H22M5.933S" table:style-name="ce2">
            <text:p>22:05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810" table:style-name="ce1">
            <text:p>810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3H22M5.263S" table:style-name="ce2">
            <text:p>22:0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3H22M5.223S" table:style-name="ce2">
            <text:p>22:0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3H22M5.913S" table:style-name="ce2">
            <text:p>22:0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3H22M5.943S" table:style-name="ce2">
            <text:p>22:0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3H22M6.253S" table:style-name="ce2">
            <text:p>22:0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3H22M6.253S" table:style-name="ce2">
            <text:p>22:0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3H22M6.323S" table:style-name="ce2">
            <text:p>22:0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3H22M6.293S" table:style-name="ce2">
            <text:p>22:0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3H22M6.334S" table:style-name="ce2">
            <text:p>22:0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3H22M6.333S" table:style-name="ce2">
            <text:p>22:0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3H22M6.343S" table:style-name="ce2">
            <text:p>22:0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3H22M5.263S" table:style-name="ce2">
            <text:p>22:05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72148" table:style-name="ce1">
            <text:p>72148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3H22M6.723S" table:style-name="ce2">
            <text:p>22:0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58" table:style-name="ce1">
            <text:p>858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3H22M5.303S" table:style-name="ce2">
            <text:p>22:0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3H22M5.243S" table:style-name="ce2">
            <text:p>22:0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Success</text:p>
          </table:table-cell>
          <table:table-cell office:value-type="float" office:value="72204" table:style-name="ce1">
            <text:p>72204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3H22M6.803S" table:style-name="ce2">
            <text:p>22:0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150" table:style-name="ce1">
            <text:p>2150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3H22M5.253S" table:style-name="ce2">
            <text:p>22:05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72016" table:style-name="ce1">
            <text:p>72016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3H22M6.823S" table:style-name="ce2">
            <text:p>22:0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58" table:style-name="ce1">
            <text:p>858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3H22M6.863S" table:style-name="ce2">
            <text:p>22:0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3H22M5.273S" table:style-name="ce2">
            <text:p>22:0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Success</text:p>
          </table:table-cell>
          <table:table-cell office:value-type="float" office:value="65780" table:style-name="ce1">
            <text:p>65780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3H22M7.143S" table:style-name="ce2">
            <text:p>22:07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3H22M7.153S" table:style-name="ce2">
            <text:p>22:0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54" table:style-name="ce1">
            <text:p>954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3H22M7.163S" table:style-name="ce2">
            <text:p>22:0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3H22M7.193S" table:style-name="ce2">
            <text:p>22:0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3H22M6.193S" table:style-name="ce2">
            <text:p>22:0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Success</text:p>
          </table:table-cell>
          <table:table-cell office:value-type="float" office:value="67954" table:style-name="ce1">
            <text:p>67954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3H22M7.493S" table:style-name="ce2">
            <text:p>22:0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3H22M0.563S" table:style-name="ce2">
            <text:p>22:0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948" table:style-name="ce1">
            <text:p>6948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3H22M5.983S" table:style-name="ce2">
            <text:p>22:0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3H22M3.233S" table:style-name="ce2">
            <text:p>22:0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418" table:style-name="ce1">
            <text:p>4418</text:p>
          </table:table-cell>
          <table:table-cell office:value-type="string" table:style-name="ce1">
            <text:p>Success</text:p>
          </table:table-cell>
          <table:table-cell office:value-type="float" office:value="52488" table:style-name="ce1">
            <text:p>52488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3H22M2.563S" table:style-name="ce2">
            <text:p>22:0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275" table:style-name="ce1">
            <text:p>5275</text:p>
          </table:table-cell>
          <table:table-cell office:value-type="string" table:style-name="ce1">
            <text:p>Success</text:p>
          </table:table-cell>
          <table:table-cell office:value-type="float" office:value="46161" table:style-name="ce1">
            <text:p>46161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3H22M5.303S" table:style-name="ce2">
            <text:p>22:0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3H22M0.583S" table:style-name="ce2">
            <text:p>22:00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263" table:style-name="ce1">
            <text:p>7263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3H22M5.313S" table:style-name="ce2">
            <text:p>22:0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3H22M4.363S" table:style-name="ce2">
            <text:p>22:0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3H22M7.853S" table:style-name="ce2">
            <text:p>22:0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3H22M7.863S" table:style-name="ce2">
            <text:p>22:0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3H22M7.893S" table:style-name="ce2">
            <text:p>22:0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3H22M5.303S" table:style-name="ce2">
            <text:p>22:05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3H22M5.223S" table:style-name="ce2">
            <text:p>22:0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3H21M57.253S" table:style-name="ce2">
            <text:p>21:5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703" table:style-name="ce1">
            <text:p>10703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3H22M2.183S" table:style-name="ce2">
            <text:p>22:02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779" table:style-name="ce1">
            <text:p>5779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3H22M7.953S" table:style-name="ce2">
            <text:p>22:0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3H22M7.953S" table:style-name="ce2">
            <text:p>22:0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3H22M1.363S" table:style-name="ce2">
            <text:p>22:0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626" table:style-name="ce1">
            <text:p>6626</text:p>
          </table:table-cell>
          <table:table-cell office:value-type="string" table:style-name="ce1">
            <text:p>Success</text:p>
          </table:table-cell>
          <table:table-cell office:value-type="float" office:value="48872" table:style-name="ce1">
            <text:p>48872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3H22M7.933S" table:style-name="ce2">
            <text:p>22:0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3H22M0.273S" table:style-name="ce2">
            <text:p>22:00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734" table:style-name="ce1">
            <text:p>7734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3H22M1.323S" table:style-name="ce2">
            <text:p>22:01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685" table:style-name="ce1">
            <text:p>6685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3H22M1.353S" table:style-name="ce2">
            <text:p>22:0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64" table:style-name="ce1">
            <text:p>6664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3H22M7.973S" table:style-name="ce2">
            <text:p>22:0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3H22M7.993S" table:style-name="ce2">
            <text:p>22:0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3H22M7.933S" table:style-name="ce2">
            <text:p>22:0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3H22M7.983S" table:style-name="ce2">
            <text:p>22:0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3H22M8.023S" table:style-name="ce2">
            <text:p>22:0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3H22M7.913S" table:style-name="ce2">
            <text:p>22:0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3H22M5.433S" table:style-name="ce2">
            <text:p>22:0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3H22M7.963S" table:style-name="ce2">
            <text:p>22:0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3H22M8.063S" table:style-name="ce2">
            <text:p>22:08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778" table:style-name="ce1">
            <text:p>1778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3H22M7.183S" table:style-name="ce2">
            <text:p>22:0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56046" table:style-name="ce1">
            <text:p>56046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3H22M6.743S" table:style-name="ce2">
            <text:p>22:0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3H22M6.843S" table:style-name="ce2">
            <text:p>22:0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3H22M6.863S" table:style-name="ce2">
            <text:p>22:0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48875" table:style-name="ce1">
            <text:p>48875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3H22M8.053S" table:style-name="ce2">
            <text:p>22:08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55171" table:style-name="ce1">
            <text:p>5517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3H22M8.513S" table:style-name="ce2">
            <text:p>22:0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3H22M8.003S" table:style-name="ce2">
            <text:p>22:0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55169" table:style-name="ce1">
            <text:p>55169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3H22M8.023S" table:style-name="ce2">
            <text:p>22:0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55169" table:style-name="ce1">
            <text:p>55169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3H22M8.653S" table:style-name="ce2">
            <text:p>22:0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3H22M8.643S" table:style-name="ce2">
            <text:p>22:0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3H22M4.403S" table:style-name="ce2">
            <text:p>22:0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804" table:style-name="ce1">
            <text:p>4804</text:p>
          </table:table-cell>
          <table:table-cell office:value-type="string" table:style-name="ce1">
            <text:p>Success</text:p>
          </table:table-cell>
          <table:table-cell office:value-type="float" office:value="15835" table:style-name="ce1">
            <text:p>15835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3H22M8.213S" table:style-name="ce2">
            <text:p>22:0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Success</text:p>
          </table:table-cell>
          <table:table-cell office:value-type="float" office:value="53049" table:style-name="ce1">
            <text:p>53049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3H22M9.473S" table:style-name="ce2">
            <text:p>22:0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3H22M9.203S" table:style-name="ce2">
            <text:p>22:0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3H22M7.513S" table:style-name="ce2">
            <text:p>22:0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059" table:style-name="ce1">
            <text:p>205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3H22M5.063S" table:style-name="ce2">
            <text:p>22:0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528" table:style-name="ce1">
            <text:p>452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3H22M5.043S" table:style-name="ce2">
            <text:p>22:05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545" table:style-name="ce1">
            <text:p>454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3H22M7.963S" table:style-name="ce2">
            <text:p>22:0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3H22M9.553S" table:style-name="ce2">
            <text:p>22:0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3H22M7.993S" table:style-name="ce2">
            <text:p>22:0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3H22M9.573S" table:style-name="ce2">
            <text:p>22:0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3H22M5.083S" table:style-name="ce2">
            <text:p>22:0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545" table:style-name="ce1">
            <text:p>454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3H22M9.593S" table:style-name="ce2">
            <text:p>22:0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3H22M4.403S" table:style-name="ce2">
            <text:p>22:0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242" table:style-name="ce1">
            <text:p>5242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3H22M5.063S" table:style-name="ce2">
            <text:p>22:05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577" table:style-name="ce1">
            <text:p>457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3H22M7.643S" table:style-name="ce2">
            <text:p>22:07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3H22M8.004S" table:style-name="ce2">
            <text:p>22:08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3H22M2.533S" table:style-name="ce2">
            <text:p>22:0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120" table:style-name="ce1">
            <text:p>7120</text:p>
          </table:table-cell>
          <table:table-cell office:value-type="string" table:style-name="ce1">
            <text:p>Success</text:p>
          </table:table-cell>
          <table:table-cell office:value-type="float" office:value="52488" table:style-name="ce1">
            <text:p>52488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3H22M8.223S" table:style-name="ce2">
            <text:p>22:0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3H22M8.183S" table:style-name="ce2">
            <text:p>22:0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3H22M9.623S" table:style-name="ce2">
            <text:p>22:09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3H22M9.643S" table:style-name="ce2">
            <text:p>22:0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3H22M8.173S" table:style-name="ce2">
            <text:p>22:08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3H22M9.633S" table:style-name="ce2">
            <text:p>22:0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3H22M9.633S" table:style-name="ce2">
            <text:p>22:0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3H22M9.643S" table:style-name="ce2">
            <text:p>22:0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3H22M9.633S" table:style-name="ce2">
            <text:p>22:0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3H22M9.633S" table:style-name="ce2">
            <text:p>22:09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3H22M9.653S" table:style-name="ce2">
            <text:p>22:09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3H22M9.623S" table:style-name="ce2">
            <text:p>22:0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3H22M9.653S" table:style-name="ce2">
            <text:p>22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3H22M9.683S" table:style-name="ce2">
            <text:p>22:0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3H22M9.643S" table:style-name="ce2">
            <text:p>22:09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3H22M9.693S" table:style-name="ce2">
            <text:p>22:09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3H22M9.673S" table:style-name="ce2">
            <text:p>22:0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3H22M9.693S" table:style-name="ce2">
            <text:p>22:0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3H22M9.703S" table:style-name="ce2">
            <text:p>22:0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3H22M9.673S" table:style-name="ce2">
            <text:p>22:0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3H22M9.693S" table:style-name="ce2">
            <text:p>22:09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3H22M9.683S" table:style-name="ce2">
            <text:p>22:09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3H22M9.693S" table:style-name="ce2">
            <text:p>22:0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3H22M9.703S" table:style-name="ce2">
            <text:p>22:0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3H22M9.703S" table:style-name="ce2">
            <text:p>22:0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3H22M9.713S" table:style-name="ce2">
            <text:p>22:09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3H22M9.653S" table:style-name="ce2">
            <text:p>22:09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3H22M9.703S" table:style-name="ce2">
            <text:p>22:0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3H22M9.683S" table:style-name="ce2">
            <text:p>22:0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3H22M9.733S" table:style-name="ce2">
            <text:p>22:0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3H22M9.733S" table:style-name="ce2">
            <text:p>22:0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3H22M9.653S" table:style-name="ce2">
            <text:p>22:0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3H22M9.733S" table:style-name="ce2">
            <text:p>22:09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3H22M9.733S" table:style-name="ce2">
            <text:p>22:0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3H22M9.673S" table:style-name="ce2">
            <text:p>22:09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3H22M9.673S" table:style-name="ce2">
            <text:p>22:0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3H22M9.753S" table:style-name="ce2">
            <text:p>22:0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3H22M9.733S" table:style-name="ce2">
            <text:p>22:0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3H22M9.763S" table:style-name="ce2">
            <text:p>22:0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3H22M9.753S" table:style-name="ce2">
            <text:p>22:0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3H22M8.673S" table:style-name="ce2">
            <text:p>22:0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3H22M9.753S" table:style-name="ce2">
            <text:p>22:0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3H22M8.673S" table:style-name="ce2">
            <text:p>22:08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3H22M9.493S" table:style-name="ce2">
            <text:p>22:0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3H22M8.163S" table:style-name="ce2">
            <text:p>22:08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55170" table:style-name="ce1">
            <text:p>55170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3H22M8.533S" table:style-name="ce2">
            <text:p>22:0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56049" table:style-name="ce1">
            <text:p>56049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3H22M7.653S" table:style-name="ce2">
            <text:p>22:07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3H22M9.823S" table:style-name="ce2">
            <text:p>22:0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5456" table:style-name="ce1">
            <text:p>25456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3H22M9.953S" table:style-name="ce2">
            <text:p>22:1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3H22M9.983S" table:style-name="ce2">
            <text:p>22:1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192" table:style-name="ce1">
            <text:p>1192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3H22M7.853S" table:style-name="ce2">
            <text:p>22:0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57" table:style-name="ce1">
            <text:p>215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3H22M10.013S" table:style-name="ce2">
            <text:p>22:1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3H22M9.983S" table:style-name="ce2">
            <text:p>22:1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3H22M10.033S" table:style-name="ce2">
            <text:p>22:1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3H22M10.043S" table:style-name="ce2">
            <text:p>22:1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3H22M10.033S" table:style-name="ce2">
            <text:p>22:1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3H22M10.053S" table:style-name="ce2">
            <text:p>22:10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3H22M10.053S" table:style-name="ce2">
            <text:p>22:10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3H22M7.833S" table:style-name="ce2">
            <text:p>22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3H22M7.503S" table:style-name="ce2">
            <text:p>22:0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3H22M10.143S" table:style-name="ce2">
            <text:p>22:1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3H22M10.013S" table:style-name="ce2">
            <text:p>22:1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56046" table:style-name="ce1">
            <text:p>56046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3H22M4.153S" table:style-name="ce2">
            <text:p>22:0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33" table:style-name="ce1">
            <text:p>6033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3H22M10.183S" table:style-name="ce2">
            <text:p>22:1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3H22M10.203S" table:style-name="ce2">
            <text:p>22:1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3H22M10.213S" table:style-name="ce2">
            <text:p>22:1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3H22M10.193S" table:style-name="ce2">
            <text:p>22:10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3H22M10.313S" table:style-name="ce2">
            <text:p>22:1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3H22M10.333S" table:style-name="ce2">
            <text:p>22:1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3H22M10.363S" table:style-name="ce2">
            <text:p>22:1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3H22M9.793S" table:style-name="ce2">
            <text:p>22:0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3H22M10.373S" table:style-name="ce2">
            <text:p>22:1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3H22M10.383S" table:style-name="ce2">
            <text:p>22:1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3H22M10.393S" table:style-name="ce2">
            <text:p>22:1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3H22M9.803S" table:style-name="ce2">
            <text:p>22:0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3H22M10.473S" table:style-name="ce2">
            <text:p>22:1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3H22M9.823S" table:style-name="ce2">
            <text:p>22:09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3H22M10.193S" table:style-name="ce2">
            <text:p>22:10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3H22M9.823S" table:style-name="ce2">
            <text:p>22:0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3H22M10.513S" table:style-name="ce2">
            <text:p>22:1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3H22M10.523S" table:style-name="ce2">
            <text:p>22:10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3H22M10.493S" table:style-name="ce2">
            <text:p>22:1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3H22M10.533S" table:style-name="ce2">
            <text:p>22:1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3H22M9.653S" table:style-name="ce2">
            <text:p>22:09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3H22M10.533S" table:style-name="ce2">
            <text:p>22:1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3H22M10.173S" table:style-name="ce2">
            <text:p>22:1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3H22M10.543S" table:style-name="ce2">
            <text:p>22:1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3H22M10.543S" table:style-name="ce2">
            <text:p>22:10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3H22M10.543S" table:style-name="ce2">
            <text:p>22:10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3H22M10.563S" table:style-name="ce2">
            <text:p>22:1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3H22M10.563S" table:style-name="ce2">
            <text:p>22:1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3H22M10.583S" table:style-name="ce2">
            <text:p>22:1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3H22M10.593S" table:style-name="ce2">
            <text:p>22:1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3H22M10.593S" table:style-name="ce2">
            <text:p>22:1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3H22M10.603S" table:style-name="ce2">
            <text:p>22:1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3H22M10.603S" table:style-name="ce2">
            <text:p>22:1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23T10:20:58Z</dc:date>
  </office:meta>
</office:document-meta>
</file>